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6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10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19" style:family="table-cell" style:parent-style-name="Excel_20_Built-in_20_Normal">
      <style:text-properties fo:color="#000000"/>
    </style:style>
    <style:style style:name="ce12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ext-properties fo:color="#ffffff"/>
    </style:style>
    <style:style style:name="ce20" style:family="table-cell" style:parent-style-name="Default">
      <style:text-properties fo:color="#000000"/>
    </style:style>
    <style:style style:name="ce13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3rd order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54" table:default-cell-style-name="Excel_20_Built-in_20_Normal"/>
        <table:table-column table:style-name="co3" table:number-columns-repeated="96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easurements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converted</text:p>
          </table:table-cell>
          <table:covered-table-cell table:number-columns-repeated="4" table:style-name="ce2"/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2"/>
          <table:table-cell table:style-name="ce1" office:value-type="string" calcext:value-type="string" table:number-columns-spanned="2" table:number-rows-spanned="1">
            <text:p>even mod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odd mode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2" table:number-rows-spanned="1">
            <text:p>even mod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odd mode</text:p>
          </table:table-cell>
          <table:covered-table-cell table:style-name="ce2"/>
          <table:table-cell table:style-name="ce12" table:number-columns-repeated="1014"/>
        </table:table-row>
        <table:table-row table:style-name="ro1">
          <table:table-cell table:style-name="ce2" office:value-type="string" calcext:value-type="string">
            <text:p>frequency, GHz</text:p>
          </table:table-cell>
          <table:table-cell table:style-name="ce2" office:value-type="string" calcext:value-type="string">
            <text:p>beta/ko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beta/ko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frequency, GHz</text:p>
          </table:table-cell>
          <table:table-cell table:style-name="ce2" office:value-type="string" calcext:value-type="string">
            <text:p>Olyslager beta,e/ko</text:p>
          </table:table-cell>
          <table:table-cell table:style-name="ce2" office:value-type="string" calcext:value-type="string">
            <text:p>Solyslager Zoe</text:p>
          </table:table-cell>
          <table:table-cell table:style-name="ce2" office:value-type="string" calcext:value-type="string">
            <text:p>Olyslager beta,o/ko</text:p>
          </table:table-cell>
          <table:table-cell table:style-name="ce2" office:value-type="string" calcext:value-type="string">
            <text:p>Olyslager Zoo</text:p>
          </table:table-cell>
          <table:table-cell table:style-name="ce12" table:number-columns-repeated="101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5.68" calcext:value-type="float">
            <text:p>5.68</text:p>
          </table:table-cell>
          <table:table-cell table:style-name="ce17" office:value-type="float" office:value="2.66" calcext:value-type="float">
            <text:p>2.66</text:p>
          </table:table-cell>
          <table:table-cell table:style-name="ce17" office:value-type="float" office:value="1.07" calcext:value-type="float">
            <text:p>1.07</text:p>
          </table:table-cell>
          <table:table-cell table:style-name="ce17" office:value-type="float" office:value="0.36" calcext:value-type="float">
            <text:p>0.36</text:p>
          </table:table-cell>
          <table:table-cell table:style-name="ce18" table:formula="of:=[.A4]/14.31*100" office:value-type="float" office:value="0" calcext:value-type="float">
            <text:p>0.00</text:p>
          </table:table-cell>
          <table:table-cell table:style-name="ce18" table:formula="of:=2.2+[.B4]/14.4" office:value-type="float" office:value="2.59444444444444" calcext:value-type="float">
            <text:p>2.59</text:p>
          </table:table-cell>
          <table:table-cell table:style-name="ce18" table:formula="of:=(30-0.09)+[.C4]/14.46*45.09" office:value-type="float" office:value="38.2045643153527" calcext:value-type="float">
            <text:p>38.20</text:p>
          </table:table-cell>
          <table:table-cell table:style-name="ce18" table:formula="of:=2.2+[.D4]/14.4" office:value-type="float" office:value="2.27430555555556" calcext:value-type="float">
            <text:p>2.27</text:p>
          </table:table-cell>
          <table:table-cell table:style-name="ce18" table:formula="of:=(30-0.09)+[.E4]/14.46*45.09" office:value-type="float" office:value="31.0325726141079" calcext:value-type="float">
            <text:p>31.03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0.57" calcext:value-type="float">
            <text:p>0.57</text:p>
          </table:table-cell>
          <table:table-cell table:style-name="ce17" office:value-type="float" office:value="6.35" calcext:value-type="float">
            <text:p>6.35</text:p>
          </table:table-cell>
          <table:table-cell table:style-name="ce17" office:value-type="float" office:value="2.75" calcext:value-type="float">
            <text:p>2.75</text:p>
          </table:table-cell>
          <table:table-cell table:style-name="ce17" office:value-type="float" office:value="1.35" calcext:value-type="float">
            <text:p>1.35</text:p>
          </table:table-cell>
          <table:table-cell table:style-name="ce17" office:value-type="float" office:value="0.36" calcext:value-type="float">
            <text:p>0.36</text:p>
          </table:table-cell>
          <table:table-cell table:style-name="ce18" table:formula="of:=[.A5]/14.31*100" office:value-type="float" office:value="3.9832285115304" calcext:value-type="float">
            <text:p>3.98</text:p>
          </table:table-cell>
          <table:table-cell table:style-name="ce18" table:formula="of:=2.2+[.B5]/14.4" office:value-type="float" office:value="2.64097222222222" calcext:value-type="float">
            <text:p>2.64</text:p>
          </table:table-cell>
          <table:table-cell table:style-name="ce18" table:formula="of:=(30-0.09)+[.C5]/14.46*45.09" office:value-type="float" office:value="38.4852074688797" calcext:value-type="float">
            <text:p>38.49</text:p>
          </table:table-cell>
          <table:table-cell table:style-name="ce18" table:formula="of:=2.2+[.D5]/14.4" office:value-type="float" office:value="2.29375" calcext:value-type="float">
            <text:p>2.29</text:p>
          </table:table-cell>
          <table:table-cell table:style-name="ce18" table:formula="of:=(30-0.09)+[.E5]/14.46*45.09" office:value-type="float" office:value="31.0325726141079" calcext:value-type="float">
            <text:p>31.03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.12" calcext:value-type="float">
            <text:p>1.12</text:p>
          </table:table-cell>
          <table:table-cell table:style-name="ce17" office:value-type="float" office:value="7.09" calcext:value-type="float">
            <text:p>7.09</text:p>
          </table:table-cell>
          <table:table-cell table:style-name="ce17" office:value-type="float" office:value="2.91" calcext:value-type="float">
            <text:p>2.91</text:p>
          </table:table-cell>
          <table:table-cell table:style-name="ce17" office:value-type="float" office:value="1.97" calcext:value-type="float">
            <text:p>1.97</text:p>
          </table:table-cell>
          <table:table-cell table:style-name="ce17" office:value-type="float" office:value="0.38" calcext:value-type="float">
            <text:p>0.38</text:p>
          </table:table-cell>
          <table:table-cell table:style-name="ce18" table:formula="of:=[.A6]/14.31*100" office:value-type="float" office:value="7.82669461914745" calcext:value-type="float">
            <text:p>7.83</text:p>
          </table:table-cell>
          <table:table-cell table:style-name="ce18" table:formula="of:=2.2+[.B6]/14.4" office:value-type="float" office:value="2.69236111111111" calcext:value-type="float">
            <text:p>2.69</text:p>
          </table:table-cell>
          <table:table-cell table:style-name="ce18" table:formula="of:=(30-0.09)+[.C6]/14.46*45.09" office:value-type="float" office:value="38.9841286307054" calcext:value-type="float">
            <text:p>38.98</text:p>
          </table:table-cell>
          <table:table-cell table:style-name="ce18" table:formula="of:=2.2+[.D6]/14.4" office:value-type="float" office:value="2.33680555555556" calcext:value-type="float">
            <text:p>2.34</text:p>
          </table:table-cell>
          <table:table-cell table:style-name="ce18" table:formula="of:=(30-0.09)+[.E6]/14.46*45.09" office:value-type="float" office:value="31.0949377593361" calcext:value-type="float">
            <text:p>31.09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.72" calcext:value-type="float">
            <text:p>1.72</text:p>
          </table:table-cell>
          <table:table-cell table:style-name="ce17" office:value-type="float" office:value="7.85" calcext:value-type="float">
            <text:p>7.85</text:p>
          </table:table-cell>
          <table:table-cell table:style-name="ce17" office:value-type="float" office:value="3.2" calcext:value-type="float">
            <text:p>3.2</text:p>
          </table:table-cell>
          <table:table-cell table:style-name="ce17" office:value-type="float" office:value="2.93" calcext:value-type="float">
            <text:p>2.93</text:p>
          </table:table-cell>
          <table:table-cell table:style-name="ce17" office:value-type="float" office:value="0.42" calcext:value-type="float">
            <text:p>0.42</text:p>
          </table:table-cell>
          <table:table-cell table:style-name="ce18" table:formula="of:=[.A7]/14.31*100" office:value-type="float" office:value="12.0195667365479" calcext:value-type="float">
            <text:p>12.02</text:p>
          </table:table-cell>
          <table:table-cell table:style-name="ce18" table:formula="of:=2.2+[.B7]/14.4" office:value-type="float" office:value="2.74513888888889" calcext:value-type="float">
            <text:p>2.75</text:p>
          </table:table-cell>
          <table:table-cell table:style-name="ce18" table:formula="of:=(30-0.09)+[.C7]/14.46*45.09" office:value-type="float" office:value="39.8884232365145" calcext:value-type="float">
            <text:p>39.89</text:p>
          </table:table-cell>
          <table:table-cell table:style-name="ce18" table:formula="of:=2.2+[.D7]/14.4" office:value-type="float" office:value="2.40347222222222" calcext:value-type="float">
            <text:p>2.40</text:p>
          </table:table-cell>
          <table:table-cell table:style-name="ce18" table:formula="of:=(30-0.09)+[.E7]/14.46*45.09" office:value-type="float" office:value="31.2196680497925" calcext:value-type="float">
            <text:p>31.22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2.29" calcext:value-type="float">
            <text:p>2.29</text:p>
          </table:table-cell>
          <table:table-cell table:style-name="ce17" office:value-type="float" office:value="8.44" calcext:value-type="float">
            <text:p>8.44</text:p>
          </table:table-cell>
          <table:table-cell table:style-name="ce17" office:value-type="float" office:value="3.65" calcext:value-type="float">
            <text:p>3.65</text:p>
          </table:table-cell>
          <table:table-cell table:style-name="ce17" office:value-type="float" office:value="3.97" calcext:value-type="float">
            <text:p>3.97</text:p>
          </table:table-cell>
          <table:table-cell table:style-name="ce17" office:value-type="float" office:value="0.64" calcext:value-type="float">
            <text:p>0.64</text:p>
          </table:table-cell>
          <table:table-cell table:style-name="ce18" table:formula="of:=[.A8]/14.31*100" office:value-type="float" office:value="16.0027952480783" calcext:value-type="float">
            <text:p>16.00</text:p>
          </table:table-cell>
          <table:table-cell table:style-name="ce18" table:formula="of:=2.2+[.B8]/14.4" office:value-type="float" office:value="2.78611111111111" calcext:value-type="float">
            <text:p>2.79</text:p>
          </table:table-cell>
          <table:table-cell table:style-name="ce18" table:formula="of:=(30-0.09)+[.C8]/14.46*45.09" office:value-type="float" office:value="41.2916390041494" calcext:value-type="float">
            <text:p>41.29</text:p>
          </table:table-cell>
          <table:table-cell table:style-name="ce18" table:formula="of:=2.2+[.D8]/14.4" office:value-type="float" office:value="2.47569444444444" calcext:value-type="float">
            <text:p>2.48</text:p>
          </table:table-cell>
          <table:table-cell table:style-name="ce18" table:formula="of:=(30-0.09)+[.E8]/14.46*45.09" office:value-type="float" office:value="31.9056846473029" calcext:value-type="float">
            <text:p>31.91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2.87" calcext:value-type="float">
            <text:p>2.87</text:p>
          </table:table-cell>
          <table:table-cell table:style-name="ce17" office:value-type="float" office:value="8.93" calcext:value-type="float">
            <text:p>8.93</text:p>
          </table:table-cell>
          <table:table-cell table:style-name="ce17" office:value-type="float" office:value="4.09" calcext:value-type="float">
            <text:p>4.09</text:p>
          </table:table-cell>
          <table:table-cell table:style-name="ce17" office:value-type="float" office:value="4.99" calcext:value-type="float">
            <text:p>4.99</text:p>
          </table:table-cell>
          <table:table-cell table:style-name="ce17" office:value-type="float" office:value="1.03" calcext:value-type="float">
            <text:p>1.03</text:p>
          </table:table-cell>
          <table:table-cell table:style-name="ce18" table:formula="of:=[.A9]/14.31*100" office:value-type="float" office:value="20.0559049615653" calcext:value-type="float">
            <text:p>20.06</text:p>
          </table:table-cell>
          <table:table-cell table:style-name="ce18" table:formula="of:=2.2+[.B9]/14.4" office:value-type="float" office:value="2.82013888888889" calcext:value-type="float">
            <text:p>2.82</text:p>
          </table:table-cell>
          <table:table-cell table:style-name="ce18" table:formula="of:=(30-0.09)+[.C9]/14.46*45.09" office:value-type="float" office:value="42.6636721991701" calcext:value-type="float">
            <text:p>42.66</text:p>
          </table:table-cell>
          <table:table-cell table:style-name="ce18" table:formula="of:=2.2+[.D9]/14.4" office:value-type="float" office:value="2.54652777777778" calcext:value-type="float">
            <text:p>2.55</text:p>
          </table:table-cell>
          <table:table-cell table:style-name="ce18" table:formula="of:=(30-0.09)+[.E9]/14.46*45.09" office:value-type="float" office:value="33.1218049792531" calcext:value-type="float">
            <text:p>33.12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3.44" calcext:value-type="float">
            <text:p>3.44</text:p>
          </table:table-cell>
          <table:table-cell table:style-name="ce17" office:value-type="float" office:value="9.31" calcext:value-type="float">
            <text:p>9.31</text:p>
          </table:table-cell>
          <table:table-cell table:style-name="ce17" office:value-type="float" office:value="4.56" calcext:value-type="float">
            <text:p>4.56</text:p>
          </table:table-cell>
          <table:table-cell table:style-name="ce17" office:value-type="float" office:value="5.98" calcext:value-type="float">
            <text:p>5.98</text:p>
          </table:table-cell>
          <table:table-cell table:style-name="ce17" office:value-type="float" office:value="1.58" calcext:value-type="float">
            <text:p>1.58</text:p>
          </table:table-cell>
          <table:table-cell table:style-name="ce18" table:formula="of:=[.A10]/14.31*100" office:value-type="float" office:value="24.0391334730957" calcext:value-type="float">
            <text:p>24.04</text:p>
          </table:table-cell>
          <table:table-cell table:style-name="ce18" table:formula="of:=2.2+[.B10]/14.4" office:value-type="float" office:value="2.84652777777778" calcext:value-type="float">
            <text:p>2.85</text:p>
          </table:table-cell>
          <table:table-cell table:style-name="ce18" table:formula="of:=(30-0.09)+[.C10]/14.46*45.09" office:value-type="float" office:value="44.1292531120332" calcext:value-type="float">
            <text:p>44.13</text:p>
          </table:table-cell>
          <table:table-cell table:style-name="ce18" table:formula="of:=2.2+[.D10]/14.4" office:value-type="float" office:value="2.61527777777778" calcext:value-type="float">
            <text:p>2.62</text:p>
          </table:table-cell>
          <table:table-cell table:style-name="ce18" table:formula="of:=(30-0.09)+[.E10]/14.46*45.09" office:value-type="float" office:value="34.836846473029" calcext:value-type="float">
            <text:p>34.84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4.02" calcext:value-type="float">
            <text:p>4.02</text:p>
          </table:table-cell>
          <table:table-cell table:style-name="ce17" office:value-type="float" office:value="9.68" calcext:value-type="float">
            <text:p>9.68</text:p>
          </table:table-cell>
          <table:table-cell table:style-name="ce17" office:value-type="float" office:value="5.07" calcext:value-type="float">
            <text:p>5.07</text:p>
          </table:table-cell>
          <table:table-cell table:style-name="ce17" office:value-type="float" office:value="6.9" calcext:value-type="float">
            <text:p>6.9</text:p>
          </table:table-cell>
          <table:table-cell table:style-name="ce17" office:value-type="float" office:value="2.21" calcext:value-type="float">
            <text:p>2.21</text:p>
          </table:table-cell>
          <table:table-cell table:style-name="ce18" table:formula="of:=[.A11]/14.31*100" office:value-type="float" office:value="28.0922431865828" calcext:value-type="float">
            <text:p>28.09</text:p>
          </table:table-cell>
          <table:table-cell table:style-name="ce18" table:formula="of:=2.2+[.B11]/14.4" office:value-type="float" office:value="2.87222222222222" calcext:value-type="float">
            <text:p>2.87</text:p>
          </table:table-cell>
          <table:table-cell table:style-name="ce18" table:formula="of:=(30-0.09)+[.C11]/14.46*45.09" office:value-type="float" office:value="45.7195643153527" calcext:value-type="float">
            <text:p>45.72</text:p>
          </table:table-cell>
          <table:table-cell table:style-name="ce18" table:formula="of:=2.2+[.D11]/14.4" office:value-type="float" office:value="2.67916666666667" calcext:value-type="float">
            <text:p>2.68</text:p>
          </table:table-cell>
          <table:table-cell table:style-name="ce18" table:formula="of:=(30-0.09)+[.E11]/14.46*45.09" office:value-type="float" office:value="36.8013485477178" calcext:value-type="float">
            <text:p>36.8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4.58" calcext:value-type="float">
            <text:p>4.58</text:p>
          </table:table-cell>
          <table:table-cell table:style-name="ce17" office:value-type="float" office:value="9.99" calcext:value-type="float">
            <text:p>9.99</text:p>
          </table:table-cell>
          <table:table-cell table:style-name="ce17" office:value-type="float" office:value="5.58" calcext:value-type="float">
            <text:p>5.58</text:p>
          </table:table-cell>
          <table:table-cell table:style-name="ce17" office:value-type="float" office:value="7.62" calcext:value-type="float">
            <text:p>7.62</text:p>
          </table:table-cell>
          <table:table-cell table:style-name="ce17" office:value-type="float" office:value="2.91" calcext:value-type="float">
            <text:p>2.91</text:p>
          </table:table-cell>
          <table:table-cell table:style-name="ce18" table:formula="of:=[.A12]/14.31*100" office:value-type="float" office:value="32.0055904961565" calcext:value-type="float">
            <text:p>32.01</text:p>
          </table:table-cell>
          <table:table-cell table:style-name="ce18" table:formula="of:=2.2+[.B12]/14.4" office:value-type="float" office:value="2.89375" calcext:value-type="float">
            <text:p>2.89</text:p>
          </table:table-cell>
          <table:table-cell table:style-name="ce18" table:formula="of:=(30-0.09)+[.C12]/14.46*45.09" office:value-type="float" office:value="47.3098755186722" calcext:value-type="float">
            <text:p>47.31</text:p>
          </table:table-cell>
          <table:table-cell table:style-name="ce18" table:formula="of:=2.2+[.D12]/14.4" office:value-type="float" office:value="2.72916666666667" calcext:value-type="float">
            <text:p>2.73</text:p>
          </table:table-cell>
          <table:table-cell table:style-name="ce18" table:formula="of:=(30-0.09)+[.E12]/14.46*45.09" office:value-type="float" office:value="38.9841286307054" calcext:value-type="float">
            <text:p>38.9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5.15" calcext:value-type="float">
            <text:p>5.15</text:p>
          </table:table-cell>
          <table:table-cell table:style-name="ce17" office:value-type="float" office:value="10.29" calcext:value-type="float">
            <text:p>10.29</text:p>
          </table:table-cell>
          <table:table-cell table:style-name="ce17" office:value-type="float" office:value="6.14" calcext:value-type="float">
            <text:p>6.14</text:p>
          </table:table-cell>
          <table:table-cell table:style-name="ce17" office:value-type="float" office:value="8.32" calcext:value-type="float">
            <text:p>8.32</text:p>
          </table:table-cell>
          <table:table-cell table:style-name="ce17" office:value-type="float" office:value="3.62" calcext:value-type="float">
            <text:p>3.62</text:p>
          </table:table-cell>
          <table:table-cell table:style-name="ce18" table:formula="of:=[.A13]/14.31*100" office:value-type="float" office:value="35.9888190076869" calcext:value-type="float">
            <text:p>35.99</text:p>
          </table:table-cell>
          <table:table-cell table:style-name="ce18" table:formula="of:=2.2+[.B13]/14.4" office:value-type="float" office:value="2.91458333333333" calcext:value-type="float">
            <text:p>2.91</text:p>
          </table:table-cell>
          <table:table-cell table:style-name="ce18" table:formula="of:=(30-0.09)+[.C13]/14.46*45.09" office:value-type="float" office:value="49.0560995850622" calcext:value-type="float">
            <text:p>49.06</text:p>
          </table:table-cell>
          <table:table-cell table:style-name="ce18" table:formula="of:=2.2+[.D13]/14.4" office:value-type="float" office:value="2.77777777777778" calcext:value-type="float">
            <text:p>2.78</text:p>
          </table:table-cell>
          <table:table-cell table:style-name="ce18" table:formula="of:=(30-0.09)+[.E13]/14.46*45.09" office:value-type="float" office:value="41.1980912863071" calcext:value-type="float">
            <text:p>41.2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5.74" calcext:value-type="float">
            <text:p>5.74</text:p>
          </table:table-cell>
          <table:table-cell table:style-name="ce17" office:value-type="float" office:value="10.58" calcext:value-type="float">
            <text:p>10.58</text:p>
          </table:table-cell>
          <table:table-cell table:style-name="ce17" office:value-type="float" office:value="6.7" calcext:value-type="float">
            <text:p>6.7</text:p>
          </table:table-cell>
          <table:table-cell table:style-name="ce17" office:value-type="float" office:value="8.91" calcext:value-type="float">
            <text:p>8.91</text:p>
          </table:table-cell>
          <table:table-cell table:style-name="ce17" office:value-type="float" office:value="4.33" calcext:value-type="float">
            <text:p>4.33</text:p>
          </table:table-cell>
          <table:table-cell table:style-name="ce18" table:formula="of:=[.A14]/14.31*100" office:value-type="float" office:value="40.1118099231307" calcext:value-type="float">
            <text:p>40.11</text:p>
          </table:table-cell>
          <table:table-cell table:style-name="ce18" table:formula="of:=2.2+[.B14]/14.4" office:value-type="float" office:value="2.93472222222222" calcext:value-type="float">
            <text:p>2.93</text:p>
          </table:table-cell>
          <table:table-cell table:style-name="ce18" table:formula="of:=(30-0.09)+[.C14]/14.46*45.09" office:value-type="float" office:value="50.8023236514523" calcext:value-type="float">
            <text:p>50.80</text:p>
          </table:table-cell>
          <table:table-cell table:style-name="ce18" table:formula="of:=2.2+[.D14]/14.4" office:value-type="float" office:value="2.81875" calcext:value-type="float">
            <text:p>2.82</text:p>
          </table:table-cell>
          <table:table-cell table:style-name="ce18" table:formula="of:=(30-0.09)+[.E14]/14.46*45.09" office:value-type="float" office:value="43.4120539419087" calcext:value-type="float">
            <text:p>43.41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6.3" calcext:value-type="float">
            <text:p>6.3</text:p>
          </table:table-cell>
          <table:table-cell table:style-name="ce17" office:value-type="float" office:value="10.8" calcext:value-type="float">
            <text:p>10.8</text:p>
          </table:table-cell>
          <table:table-cell table:style-name="ce17" office:value-type="float" office:value="7.22" calcext:value-type="float">
            <text:p>7.22</text:p>
          </table:table-cell>
          <table:table-cell table:style-name="ce17" office:value-type="float" office:value="9.36" calcext:value-type="float">
            <text:p>9.36</text:p>
          </table:table-cell>
          <table:table-cell table:style-name="ce17" office:value-type="float" office:value="5" calcext:value-type="float">
            <text:p>5</text:p>
          </table:table-cell>
          <table:table-cell table:style-name="ce18" table:formula="of:=[.A15]/14.31*100" office:value-type="float" office:value="44.0251572327044" calcext:value-type="float">
            <text:p>44.03</text:p>
          </table:table-cell>
          <table:table-cell table:style-name="ce18" table:formula="of:=2.2+[.B15]/14.4" office:value-type="float" office:value="2.95" calcext:value-type="float">
            <text:p>2.95</text:p>
          </table:table-cell>
          <table:table-cell table:style-name="ce18" table:formula="of:=(30-0.09)+[.C15]/14.46*45.09" office:value-type="float" office:value="52.4238174273859" calcext:value-type="float">
            <text:p>52.42</text:p>
          </table:table-cell>
          <table:table-cell table:style-name="ce18" table:formula="of:=2.2+[.D15]/14.4" office:value-type="float" office:value="2.85" calcext:value-type="float">
            <text:p>2.85</text:p>
          </table:table-cell>
          <table:table-cell table:style-name="ce18" table:formula="of:=(30-0.09)+[.E15]/14.46*45.09" office:value-type="float" office:value="45.5012863070539" calcext:value-type="float">
            <text:p>45.5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6.89" calcext:value-type="float">
            <text:p>6.89</text:p>
          </table:table-cell>
          <table:table-cell table:style-name="ce17" office:value-type="float" office:value="10.99" calcext:value-type="float">
            <text:p>10.99</text:p>
          </table:table-cell>
          <table:table-cell table:style-name="ce17" office:value-type="float" office:value="7.77" calcext:value-type="float">
            <text:p>7.77</text:p>
          </table:table-cell>
          <table:table-cell table:style-name="ce17" office:value-type="float" office:value="9.81" calcext:value-type="float">
            <text:p>9.81</text:p>
          </table:table-cell>
          <table:table-cell table:style-name="ce17" office:value-type="float" office:value="5.66" calcext:value-type="float">
            <text:p>5.66</text:p>
          </table:table-cell>
          <table:table-cell table:style-name="ce18" table:formula="of:=[.A16]/14.31*100" office:value-type="float" office:value="48.1481481481482" calcext:value-type="float">
            <text:p>48.15</text:p>
          </table:table-cell>
          <table:table-cell table:style-name="ce18" table:formula="of:=2.2+[.B16]/14.4" office:value-type="float" office:value="2.96319444444444" calcext:value-type="float">
            <text:p>2.96</text:p>
          </table:table-cell>
          <table:table-cell table:style-name="ce18" table:formula="of:=(30-0.09)+[.C16]/14.46*45.09" office:value-type="float" office:value="54.1388589211618" calcext:value-type="float">
            <text:p>54.14</text:p>
          </table:table-cell>
          <table:table-cell table:style-name="ce18" table:formula="of:=2.2+[.D16]/14.4" office:value-type="float" office:value="2.88125" calcext:value-type="float">
            <text:p>2.88</text:p>
          </table:table-cell>
          <table:table-cell table:style-name="ce18" table:formula="of:=(30-0.09)+[.E16]/14.46*45.09" office:value-type="float" office:value="47.5593360995851" calcext:value-type="float">
            <text:p>47.56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7.44" calcext:value-type="float">
            <text:p>7.44</text:p>
          </table:table-cell>
          <table:table-cell table:style-name="ce17" office:value-type="float" office:value="11.18" calcext:value-type="float">
            <text:p>11.18</text:p>
          </table:table-cell>
          <table:table-cell table:style-name="ce17" office:value-type="float" office:value="8.33" calcext:value-type="float">
            <text:p>8.33</text:p>
          </table:table-cell>
          <table:table-cell table:style-name="ce17" office:value-type="float" office:value="10.14" calcext:value-type="float">
            <text:p>10.14</text:p>
          </table:table-cell>
          <table:table-cell table:style-name="ce17" office:value-type="float" office:value="6.27" calcext:value-type="float">
            <text:p>6.27</text:p>
          </table:table-cell>
          <table:table-cell table:style-name="ce18" table:formula="of:=[.A17]/14.31*100" office:value-type="float" office:value="51.9916142557652" calcext:value-type="float">
            <text:p>51.99</text:p>
          </table:table-cell>
          <table:table-cell table:style-name="ce18" table:formula="of:=2.2+[.B17]/14.4" office:value-type="float" office:value="2.97638888888889" calcext:value-type="float">
            <text:p>2.98</text:p>
          </table:table-cell>
          <table:table-cell table:style-name="ce18" table:formula="of:=(30-0.09)+[.C17]/14.46*45.09" office:value-type="float" office:value="55.8850829875519" calcext:value-type="float">
            <text:p>55.89</text:p>
          </table:table-cell>
          <table:table-cell table:style-name="ce18" table:formula="of:=2.2+[.D17]/14.4" office:value-type="float" office:value="2.90416666666667" calcext:value-type="float">
            <text:p>2.90</text:p>
          </table:table-cell>
          <table:table-cell table:style-name="ce18" table:formula="of:=(30-0.09)+[.E17]/14.46*45.09" office:value-type="float" office:value="49.4614730290456" calcext:value-type="float">
            <text:p>49.46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8.04" calcext:value-type="float">
            <text:p>8.04</text:p>
          </table:table-cell>
          <table:table-cell table:style-name="ce17" office:value-type="float" office:value="11.34" calcext:value-type="float">
            <text:p>11.34</text:p>
          </table:table-cell>
          <table:table-cell table:style-name="ce17" office:value-type="float" office:value="8.9" calcext:value-type="float">
            <text:p>8.9</text:p>
          </table:table-cell>
          <table:table-cell table:style-name="ce17" office:value-type="float" office:value="10.45" calcext:value-type="float">
            <text:p>10.45</text:p>
          </table:table-cell>
          <table:table-cell table:style-name="ce17" office:value-type="float" office:value="6.91" calcext:value-type="float">
            <text:p>6.91</text:p>
          </table:table-cell>
          <table:table-cell table:style-name="ce18" table:formula="of:=[.A18]/14.31*100" office:value-type="float" office:value="56.1844863731656" calcext:value-type="float">
            <text:p>56.18</text:p>
          </table:table-cell>
          <table:table-cell table:style-name="ce18" table:formula="of:=2.2+[.B18]/14.4" office:value-type="float" office:value="2.9875" calcext:value-type="float">
            <text:p>2.99</text:p>
          </table:table-cell>
          <table:table-cell table:style-name="ce18" table:formula="of:=(30-0.09)+[.C18]/14.46*45.09" office:value-type="float" office:value="57.662489626556" calcext:value-type="float">
            <text:p>57.66</text:p>
          </table:table-cell>
          <table:table-cell table:style-name="ce18" table:formula="of:=2.2+[.D18]/14.4" office:value-type="float" office:value="2.92569444444444" calcext:value-type="float">
            <text:p>2.93</text:p>
          </table:table-cell>
          <table:table-cell table:style-name="ce18" table:formula="of:=(30-0.09)+[.E18]/14.46*45.09" office:value-type="float" office:value="51.4571576763485" calcext:value-type="float">
            <text:p>51.46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8.62" calcext:value-type="float">
            <text:p>8.62</text:p>
          </table:table-cell>
          <table:table-cell table:style-name="ce17" office:value-type="float" office:value="11.49" calcext:value-type="float">
            <text:p>11.49</text:p>
          </table:table-cell>
          <table:table-cell table:style-name="ce17" office:value-type="float" office:value="9.45" calcext:value-type="float">
            <text:p>9.45</text:p>
          </table:table-cell>
          <table:table-cell table:style-name="ce17" office:value-type="float" office:value="10.72" calcext:value-type="float">
            <text:p>10.72</text:p>
          </table:table-cell>
          <table:table-cell table:style-name="ce17" office:value-type="float" office:value="7.51" calcext:value-type="float">
            <text:p>7.51</text:p>
          </table:table-cell>
          <table:table-cell table:style-name="ce18" table:formula="of:=[.A19]/14.31*100" office:value-type="float" office:value="60.2375960866527" calcext:value-type="float">
            <text:p>60.24</text:p>
          </table:table-cell>
          <table:table-cell table:style-name="ce18" table:formula="of:=2.2+[.B19]/14.4" office:value-type="float" office:value="2.99791666666667" calcext:value-type="float">
            <text:p>3.00</text:p>
          </table:table-cell>
          <table:table-cell table:style-name="ce18" table:formula="of:=(30-0.09)+[.C19]/14.46*45.09" office:value-type="float" office:value="59.377531120332" calcext:value-type="float">
            <text:p>59.38</text:p>
          </table:table-cell>
          <table:table-cell table:style-name="ce18" table:formula="of:=2.2+[.D19]/14.4" office:value-type="float" office:value="2.94444444444444" calcext:value-type="float">
            <text:p>2.94</text:p>
          </table:table-cell>
          <table:table-cell table:style-name="ce18" table:formula="of:=(30-0.09)+[.E19]/14.46*45.09" office:value-type="float" office:value="53.328112033195" calcext:value-type="float">
            <text:p>53.33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9.16" calcext:value-type="float">
            <text:p>9.16</text:p>
          </table:table-cell>
          <table:table-cell table:style-name="ce17" office:value-type="float" office:value="11.62" calcext:value-type="float">
            <text:p>11.62</text:p>
          </table:table-cell>
          <table:table-cell table:style-name="ce17" office:value-type="float" office:value="9.95" calcext:value-type="float">
            <text:p>9.95</text:p>
          </table:table-cell>
          <table:table-cell table:style-name="ce17" office:value-type="float" office:value="10.95" calcext:value-type="float">
            <text:p>10.95</text:p>
          </table:table-cell>
          <table:table-cell table:style-name="ce17" office:value-type="float" office:value="8.09" calcext:value-type="float">
            <text:p>8.09</text:p>
          </table:table-cell>
          <table:table-cell table:style-name="ce18" table:formula="of:=[.A20]/14.31*100" office:value-type="float" office:value="64.0111809923131" calcext:value-type="float">
            <text:p>64.01</text:p>
          </table:table-cell>
          <table:table-cell table:style-name="ce18" table:formula="of:=2.2+[.B20]/14.4" office:value-type="float" office:value="3.00694444444444" calcext:value-type="float">
            <text:p>3.01</text:p>
          </table:table-cell>
          <table:table-cell table:style-name="ce18" table:formula="of:=(30-0.09)+[.C20]/14.46*45.09" office:value-type="float" office:value="60.9366597510373" calcext:value-type="float">
            <text:p>60.94</text:p>
          </table:table-cell>
          <table:table-cell table:style-name="ce18" table:formula="of:=2.2+[.D20]/14.4" office:value-type="float" office:value="2.96041666666667" calcext:value-type="float">
            <text:p>2.96</text:p>
          </table:table-cell>
          <table:table-cell table:style-name="ce18" table:formula="of:=(30-0.09)+[.E20]/14.46*45.09" office:value-type="float" office:value="55.1367012448133" calcext:value-type="float">
            <text:p>55.14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9.76" calcext:value-type="float">
            <text:p>9.76</text:p>
          </table:table-cell>
          <table:table-cell table:style-name="ce17" office:value-type="float" office:value="11.77" calcext:value-type="float">
            <text:p>11.77</text:p>
          </table:table-cell>
          <table:table-cell table:style-name="ce17" office:value-type="float" office:value="10.52" calcext:value-type="float">
            <text:p>10.52</text:p>
          </table:table-cell>
          <table:table-cell table:style-name="ce17" office:value-type="float" office:value="11.17" calcext:value-type="float">
            <text:p>11.17</text:p>
          </table:table-cell>
          <table:table-cell table:style-name="ce17" office:value-type="float" office:value="8.65" calcext:value-type="float">
            <text:p>8.65</text:p>
          </table:table-cell>
          <table:table-cell table:style-name="ce18" table:formula="of:=[.A21]/14.31*100" office:value-type="float" office:value="68.2040531097135" calcext:value-type="float">
            <text:p>68.20</text:p>
          </table:table-cell>
          <table:table-cell table:style-name="ce18" table:formula="of:=2.2+[.B21]/14.4" office:value-type="float" office:value="3.01736111111111" calcext:value-type="float">
            <text:p>3.02</text:p>
          </table:table-cell>
          <table:table-cell table:style-name="ce18" table:formula="of:=(30-0.09)+[.C21]/14.46*45.09" office:value-type="float" office:value="62.7140663900415" calcext:value-type="float">
            <text:p>62.71</text:p>
          </table:table-cell>
          <table:table-cell table:style-name="ce18" table:formula="of:=2.2+[.D21]/14.4" office:value-type="float" office:value="2.97569444444444" calcext:value-type="float">
            <text:p>2.98</text:p>
          </table:table-cell>
          <table:table-cell table:style-name="ce18" table:formula="of:=(30-0.09)+[.E21]/14.46*45.09" office:value-type="float" office:value="56.8829253112033" calcext:value-type="float">
            <text:p>56.8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0.31" calcext:value-type="float">
            <text:p>10.31</text:p>
          </table:table-cell>
          <table:table-cell table:style-name="ce17" office:value-type="float" office:value="11.85" calcext:value-type="float">
            <text:p>11.85</text:p>
          </table:table-cell>
          <table:table-cell table:style-name="ce17" office:value-type="float" office:value="11.01" calcext:value-type="float">
            <text:p>11.01</text:p>
          </table:table-cell>
          <table:table-cell table:style-name="ce17" office:value-type="float" office:value="11.32" calcext:value-type="float">
            <text:p>11.32</text:p>
          </table:table-cell>
          <table:table-cell table:style-name="ce17" office:value-type="float" office:value="9.13" calcext:value-type="float">
            <text:p>9.13</text:p>
          </table:table-cell>
          <table:table-cell table:style-name="ce18" table:formula="of:=[.A22]/14.31*100" office:value-type="float" office:value="72.0475192173305" calcext:value-type="float">
            <text:p>72.05</text:p>
          </table:table-cell>
          <table:table-cell table:style-name="ce18" table:formula="of:=2.2+[.B22]/14.4" office:value-type="float" office:value="3.02291666666667" calcext:value-type="float">
            <text:p>3.02</text:p>
          </table:table-cell>
          <table:table-cell table:style-name="ce18" table:formula="of:=(30-0.09)+[.C22]/14.46*45.09" office:value-type="float" office:value="64.2420124481328" calcext:value-type="float">
            <text:p>64.24</text:p>
          </table:table-cell>
          <table:table-cell table:style-name="ce18" table:formula="of:=2.2+[.D22]/14.4" office:value-type="float" office:value="2.98611111111111" calcext:value-type="float">
            <text:p>2.99</text:p>
          </table:table-cell>
          <table:table-cell table:style-name="ce18" table:formula="of:=(30-0.09)+[.E22]/14.46*45.09" office:value-type="float" office:value="58.3796887966805" calcext:value-type="float">
            <text:p>58.3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0.89" calcext:value-type="float">
            <text:p>10.89</text:p>
          </table:table-cell>
          <table:table-cell table:style-name="ce17" office:value-type="float" office:value="11.96" calcext:value-type="float">
            <text:p>11.96</text:p>
          </table:table-cell>
          <table:table-cell table:style-name="ce17" office:value-type="float" office:value="11.52" calcext:value-type="float">
            <text:p>11.52</text:p>
          </table:table-cell>
          <table:table-cell table:style-name="ce17" office:value-type="float" office:value="11.48" calcext:value-type="float">
            <text:p>11.48</text:p>
          </table:table-cell>
          <table:table-cell table:style-name="ce17" office:value-type="float" office:value="9.65" calcext:value-type="float">
            <text:p>9.65</text:p>
          </table:table-cell>
          <table:table-cell table:style-name="ce18" table:formula="of:=[.A23]/14.31*100" office:value-type="float" office:value="76.1006289308176" calcext:value-type="float">
            <text:p>76.10</text:p>
          </table:table-cell>
          <table:table-cell table:style-name="ce18" table:formula="of:=2.2+[.B23]/14.4" office:value-type="float" office:value="3.03055555555556" calcext:value-type="float">
            <text:p>3.03</text:p>
          </table:table-cell>
          <table:table-cell table:style-name="ce18" table:formula="of:=(30-0.09)+[.C23]/14.46*45.09" office:value-type="float" office:value="65.8323236514523" calcext:value-type="float">
            <text:p>65.83</text:p>
          </table:table-cell>
          <table:table-cell table:style-name="ce18" table:formula="of:=2.2+[.D23]/14.4" office:value-type="float" office:value="2.99722222222222" calcext:value-type="float">
            <text:p>3.00</text:p>
          </table:table-cell>
          <table:table-cell table:style-name="ce18" table:formula="of:=(30-0.09)+[.E23]/14.46*45.09" office:value-type="float" office:value="60.0011825726141" calcext:value-type="float">
            <text:p>60.0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1.47" calcext:value-type="float">
            <text:p>11.47</text:p>
          </table:table-cell>
          <table:table-cell table:style-name="ce17" office:value-type="float" office:value="12.07" calcext:value-type="float">
            <text:p>12.07</text:p>
          </table:table-cell>
          <table:table-cell table:style-name="ce17" office:value-type="float" office:value="12.03" calcext:value-type="float">
            <text:p>12.03</text:p>
          </table:table-cell>
          <table:table-cell table:style-name="ce17" office:value-type="float" office:value="11.62" calcext:value-type="float">
            <text:p>11.62</text:p>
          </table:table-cell>
          <table:table-cell table:style-name="ce17" office:value-type="float" office:value="10.11" calcext:value-type="float">
            <text:p>10.11</text:p>
          </table:table-cell>
          <table:table-cell table:style-name="ce18" table:formula="of:=[.A24]/14.31*100" office:value-type="float" office:value="80.1537386443047" calcext:value-type="float">
            <text:p>80.15</text:p>
          </table:table-cell>
          <table:table-cell table:style-name="ce18" table:formula="of:=2.2+[.B24]/14.4" office:value-type="float" office:value="3.03819444444444" calcext:value-type="float">
            <text:p>3.04</text:p>
          </table:table-cell>
          <table:table-cell table:style-name="ce18" table:formula="of:=(30-0.09)+[.C24]/14.46*45.09" office:value-type="float" office:value="67.4226348547718" calcext:value-type="float">
            <text:p>67.42</text:p>
          </table:table-cell>
          <table:table-cell table:style-name="ce18" table:formula="of:=2.2+[.D24]/14.4" office:value-type="float" office:value="3.00694444444444" calcext:value-type="float">
            <text:p>3.01</text:p>
          </table:table-cell>
          <table:table-cell table:style-name="ce18" table:formula="of:=(30-0.09)+[.E24]/14.46*45.09" office:value-type="float" office:value="61.4355809128631" calcext:value-type="float">
            <text:p>61.44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2.16" calcext:value-type="float">
            <text:p>12.16</text:p>
          </table:table-cell>
          <table:table-cell table:style-name="ce17" office:value-type="float" office:value="12.47" calcext:value-type="float">
            <text:p>12.47</text:p>
          </table:table-cell>
          <table:table-cell table:style-name="ce17" office:value-type="float" office:value="11.75" calcext:value-type="float">
            <text:p>11.75</text:p>
          </table:table-cell>
          <table:table-cell table:style-name="ce17" office:value-type="float" office:value="10.58" calcext:value-type="float">
            <text:p>10.58</text:p>
          </table:table-cell>
          <table:table-cell table:style-name="ce18" table:formula="of:=[.A25]/14.31*100" office:value-type="float" office:value="84.1369671558351" calcext:value-type="float">
            <text:p>84.14</text:p>
          </table:table-cell>
          <table:table-cell table:style-name="ce18" table:formula="of:=2.2+[.B25]/14.4" office:value-type="float" office:value="3.04444444444444" calcext:value-type="float">
            <text:p>3.04</text:p>
          </table:table-cell>
          <table:table-cell table:style-name="ce18" table:formula="of:=(30-0.09)+[.C25]/14.46*45.09" office:value-type="float" office:value="68.7946680497925" calcext:value-type="float">
            <text:p>68.79</text:p>
          </table:table-cell>
          <table:table-cell table:style-name="ce18" table:formula="of:=2.2+[.D25]/14.4" office:value-type="float" office:value="3.01597222222222" calcext:value-type="float">
            <text:p>3.02</text:p>
          </table:table-cell>
          <table:table-cell table:style-name="ce18" table:formula="of:=(30-0.09)+[.E25]/14.46*45.09" office:value-type="float" office:value="62.9011618257261" calcext:value-type="float">
            <text:p>62.90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2.59" calcext:value-type="float">
            <text:p>12.59</text:p>
          </table:table-cell>
          <table:table-cell table:style-name="ce17" office:value-type="float" office:value="12.22" calcext:value-type="float">
            <text:p>12.22</text:p>
          </table:table-cell>
          <table:table-cell table:style-name="ce17" office:value-type="float" office:value="12.97" calcext:value-type="float">
            <text:p>12.97</text:p>
          </table:table-cell>
          <table:table-cell table:style-name="ce17" office:value-type="float" office:value="11.88" calcext:value-type="float">
            <text:p>11.88</text:p>
          </table:table-cell>
          <table:table-cell table:style-name="ce17" office:value-type="float" office:value="11.02" calcext:value-type="float">
            <text:p>11.02</text:p>
          </table:table-cell>
          <table:table-cell table:style-name="ce18" table:formula="of:=[.A26]/14.31*100" office:value-type="float" office:value="87.9804332634521" calcext:value-type="float">
            <text:p>87.98</text:p>
          </table:table-cell>
          <table:table-cell table:style-name="ce18" table:formula="of:=2.2+[.B26]/14.4" office:value-type="float" office:value="3.04861111111111" calcext:value-type="float">
            <text:p>3.05</text:p>
          </table:table-cell>
          <table:table-cell table:style-name="ce18" table:formula="of:=(30-0.09)+[.C26]/14.46*45.09" office:value-type="float" office:value="70.3537966804979" calcext:value-type="float">
            <text:p>70.35</text:p>
          </table:table-cell>
          <table:table-cell table:style-name="ce18" table:formula="of:=2.2+[.D26]/14.4" office:value-type="float" office:value="3.025" calcext:value-type="float">
            <text:p>3.03</text:p>
          </table:table-cell>
          <table:table-cell table:style-name="ce18" table:formula="of:=(30-0.09)+[.E26]/14.46*45.09" office:value-type="float" office:value="64.2731950207469" calcext:value-type="float">
            <text:p>64.27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3.18" calcext:value-type="float">
            <text:p>13.18</text:p>
          </table:table-cell>
          <table:table-cell table:style-name="ce17" office:value-type="float" office:value="12.29" calcext:value-type="float">
            <text:p>12.29</text:p>
          </table:table-cell>
          <table:table-cell table:style-name="ce17" office:value-type="float" office:value="13.41" calcext:value-type="float">
            <text:p>13.41</text:p>
          </table:table-cell>
          <table:table-cell table:style-name="ce17" office:value-type="float" office:value="11.99" calcext:value-type="float">
            <text:p>11.99</text:p>
          </table:table-cell>
          <table:table-cell table:style-name="ce17" office:value-type="float" office:value="11.44" calcext:value-type="float">
            <text:p>11.44</text:p>
          </table:table-cell>
          <table:table-cell table:style-name="ce18" table:formula="of:=[.A27]/14.31*100" office:value-type="float" office:value="92.1034241788959" calcext:value-type="float">
            <text:p>92.10</text:p>
          </table:table-cell>
          <table:table-cell table:style-name="ce18" table:formula="of:=2.2+[.B27]/14.4" office:value-type="float" office:value="3.05347222222222" calcext:value-type="float">
            <text:p>3.05</text:p>
          </table:table-cell>
          <table:table-cell table:style-name="ce18" table:formula="of:=(30-0.09)+[.C27]/14.46*45.09" office:value-type="float" office:value="71.7258298755187" calcext:value-type="float">
            <text:p>71.73</text:p>
          </table:table-cell>
          <table:table-cell table:style-name="ce18" table:formula="of:=2.2+[.D27]/14.4" office:value-type="float" office:value="3.03263888888889" calcext:value-type="float">
            <text:p>3.03</text:p>
          </table:table-cell>
          <table:table-cell table:style-name="ce18" table:formula="of:=(30-0.09)+[.E27]/14.46*45.09" office:value-type="float" office:value="65.5828630705394" calcext:value-type="float">
            <text:p>65.5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3.73" calcext:value-type="float">
            <text:p>13.73</text:p>
          </table:table-cell>
          <table:table-cell table:style-name="ce17" office:value-type="float" office:value="12.37" calcext:value-type="float">
            <text:p>12.37</text:p>
          </table:table-cell>
          <table:table-cell table:style-name="ce17" office:value-type="float" office:value="13.87" calcext:value-type="float">
            <text:p>13.87</text:p>
          </table:table-cell>
          <table:table-cell table:style-name="ce17" office:value-type="float" office:value="12.08" calcext:value-type="float">
            <text:p>12.08</text:p>
          </table:table-cell>
          <table:table-cell table:style-name="ce17" office:value-type="float" office:value="11.88" calcext:value-type="float">
            <text:p>11.88</text:p>
          </table:table-cell>
          <table:table-cell table:style-name="ce18" table:formula="of:=[.A28]/14.31*100" office:value-type="float" office:value="95.9468902865129" calcext:value-type="float">
            <text:p>95.95</text:p>
          </table:table-cell>
          <table:table-cell table:style-name="ce18" table:formula="of:=2.2+[.B28]/14.4" office:value-type="float" office:value="3.05902777777778" calcext:value-type="float">
            <text:p>3.06</text:p>
          </table:table-cell>
          <table:table-cell table:style-name="ce18" table:formula="of:=(30-0.09)+[.C28]/14.46*45.09" office:value-type="float" office:value="73.1602282157676" calcext:value-type="float">
            <text:p>73.16</text:p>
          </table:table-cell>
          <table:table-cell table:style-name="ce18" table:formula="of:=2.2+[.D28]/14.4" office:value-type="float" office:value="3.03888888888889" calcext:value-type="float">
            <text:p>3.04</text:p>
          </table:table-cell>
          <table:table-cell table:style-name="ce18" table:formula="of:=(30-0.09)+[.E28]/14.46*45.09" office:value-type="float" office:value="66.9548962655602" calcext:value-type="float">
            <text:p>66.95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office:value-type="float" office:value="14.28" calcext:value-type="float">
            <text:p>14.28</text:p>
          </table:table-cell>
          <table:table-cell table:style-name="ce17" office:value-type="float" office:value="12.43" calcext:value-type="float">
            <text:p>12.43</text:p>
          </table:table-cell>
          <table:table-cell table:style-name="ce17" office:value-type="float" office:value="14.44" calcext:value-type="float">
            <text:p>14.44</text:p>
          </table:table-cell>
          <table:table-cell table:style-name="ce17" office:value-type="float" office:value="12.17" calcext:value-type="float">
            <text:p>12.17</text:p>
          </table:table-cell>
          <table:table-cell table:style-name="ce17" office:value-type="float" office:value="12.37" calcext:value-type="float">
            <text:p>12.37</text:p>
          </table:table-cell>
          <table:table-cell table:style-name="ce18" table:formula="of:=[.A29]/14.31*100" office:value-type="float" office:value="99.79035639413" calcext:value-type="float">
            <text:p>99.79</text:p>
          </table:table-cell>
          <table:table-cell table:style-name="ce18" table:formula="of:=2.2+[.B29]/14.4" office:value-type="float" office:value="3.06319444444444" calcext:value-type="float">
            <text:p>3.06</text:p>
          </table:table-cell>
          <table:table-cell table:style-name="ce18" table:formula="of:=(30-0.09)+[.C29]/14.46*45.09" office:value-type="float" office:value="74.9376348547718" calcext:value-type="float">
            <text:p>74.94</text:p>
          </table:table-cell>
          <table:table-cell table:style-name="ce18" table:formula="of:=2.2+[.D29]/14.4" office:value-type="float" office:value="3.04513888888889" calcext:value-type="float">
            <text:p>3.05</text:p>
          </table:table-cell>
          <table:table-cell table:style-name="ce18" table:formula="of:=(30-0.09)+[.E29]/14.46*45.09" office:value-type="float" office:value="68.4828423236515" calcext:value-type="float">
            <text:p>68.48</text:p>
          </table:table-cell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table:number-columns-repeated="5"/>
          <table:table-cell table:style-name="ce18" table:number-columns-repeated="5"/>
          <table:table-cell table:style-name="ce19" table:number-columns-repeated="10"/>
          <table:table-cell table:number-columns-repeated="1004"/>
        </table:table-row>
        <table:table-row table:style-name="ro1">
          <table:table-cell table:style-name="ce17" table:number-columns-repeated="10"/>
          <table:table-cell table:style-name="ce19" table:number-columns-repeated="6"/>
          <table:table-cell table:style-name="ce20"/>
          <table:table-cell table:style-name="ce19" table:number-columns-repeated="3"/>
          <table:table-cell table:style-name="ce10" table:number-columns-repeated="44"/>
          <table:table-cell table:style-name="ce13" table:number-columns-repeated="960"/>
        </table:table-row>
        <table:table-row table:style-name="ro1">
          <table:table-cell table:style-name="ce17" office:value-type="string" calcext:value-type="string">
            <text:p>Elapsed Time</text:p>
          </table:table-cell>
          <table:table-cell table:style-name="ce17" office:value-type="float" office:value="379.178" calcext:value-type="float">
            <text:p>379.178</text:p>
          </table:table-cell>
          <table:table-cell table:style-name="ce17" table:number-columns-repeated="8"/>
          <table:table-cell table:style-name="ce19" table:number-columns-repeated="6"/>
          <table:table-cell table:style-name="ce20"/>
          <table:table-cell table:style-name="ce19" table:number-columns-repeated="3"/>
          <table:table-cell table:style-name="ce10" table:number-columns-repeated="44"/>
          <table:table-cell table:style-name="ce13" table:number-columns-repeated="960"/>
        </table:table-row>
        <table:table-row table:style-name="ro1">
          <table:table-cell table:style-name="ce3" office:value-type="string" calcext:value-type="string">
            <text:p>low high</text:p>
          </table:table-cell>
          <table:table-cell table:style-name="ce3" table:number-columns-repeated="9"/>
          <table:table-cell table:style-name="ce10" office:value-type="string" calcext:value-type="string">
            <text:p>OpenParEM2D, beta,o/ko</text:p>
          </table:table-cell>
          <table:table-cell table:style-name="ce10" office:value-type="string" calcext:value-type="string">
            <text:p>OpenParEM2D, Zoo</text:p>
          </table:table-cell>
          <table:table-cell table:style-name="ce10" table:number-columns-repeated="4"/>
          <table:table-cell table:style-name="Default"/>
          <table:table-cell table:style-name="ce10" table:number-columns-repeated="47"/>
          <table:table-cell table:style-name="ce13" table:number-columns-repeated="960"/>
        </table:table-row>
        <table:table-row table:style-name="ro1">
          <table:table-cell table:style-name="Default" office:value-type="string" calcext:value-type="string">
            <text:p>f, GHz</text:p>
          </table:table-cell>
          <table:table-cell table:style-name="Default" office:value-type="string" calcext:value-type="string">
            <text:p>#frequency</text:p>
          </table:table-cell>
          <table:table-cell table:style-name="Default" office:value-type="string" calcext:value-type="string">
            <text:p>iteration</text:p>
          </table:table-cell>
          <table:table-cell table:style-name="Default" office:value-type="string" calcext:value-type="string">
            <text:p>mesh size</text:p>
          </table:table-cell>
          <table:table-cell table:style-name="Default" office:value-type="string" calcext:value-type="string">
            <text:p>matrix size</text:p>
          </table:table-cell>
          <table:table-cell table:style-name="Default" office:value-type="string" calcext:value-type="string">
            <text:p>converged</text:p>
          </table:table-cell>
          <table:table-cell table:style-name="Default" office:value-type="string" calcext:value-type="string">
            <text:p>final error</text:p>
          </table:table-cell>
          <table:table-cell table:style-name="Default" office:value-type="string" calcext:value-type="string">
            <text:p>elapsed time (s)</text:p>
          </table:table-cell>
          <table:table-cell table:style-name="Default" office:value-type="string" calcext:value-type="string">
            <text:p>modal impedance calculation</text:p>
          </table:table-cell>
          <table:table-cell table:style-name="Default" office:value-type="string" calcext:value-type="string">
            <text:p>mode count</text:p>
          </table:table-cell>
          <table:table-cell table:style-name="Default" office:value-type="string" calcext:value-type="string">
            <text:p>alpha[1] db/m</text:p>
          </table:table-cell>
          <table:table-cell table:style-name="Default" office:value-type="string" calcext:value-type="string">
            <text:p>beta[1]/ko</text:p>
          </table:table-cell>
          <table:table-cell table:style-name="Default" office:value-type="string" calcext:value-type="string">
            <text:p>real(Z[1])</text:p>
          </table:table-cell>
          <table:table-cell table:style-name="Default" office:value-type="string" calcext:value-type="string">
            <text:p>imag(Z[1])</text:p>
          </table:table-cell>
          <table:table-cell table:style-name="Default" office:value-type="string" calcext:value-type="string">
            <text:p>real(V[1])</text:p>
          </table:table-cell>
          <table:table-cell table:style-name="Default" office:value-type="string" calcext:value-type="string">
            <text:p>imag(V[1])</text:p>
          </table:table-cell>
          <table:table-cell table:style-name="Default" office:value-type="string" calcext:value-type="string">
            <text:p>real(I[1])</text:p>
          </table:table-cell>
          <table:table-cell table:style-name="Default" office:value-type="string" calcext:value-type="string">
            <text:p>imag(I[1])</text:p>
          </table:table-cell>
          <table:table-cell table:style-name="Default" office:value-type="string" calcext:value-type="string">
            <text:p>real(Pz[1])</text:p>
          </table:table-cell>
          <table:table-cell table:style-name="Default" office:value-type="string" calcext:value-type="string">
            <text:p>imag(Pz[1])</text:p>
          </table:table-cell>
          <table:table-cell table:style-name="Default" office:value-type="string" calcext:value-type="string">
            <text:p>alpha[2] db/m</text:p>
          </table:table-cell>
          <table:table-cell table:style-name="Default" office:value-type="string" calcext:value-type="string">
            <text:p>beta[2]/ko</text:p>
          </table:table-cell>
          <table:table-cell table:style-name="Default" office:value-type="string" calcext:value-type="string">
            <text:p>real(Z[2])</text:p>
          </table:table-cell>
          <table:table-cell table:style-name="Default" office:value-type="string" calcext:value-type="string">
            <text:p>imag(Z[2])</text:p>
          </table:table-cell>
          <table:table-cell table:style-name="Default" office:value-type="string" calcext:value-type="string">
            <text:p>real(V[2])</text:p>
          </table:table-cell>
          <table:table-cell table:style-name="Default" office:value-type="string" calcext:value-type="string">
            <text:p>imag(V[2])</text:p>
          </table:table-cell>
          <table:table-cell table:style-name="Default" office:value-type="string" calcext:value-type="string">
            <text:p>real(I[2])</text:p>
          </table:table-cell>
          <table:table-cell table:style-name="Default" office:value-type="string" calcext:value-type="string">
            <text:p>imag(I[2])</text:p>
          </table:table-cell>
          <table:table-cell table:style-name="Default" office:value-type="string" calcext:value-type="string">
            <text:p>real(Pz[2])</text:p>
          </table:table-cell>
          <table:table-cell table:style-name="Default" office:value-type="string" calcext:value-type="string">
            <text:p>imag(Pz[2])</text:p>
          </table:table-cell>
          <table:table-cell table:style-name="ce10"/>
          <table:table-cell table:style-name="ce19"/>
          <table:table-cell table:style-name="ce19" office:value-type="string" calcext:value-type="string">
            <text:p>Zoe</text:p>
          </table:table-cell>
          <table:table-cell table:style-name="ce19" office:value-type="string" calcext:value-type="string">
            <text:p>Zoo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35]*0.000000001" office:value-type="float" office:value="0.1" calcext:value-type="float">
            <text:p>0.1</text:p>
          </table:table-cell>
          <table:table-cell table:style-name="Default" office:value-type="float" office:value="100000000" calcext:value-type="float">
            <text:p>1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287235493" calcext:value-type="float">
            <text:p>6.2872354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00342572767249745" calcext:value-type="float">
            <text:p>-3.42572767249745E-13</text:p>
          </table:table-cell>
          <table:table-cell table:style-name="Default" office:value-type="float" office:value="2.59094676901718" calcext:value-type="float">
            <text:p>2.59094676901718</text:p>
          </table:table-cell>
          <table:table-cell table:style-name="Default" office:value-type="float" office:value="19.1885571597368" calcext:value-type="float">
            <text:p>19.1885571597368</text:p>
          </table:table-cell>
          <table:table-cell table:style-name="Default" office:value-type="float" office:value="0.000000000000108483600713178" calcext:value-type="float">
            <text:p>1.08483600713178E-13</text:p>
          </table:table-cell>
          <table:table-cell table:style-name="Default" office:value-type="float" office:value="-1.64461023851643" calcext:value-type="float">
            <text:p>-1.64461023851643</text:p>
          </table:table-cell>
          <table:table-cell table:style-name="Default" office:value-type="float" office:value="-0.000000000000114667592612031" calcext:value-type="float">
            <text:p>-1.14667592612031E-13</text:p>
          </table:table-cell>
          <table:table-cell table:style-name="Default" office:value-type="float" office:value="0.0855296384463589" calcext:value-type="float">
            <text:p>0.085529638446359</text:p>
          </table:table-cell>
          <table:table-cell table:style-name="Default" office:value-type="float" office:value="3.42368044028709E-015" calcext:value-type="float">
            <text:p>3.42368044028709E-15</text:p>
          </table:table-cell>
          <table:table-cell table:style-name="Default" office:value-type="float" office:value="0.0701852088928452" calcext:value-type="float">
            <text:p>0.070185208892845</text:p>
          </table:table-cell>
          <table:table-cell table:style-name="Default" office:value-type="float" office:value="3.96796075604825E-016" calcext:value-type="float">
            <text:p>3.96796075604825E-16</text:p>
          </table:table-cell>
          <table:table-cell table:style-name="Default" office:value-type="float" office:value="-9.54654096766392E-015" calcext:value-type="float">
            <text:p>-9.54654096766392E-15</text:p>
          </table:table-cell>
          <table:table-cell table:style-name="Default" office:value-type="float" office:value="2.29499845887491" calcext:value-type="float">
            <text:p>2.29499845887491</text:p>
          </table:table-cell>
          <table:table-cell table:style-name="Default" office:value-type="float" office:value="62.4583517870613" calcext:value-type="float">
            <text:p>62.4583517870613</text:p>
          </table:table-cell>
          <table:table-cell table:style-name="Default" office:value-type="float" office:value="-0.0000000000000188660732422582" calcext:value-type="float">
            <text:p>-1.88660732422582E-14</text:p>
          </table:table-cell>
          <table:table-cell table:style-name="Default" office:value-type="float" office:value="-3.1685836718249" calcext:value-type="float">
            <text:p>-3.1685836718249</text:p>
          </table:table-cell>
          <table:table-cell table:style-name="Default" office:value-type="float" office:value="0.0000000000000632751367445609" calcext:value-type="float">
            <text:p>6.32751367445609E-14</text:p>
          </table:table-cell>
          <table:table-cell table:style-name="Default" office:value-type="float" office:value="0.0506472169532754" calcext:value-type="float">
            <text:p>0.050647216953275</text:p>
          </table:table-cell>
          <table:table-cell table:style-name="Default" office:value-type="float" office:value="-9.16516714628103E-016" calcext:value-type="float">
            <text:p>-9.16516714628103E-16</text:p>
          </table:table-cell>
          <table:table-cell table:style-name="Default" office:value-type="float" office:value="0.0801072265241014" calcext:value-type="float">
            <text:p>0.080107226524101</text:p>
          </table:table-cell>
          <table:table-cell table:style-name="Default" office:value-type="float" office:value="-2.41970650777074E-017" calcext:value-type="float">
            <text:p>-2.41970650777074E-17</text:p>
          </table:table-cell>
          <table:table-cell table:style-name="ce10"/>
          <table:table-cell table:style-name="ce19"/>
          <table:table-cell table:style-name="ce19" table:formula="of:=[.M35]*2" office:value-type="float" office:value="38.3771143194736" calcext:value-type="float">
            <text:p>38.3771143194736</text:p>
          </table:table-cell>
          <table:table-cell table:style-name="ce19" table:formula="of:=[.W35]/2" office:value-type="float" office:value="31.2291758935306" calcext:value-type="float">
            <text:p>31.2291758935306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36]*0.000000001" office:value-type="float" office:value="1" calcext:value-type="float">
            <text:p>1</text:p>
          </table:table-cell>
          <table:table-cell table:style-name="Default" office:value-type="float" office:value="1000000000" calcext:value-type="float">
            <text:p>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402275543" calcext:value-type="float">
            <text:p>6.40227554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000907270103091752" calcext:value-type="float">
            <text:p>-9.07270103091752E-14</text:p>
          </table:table-cell>
          <table:table-cell table:style-name="Default" office:value-type="float" office:value="2.59849317354503" calcext:value-type="float">
            <text:p>2.59849317354503</text:p>
          </table:table-cell>
          <table:table-cell table:style-name="Default" office:value-type="float" office:value="19.1454033800801" calcext:value-type="float">
            <text:p>19.1454033800801</text:p>
          </table:table-cell>
          <table:table-cell table:style-name="Default" office:value-type="float" office:value="0.000000000000405897315916634" calcext:value-type="float">
            <text:p>4.05897315916634E-13</text:p>
          </table:table-cell>
          <table:table-cell table:style-name="Default" office:value-type="float" office:value="-1.65219205838964" calcext:value-type="float">
            <text:p>-1.65219205838964</text:p>
          </table:table-cell>
          <table:table-cell table:style-name="Default" office:value-type="float" office:value="0.0000000000000282001032524658" calcext:value-type="float">
            <text:p>2.82001032524658E-14</text:p>
          </table:table-cell>
          <table:table-cell table:style-name="Default" office:value-type="float" office:value="0.0855786080705862" calcext:value-type="float">
            <text:p>0.085578608070586</text:p>
          </table:table-cell>
          <table:table-cell table:style-name="Default" office:value-type="float" office:value="-1.79503113897723E-015" calcext:value-type="float">
            <text:p>-1.79503113897723E-15</text:p>
          </table:table-cell>
          <table:table-cell table:style-name="Default" office:value-type="float" office:value="0.0701075777468649" calcext:value-type="float">
            <text:p>0.070107577746865</text:p>
          </table:table-cell>
          <table:table-cell table:style-name="Default" office:value-type="float" office:value="1.48633471272153E-015" calcext:value-type="float">
            <text:p>1.48633471272153E-15</text:p>
          </table:table-cell>
          <table:table-cell table:style-name="Default" office:value-type="float" office:value="-0.0000000000000785098994514092" calcext:value-type="float">
            <text:p>-7.85098994514092E-14</text:p>
          </table:table-cell>
          <table:table-cell table:style-name="Default" office:value-type="float" office:value="2.29601203986305" calcext:value-type="float">
            <text:p>2.29601203986305</text:p>
          </table:table-cell>
          <table:table-cell table:style-name="Default" office:value-type="float" office:value="62.4336964575963" calcext:value-type="float">
            <text:p>62.4336964575963</text:p>
          </table:table-cell>
          <table:table-cell table:style-name="Default" office:value-type="float" office:value="-0.000000000000174588223483238" calcext:value-type="float">
            <text:p>-1.74588223483238E-13</text:p>
          </table:table-cell>
          <table:table-cell table:style-name="Default" office:value-type="float" office:value="-3.17104054002465" calcext:value-type="float">
            <text:p>-3.17104054002465</text:p>
          </table:table-cell>
          <table:table-cell table:style-name="Default" office:value-type="float" office:value="0.000000000000135991153566468" calcext:value-type="float">
            <text:p>1.35991153566468E-13</text:p>
          </table:table-cell>
          <table:table-cell table:style-name="Default" office:value-type="float" office:value="0.0506388980284415" calcext:value-type="float">
            <text:p>0.050638898028442</text:p>
          </table:table-cell>
          <table:table-cell table:style-name="Default" office:value-type="float" office:value="-2.07769672502122E-015" calcext:value-type="float">
            <text:p>-2.07769672502122E-15</text:p>
          </table:table-cell>
          <table:table-cell table:style-name="Default" office:value-type="float" office:value="0.0800493012775905" calcext:value-type="float">
            <text:p>0.080049301277591</text:p>
          </table:table-cell>
          <table:table-cell table:style-name="Default" office:value-type="float" office:value="-2.23848115586445E-016" calcext:value-type="float">
            <text:p>-2.23848115586445E-16</text:p>
          </table:table-cell>
          <table:table-cell table:style-name="ce10"/>
          <table:table-cell table:style-name="ce19"/>
          <table:table-cell table:style-name="ce19" table:formula="of:=[.M36]*2" office:value-type="float" office:value="38.2908067601602" calcext:value-type="float">
            <text:p>38.2908067601602</text:p>
          </table:table-cell>
          <table:table-cell table:style-name="ce19" table:formula="of:=[.W36]/2" office:value-type="float" office:value="31.2168482287981" calcext:value-type="float">
            <text:p>31.2168482287981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37]*0.000000001" office:value-type="float" office:value="4" calcext:value-type="float">
            <text:p>4</text:p>
          </table:table-cell>
          <table:table-cell table:style-name="Default" office:value-type="float" office:value="4000000000" calcext:value-type="float">
            <text:p>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472712965" calcext:value-type="float">
            <text:p>6.4727129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000523917473296613" calcext:value-type="float">
            <text:p>-5.23917473296613E-14</text:p>
          </table:table-cell>
          <table:table-cell table:style-name="Default" office:value-type="float" office:value="2.65286842629591" calcext:value-type="float">
            <text:p>2.65286842629591</text:p>
          </table:table-cell>
          <table:table-cell table:style-name="Default" office:value-type="float" office:value="19.2837097956726" calcext:value-type="float">
            <text:p>19.2837097956726</text:p>
          </table:table-cell>
          <table:table-cell table:style-name="Default" office:value-type="float" office:value="2.28340407005342E-015" calcext:value-type="float">
            <text:p>2.28340407005342E-15</text:p>
          </table:table-cell>
          <table:table-cell table:style-name="Default" office:value-type="float" office:value="-1.72295802581259" calcext:value-type="float">
            <text:p>-1.72295802581259</text:p>
          </table:table-cell>
          <table:table-cell table:style-name="Default" office:value-type="float" office:value="0.0000000000000936790317732584" calcext:value-type="float">
            <text:p>9.36790317732584E-14</text:p>
          </table:table-cell>
          <table:table-cell table:style-name="Default" office:value-type="float" office:value="0.086571979677591" calcext:value-type="float">
            <text:p>0.086571979677591</text:p>
          </table:table-cell>
          <table:table-cell table:style-name="Default" office:value-type="float" office:value="-4.60522311236494E-015" calcext:value-type="float">
            <text:p>-4.60522311236494E-15</text:p>
          </table:table-cell>
          <table:table-cell table:style-name="Default" office:value-type="float" office:value="0.0722628838104976" calcext:value-type="float">
            <text:p>0.072262883810498</text:p>
          </table:table-cell>
          <table:table-cell table:style-name="Default" office:value-type="float" office:value="8.55672299340016E-018" calcext:value-type="float">
            <text:p>8.55672299340016E-18</text:p>
          </table:table-cell>
          <table:table-cell table:style-name="Default" office:value-type="float" office:value="-0.0000000000000572227244470898" calcext:value-type="float">
            <text:p>-5.72227244470898E-14</text:p>
          </table:table-cell>
          <table:table-cell table:style-name="Default" office:value-type="float" office:value="2.31069659976482" calcext:value-type="float">
            <text:p>2.31069659976482</text:p>
          </table:table-cell>
          <table:table-cell table:style-name="Default" office:value-type="float" office:value="62.1374123105313" calcext:value-type="float">
            <text:p>62.1374123105313</text:p>
          </table:table-cell>
          <table:table-cell table:style-name="Default" office:value-type="float" office:value="-0.0000000000000282219314476242" calcext:value-type="float">
            <text:p>-2.82219314476242E-14</text:p>
          </table:table-cell>
          <table:table-cell table:style-name="Default" office:value-type="float" office:value="-3.20705495550995" calcext:value-type="float">
            <text:p>-3.20705495550995</text:p>
          </table:table-cell>
          <table:table-cell table:style-name="Default" office:value-type="float" office:value="0.000000000000115161286348495" calcext:value-type="float">
            <text:p>1.15161286348495E-13</text:p>
          </table:table-cell>
          <table:table-cell table:style-name="Default" office:value-type="float" office:value="0.0505156539525856" calcext:value-type="float">
            <text:p>0.050515653952586</text:p>
          </table:table-cell>
          <table:table-cell table:style-name="Default" office:value-type="float" office:value="-1.6594010259924E-015" calcext:value-type="float">
            <text:p>-1.6594010259924E-15</text:p>
          </table:table-cell>
          <table:table-cell table:style-name="Default" office:value-type="float" office:value="0.0792820966390935" calcext:value-type="float">
            <text:p>0.079282096639094</text:p>
          </table:table-cell>
          <table:table-cell table:style-name="Default" office:value-type="float" office:value="-3.60088039262168E-017" calcext:value-type="float">
            <text:p>-3.60088039262168E-17</text:p>
          </table:table-cell>
          <table:table-cell table:style-name="ce10"/>
          <table:table-cell table:style-name="ce19"/>
          <table:table-cell table:style-name="ce19" table:formula="of:=[.M37]*2" office:value-type="float" office:value="38.5674195913452" calcext:value-type="float">
            <text:p>38.5674195913452</text:p>
          </table:table-cell>
          <table:table-cell table:style-name="ce19" table:formula="of:=[.W37]/2" office:value-type="float" office:value="31.0687061552656" calcext:value-type="float">
            <text:p>31.0687061552656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38]*0.000000001" office:value-type="float" office:value="8" calcext:value-type="float">
            <text:p>8</text:p>
          </table:table-cell>
          <table:table-cell table:style-name="Default" office:value-type="float" office:value="8000000000" calcext:value-type="float">
            <text:p>8000000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413409770413915" calcext:value-type="float">
            <text:p>0.000413409770414</text:p>
          </table:table-cell>
          <table:table-cell table:style-name="Default" office:value-type="float" office:value="31.213674571" calcext:value-type="float">
            <text:p>31.2136745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458187546086148" calcext:value-type="float">
            <text:p>-4.58187546086148E-11</text:p>
          </table:table-cell>
          <table:table-cell table:style-name="Default" office:value-type="float" office:value="2.71132930646704" calcext:value-type="float">
            <text:p>2.71132930646704</text:p>
          </table:table-cell>
          <table:table-cell table:style-name="Default" office:value-type="float" office:value="19.6999793695676" calcext:value-type="float">
            <text:p>19.6999793695676</text:p>
          </table:table-cell>
          <table:table-cell table:style-name="Default" office:value-type="float" office:value="-0.00000000000024766763404172" calcext:value-type="float">
            <text:p>-2.4766763404172E-13</text:p>
          </table:table-cell>
          <table:table-cell table:style-name="Default" office:value-type="float" office:value="-1.85921564928156" calcext:value-type="float">
            <text:p>-1.85921564928156</text:p>
          </table:table-cell>
          <table:table-cell table:style-name="Default" office:value-type="float" office:value="-0.000000000000505132652452564" calcext:value-type="float">
            <text:p>-5.05132652452564E-13</text:p>
          </table:table-cell>
          <table:table-cell table:style-name="Default" office:value-type="float" office:value="0.0899337982347132" calcext:value-type="float">
            <text:p>0.089933798234713</text:p>
          </table:table-cell>
          <table:table-cell table:style-name="Default" office:value-type="float" office:value="0.0000000000000310572046004589" calcext:value-type="float">
            <text:p>3.10572046004589E-14</text:p>
          </table:table-cell>
          <table:table-cell table:style-name="Default" office:value-type="float" office:value="0.0796675840091057" calcext:value-type="float">
            <text:p>0.079667584009106</text:p>
          </table:table-cell>
          <table:table-cell table:style-name="Default" office:value-type="float" office:value="-1.00157881748016E-015" calcext:value-type="float">
            <text:p>-1.00157881748016E-15</text:p>
          </table:table-cell>
          <table:table-cell table:style-name="Default" office:value-type="float" office:value="-0.00000000000197736900875484" calcext:value-type="float">
            <text:p>-1.97736900875484E-12</text:p>
          </table:table-cell>
          <table:table-cell table:style-name="Default" office:value-type="float" office:value="2.35251474216856" calcext:value-type="float">
            <text:p>2.35251474216856</text:p>
          </table:table-cell>
          <table:table-cell table:style-name="Default" office:value-type="float" office:value="61.6979772362498" calcext:value-type="float">
            <text:p>61.6979772362498</text:p>
          </table:table-cell>
          <table:table-cell table:style-name="Default" office:value-type="float" office:value="-0.0000000000000532262031744983" calcext:value-type="float">
            <text:p>-5.32262031744983E-14</text:p>
          </table:table-cell>
          <table:table-cell table:style-name="Default" office:value-type="float" office:value="-3.32313505048053" calcext:value-type="float">
            <text:p>-3.32313505048053</text:p>
          </table:table-cell>
          <table:table-cell table:style-name="Default" office:value-type="float" office:value="-0.000000000000251248499586787" calcext:value-type="float">
            <text:p>-2.51248499586787E-13</text:p>
          </table:table-cell>
          <table:table-cell table:style-name="Default" office:value-type="float" office:value="0.0503122234284949" calcext:value-type="float">
            <text:p>0.050312223428495</text:p>
          </table:table-cell>
          <table:table-cell table:style-name="Default" office:value-type="float" office:value="3.97678063332175E-015" calcext:value-type="float">
            <text:p>3.97678063332175E-15</text:p>
          </table:table-cell>
          <table:table-cell table:style-name="Default" office:value-type="float" office:value="0.0780886565109422" calcext:value-type="float">
            <text:p>0.078088656510942</text:p>
          </table:table-cell>
          <table:table-cell table:style-name="Default" office:value-type="float" office:value="-6.73662716876397E-017" calcext:value-type="float">
            <text:p>-6.73662716876397E-17</text:p>
          </table:table-cell>
          <table:table-cell table:style-name="ce10"/>
          <table:table-cell table:style-name="ce19"/>
          <table:table-cell table:style-name="ce19" table:formula="of:=[.M38]*2" office:value-type="float" office:value="39.3999587391352" calcext:value-type="float">
            <text:p>39.3999587391352</text:p>
          </table:table-cell>
          <table:table-cell table:style-name="ce19" table:formula="of:=[.W38]/2" office:value-type="float" office:value="30.8489886181249" calcext:value-type="float">
            <text:p>30.8489886181249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39]*0.000000001" office:value-type="float" office:value="12" calcext:value-type="float">
            <text:p>12</text:p>
          </table:table-cell>
          <table:table-cell table:style-name="Default" office:value-type="float" office:value="12000000000" calcext:value-type="float">
            <text:p>1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512597902" calcext:value-type="float">
            <text:p>6.5125979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000478624012473288" calcext:value-type="float">
            <text:p>4.78624012473288E-13</text:p>
          </table:table-cell>
          <table:table-cell table:style-name="Default" office:value-type="float" office:value="2.75938356030502" calcext:value-type="float">
            <text:p>2.75938356030502</text:p>
          </table:table-cell>
          <table:table-cell table:style-name="Default" office:value-type="float" office:value="20.1910234952474" calcext:value-type="float">
            <text:p>20.1910234952474</text:p>
          </table:table-cell>
          <table:table-cell table:style-name="Default" office:value-type="float" office:value="-3.46083220963988E-015" calcext:value-type="float">
            <text:p>-3.46083220963988E-15</text:p>
          </table:table-cell>
          <table:table-cell table:style-name="Default" office:value-type="float" office:value="-1.864207904404" calcext:value-type="float">
            <text:p>-1.864207904404</text:p>
          </table:table-cell>
          <table:table-cell table:style-name="Default" office:value-type="float" office:value="5.73440000219402E-015" calcext:value-type="float">
            <text:p>5.73440000219402E-15</text:p>
          </table:table-cell>
          <table:table-cell table:style-name="Default" office:value-type="float" office:value="0.0869758700456485" calcext:value-type="float">
            <text:p>0.086975870045649</text:p>
          </table:table-cell>
          <table:table-cell table:style-name="Default" office:value-type="float" office:value="9.97574437512003E-017" calcext:value-type="float">
            <text:p>9.97574437512003E-17</text:p>
          </table:table-cell>
          <table:table-cell table:style-name="Default" office:value-type="float" office:value="0.0763705471585763" calcext:value-type="float">
            <text:p>0.076370547158576</text:p>
          </table:table-cell>
          <table:table-cell table:style-name="Default" office:value-type="float" office:value="-1.30902551590034E-017" calcext:value-type="float">
            <text:p>-1.30902551590034E-17</text:p>
          </table:table-cell>
          <table:table-cell table:style-name="Default" office:value-type="float" office:value="-0.00000000000439436042064875" calcext:value-type="float">
            <text:p>-4.39436042064875E-12</text:p>
          </table:table-cell>
          <table:table-cell table:style-name="Default" office:value-type="float" office:value="2.41224759047652" calcext:value-type="float">
            <text:p>2.41224759047652</text:p>
          </table:table-cell>
          <table:table-cell table:style-name="Default" office:value-type="float" office:value="61.8153503271345" calcext:value-type="float">
            <text:p>61.8153503271345</text:p>
          </table:table-cell>
          <table:table-cell table:style-name="Default" office:value-type="float" office:value="-0.0000000000000298746508351582" calcext:value-type="float">
            <text:p>-2.98746508351582E-14</text:p>
          </table:table-cell>
          <table:table-cell table:style-name="Default" office:value-type="float" office:value="-3.51701859893438" calcext:value-type="float">
            <text:p>-3.51701859893438</text:p>
          </table:table-cell>
          <table:table-cell table:style-name="Default" office:value-type="float" office:value="-0.000000000000153634219638507" calcext:value-type="float">
            <text:p>-1.53634219638507E-13</text:p>
          </table:table-cell>
          <table:table-cell table:style-name="Default" office:value-type="float" office:value="0.0503188172528026" calcext:value-type="float">
            <text:p>0.050318817252803</text:p>
          </table:table-cell>
          <table:table-cell table:style-name="Default" office:value-type="float" office:value="1.92875819562109E-015" calcext:value-type="float">
            <text:p>1.92875819562109E-15</text:p>
          </table:table-cell>
          <table:table-cell table:style-name="Default" office:value-type="float" office:value="0.0782577195108893" calcext:value-type="float">
            <text:p>0.078257719510889</text:p>
          </table:table-cell>
          <table:table-cell table:style-name="Default" office:value-type="float" office:value="-3.78210595454203E-017" calcext:value-type="float">
            <text:p>-3.78210595454203E-17</text:p>
          </table:table-cell>
          <table:table-cell table:style-name="ce10"/>
          <table:table-cell table:style-name="ce19"/>
          <table:table-cell table:style-name="ce19" table:formula="of:=[.M39]*2" office:value-type="float" office:value="40.3820469904948" calcext:value-type="float">
            <text:p>40.3820469904948</text:p>
          </table:table-cell>
          <table:table-cell table:style-name="ce19" table:formula="of:=[.W39]/2" office:value-type="float" office:value="30.9076751635672" calcext:value-type="float">
            <text:p>30.9076751635672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0]*0.000000001" office:value-type="float" office:value="16" calcext:value-type="float">
            <text:p>16</text:p>
          </table:table-cell>
          <table:table-cell table:style-name="Default" office:value-type="float" office:value="16000000000" calcext:value-type="float">
            <text:p>1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555824101" calcext:value-type="float">
            <text:p>6.5558241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00573320841906575" calcext:value-type="float">
            <text:p>-5.73320841906575E-13</text:p>
          </table:table-cell>
          <table:table-cell table:style-name="Default" office:value-type="float" office:value="2.79939407912088" calcext:value-type="float">
            <text:p>2.79939407912088</text:p>
          </table:table-cell>
          <table:table-cell table:style-name="Default" office:value-type="float" office:value="20.7795578039838" calcext:value-type="float">
            <text:p>20.7795578039838</text:p>
          </table:table-cell>
          <table:table-cell table:style-name="Default" office:value-type="float" office:value="6.84505649840315E-015" calcext:value-type="float">
            <text:p>6.84505649840315E-15</text:p>
          </table:table-cell>
          <table:table-cell table:style-name="Default" office:value-type="float" office:value="-1.8665543684853" calcext:value-type="float">
            <text:p>-1.8665543684853</text:p>
          </table:table-cell>
          <table:table-cell table:style-name="Default" office:value-type="float" office:value="-3.7218457178513E-015" calcext:value-type="float">
            <text:p>-3.7218457178513E-15</text:p>
          </table:table-cell>
          <table:table-cell table:style-name="Default" office:value-type="float" office:value="0.084153135138501" calcext:value-type="float">
            <text:p>0.084153135138501</text:p>
          </table:table-cell>
          <table:table-cell table:style-name="Default" office:value-type="float" office:value="1.63878313861642E-016" calcext:value-type="float">
            <text:p>1.63878313861642E-16</text:p>
          </table:table-cell>
          <table:table-cell table:style-name="Default" office:value-type="float" office:value="0.0735778183354544" calcext:value-type="float">
            <text:p>0.073577818335454</text:p>
          </table:table-cell>
          <table:table-cell table:style-name="Default" office:value-type="float" office:value="2.42374899546164E-017" calcext:value-type="float">
            <text:p>2.42374899546164E-17</text:p>
          </table:table-cell>
          <table:table-cell table:style-name="Default" office:value-type="float" office:value="0.0000000000011596630579629" calcext:value-type="float">
            <text:p>1.1596630579629E-12</text:p>
          </table:table-cell>
          <table:table-cell table:style-name="Default" office:value-type="float" office:value="2.481925739857" calcext:value-type="float">
            <text:p>2.481925739857</text:p>
          </table:table-cell>
          <table:table-cell table:style-name="Default" office:value-type="float" office:value="62.937298102572" calcext:value-type="float">
            <text:p>62.937298102572</text:p>
          </table:table-cell>
          <table:table-cell table:style-name="Default" office:value-type="float" office:value="0.000000000000057038924126432" calcext:value-type="float">
            <text:p>5.7038924126432E-14</text:p>
          </table:table-cell>
          <table:table-cell table:style-name="Default" office:value-type="float" office:value="-3.72823478120461" calcext:value-type="float">
            <text:p>-3.72823478120461</text:p>
          </table:table-cell>
          <table:table-cell table:style-name="Default" office:value-type="float" office:value="-0.000000000000013484318287615" calcext:value-type="float">
            <text:p>-1.3484318287615E-14</text:p>
          </table:table-cell>
          <table:table-cell table:style-name="Default" office:value-type="float" office:value="0.0499644557146401" calcext:value-type="float">
            <text:p>0.04996445571464</text:p>
          </table:table-cell>
          <table:table-cell table:style-name="Default" office:value-type="float" office:value="1.9651330780799E-017" calcext:value-type="float">
            <text:p>1.9651330780799E-17</text:p>
          </table:table-cell>
          <table:table-cell table:style-name="Default" office:value-type="float" office:value="0.0785598093214103" calcext:value-type="float">
            <text:p>0.07855980932141</text:p>
          </table:table-cell>
          <table:table-cell table:style-name="Default" office:value-type="float" office:value="7.1197320799632E-017" calcext:value-type="float">
            <text:p>7.1197320799632E-17</text:p>
          </table:table-cell>
          <table:table-cell table:style-name="ce10"/>
          <table:table-cell table:style-name="ce19"/>
          <table:table-cell table:style-name="ce19" table:formula="of:=[.M40]*2" office:value-type="float" office:value="41.5591156079676" calcext:value-type="float">
            <text:p>41.5591156079676</text:p>
          </table:table-cell>
          <table:table-cell table:style-name="ce19" table:formula="of:=[.W40]/2" office:value-type="float" office:value="31.468649051286" calcext:value-type="float">
            <text:p>31.468649051286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1]*0.000000001" office:value-type="float" office:value="20" calcext:value-type="float">
            <text:p>20</text:p>
          </table:table-cell>
          <table:table-cell table:style-name="Default" office:value-type="float" office:value="20000000000" calcext:value-type="float">
            <text:p>2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639832133" calcext:value-type="float">
            <text:p>6.6398321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0710047060049211" calcext:value-type="float">
            <text:p>-7.10047060049211E-12</text:p>
          </table:table-cell>
          <table:table-cell table:style-name="Default" office:value-type="float" office:value="2.83277253030323" calcext:value-type="float">
            <text:p>2.83277253030323</text:p>
          </table:table-cell>
          <table:table-cell table:style-name="Default" office:value-type="float" office:value="21.4283155974412" calcext:value-type="float">
            <text:p>21.4283155974412</text:p>
          </table:table-cell>
          <table:table-cell table:style-name="Default" office:value-type="float" office:value="-0.000000000000016363107412862" calcext:value-type="float">
            <text:p>-1.6363107412862E-14</text:p>
          </table:table-cell>
          <table:table-cell table:style-name="Default" office:value-type="float" office:value="-1.86989775580176" calcext:value-type="float">
            <text:p>-1.86989775580176</text:p>
          </table:table-cell>
          <table:table-cell table:style-name="Default" office:value-type="float" office:value="6.05370929001746E-015" calcext:value-type="float">
            <text:p>6.05370929001746E-15</text:p>
          </table:table-cell>
          <table:table-cell table:style-name="Default" office:value-type="float" office:value="0.0816104530928578" calcext:value-type="float">
            <text:p>0.081610453092858</text:p>
          </table:table-cell>
          <table:table-cell table:style-name="Default" office:value-type="float" office:value="-3.02373251946191E-016" calcext:value-type="float">
            <text:p>-3.02373251946191E-16</text:p>
          </table:table-cell>
          <table:table-cell table:style-name="Default" office:value-type="float" office:value="0.0713591414842489" calcext:value-type="float">
            <text:p>0.071359141484249</text:p>
          </table:table-cell>
          <table:table-cell table:style-name="Default" office:value-type="float" office:value="-5.44913244200965E-017" calcext:value-type="float">
            <text:p>-5.44913244200965E-17</text:p>
          </table:table-cell>
          <table:table-cell table:style-name="Default" office:value-type="float" office:value="-0.0000000000027517512649177" calcext:value-type="float">
            <text:p>-2.7517512649177E-12</text:p>
          </table:table-cell>
          <table:table-cell table:style-name="Default" office:value-type="float" office:value="2.55389352896368" calcext:value-type="float">
            <text:p>2.55389352896368</text:p>
          </table:table-cell>
          <table:table-cell table:style-name="Default" office:value-type="float" office:value="65.1698383479766" calcext:value-type="float">
            <text:p>65.1698383479766</text:p>
          </table:table-cell>
          <table:table-cell table:style-name="Default" office:value-type="float" office:value="-6.80763547667458E-015" calcext:value-type="float">
            <text:p>-6.80763547667458E-15</text:p>
          </table:table-cell>
          <table:table-cell table:style-name="Default" office:value-type="float" office:value="-3.73333647260443" calcext:value-type="float">
            <text:p>-3.73333647260443</text:p>
          </table:table-cell>
          <table:table-cell table:style-name="Default" office:value-type="float" office:value="0.0000000000000110794337915311" calcext:value-type="float">
            <text:p>1.10794337915311E-14</text:p>
          </table:table-cell>
          <table:table-cell table:style-name="Default" office:value-type="float" office:value="0.0467916710640593" calcext:value-type="float">
            <text:p>0.046791671064059</text:p>
          </table:table-cell>
          <table:table-cell table:style-name="Default" office:value-type="float" office:value="-1.45760926315733E-016" calcext:value-type="float">
            <text:p>-1.45760926315733E-16</text:p>
          </table:table-cell>
          <table:table-cell table:style-name="Default" office:value-type="float" office:value="0.0713433928069552" calcext:value-type="float">
            <text:p>0.071343392806955</text:p>
          </table:table-cell>
          <table:table-cell table:style-name="Default" office:value-type="float" office:value="-7.45252442250439E-018" calcext:value-type="float">
            <text:p>-7.45252442250439E-18</text:p>
          </table:table-cell>
          <table:table-cell table:style-name="ce10"/>
          <table:table-cell table:style-name="ce19"/>
          <table:table-cell table:style-name="ce19" table:formula="of:=[.M41]*2" office:value-type="float" office:value="42.8566311948824" calcext:value-type="float">
            <text:p>42.8566311948824</text:p>
          </table:table-cell>
          <table:table-cell table:style-name="ce19" table:formula="of:=[.W41]/2" office:value-type="float" office:value="32.5849191739883" calcext:value-type="float">
            <text:p>32.5849191739883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2]*0.000000001" office:value-type="float" office:value="24" calcext:value-type="float">
            <text:p>24</text:p>
          </table:table-cell>
          <table:table-cell table:style-name="Default" office:value-type="float" office:value="24000000000" calcext:value-type="float">
            <text:p>2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58654836" calcext:value-type="float">
            <text:p>6.586548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163653990338195" calcext:value-type="float">
            <text:p>-1.63653990338195E-11</text:p>
          </table:table-cell>
          <table:table-cell table:style-name="Default" office:value-type="float" office:value="2.8609867656397" calcext:value-type="float">
            <text:p>2.8609867656397</text:p>
          </table:table-cell>
          <table:table-cell table:style-name="Default" office:value-type="float" office:value="22.1146897761881" calcext:value-type="float">
            <text:p>22.1146897761881</text:p>
          </table:table-cell>
          <table:table-cell table:style-name="Default" office:value-type="float" office:value="-5.59009820419291E-015" calcext:value-type="float">
            <text:p>-5.59009820419291E-15</text:p>
          </table:table-cell>
          <table:table-cell table:style-name="Default" office:value-type="float" office:value="-1.87415663785067" calcext:value-type="float">
            <text:p>-1.87415663785067</text:p>
          </table:table-cell>
          <table:table-cell table:style-name="Default" office:value-type="float" office:value="0.0000000000000301184441329501" calcext:value-type="float">
            <text:p>3.01184441329501E-14</text:p>
          </table:table-cell>
          <table:table-cell table:style-name="Default" office:value-type="float" office:value="0.0793010874643427" calcext:value-type="float">
            <text:p>0.079301087464343</text:p>
          </table:table-cell>
          <table:table-cell table:style-name="Default" office:value-type="float" office:value="-2.94058270765523E-015" calcext:value-type="float">
            <text:p>-2.94058270765523E-15</text:p>
          </table:table-cell>
          <table:table-cell table:style-name="Default" office:value-type="float" office:value="0.0695359098490776" calcext:value-type="float">
            <text:p>0.069535909849078</text:p>
          </table:table-cell>
          <table:table-cell table:style-name="Default" office:value-type="float" office:value="-1.75771203986227E-017" calcext:value-type="float">
            <text:p>-1.75771203986227E-17</text:p>
          </table:table-cell>
          <table:table-cell table:style-name="Default" office:value-type="float" office:value="-0.0000000000019741069898286" calcext:value-type="float">
            <text:p>-1.9741069898286E-12</text:p>
          </table:table-cell>
          <table:table-cell table:style-name="Default" office:value-type="float" office:value="2.62229235025155" calcext:value-type="float">
            <text:p>2.62229235025155</text:p>
          </table:table-cell>
          <table:table-cell table:style-name="Default" office:value-type="float" office:value="68.3187836764393" calcext:value-type="float">
            <text:p>68.3187836764393</text:p>
          </table:table-cell>
          <table:table-cell table:style-name="Default" office:value-type="float" office:value="0.000000000000015736286279286" calcext:value-type="float">
            <text:p>1.5736286279286E-14</text:p>
          </table:table-cell>
          <table:table-cell table:style-name="Default" office:value-type="float" office:value="-3.74200696182417" calcext:value-type="float">
            <text:p>-3.74200696182417</text:p>
          </table:table-cell>
          <table:table-cell table:style-name="Default" office:value-type="float" office:value="-0.0000000000000284855353545849" calcext:value-type="float">
            <text:p>-2.84855353545849E-14</text:p>
          </table:table-cell>
          <table:table-cell table:style-name="Default" office:value-type="float" office:value="0.0440097953950997" calcext:value-type="float">
            <text:p>0.0440097953951</text:p>
          </table:table-cell>
          <table:table-cell table:style-name="Default" office:value-type="float" office:value="2.42427375352125E-016" calcext:value-type="float">
            <text:p>2.42427375352125E-16</text:p>
          </table:table-cell>
          <table:table-cell table:style-name="Default" office:value-type="float" office:value="0.0661620310934478" calcext:value-type="float">
            <text:p>0.066162031093448</text:p>
          </table:table-cell>
          <table:table-cell table:style-name="Default" office:value-type="float" office:value="1.52395081715216E-017" calcext:value-type="float">
            <text:p>1.52395081715216E-17</text:p>
          </table:table-cell>
          <table:table-cell table:style-name="ce10"/>
          <table:table-cell table:style-name="ce19"/>
          <table:table-cell table:style-name="ce19" table:formula="of:=[.M42]*2" office:value-type="float" office:value="44.2293795523762" calcext:value-type="float">
            <text:p>44.2293795523762</text:p>
          </table:table-cell>
          <table:table-cell table:style-name="ce19" table:formula="of:=[.W42]/2" office:value-type="float" office:value="34.1593918382196" calcext:value-type="float">
            <text:p>34.1593918382196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3]*0.000000001" office:value-type="float" office:value="28" calcext:value-type="float">
            <text:p>28</text:p>
          </table:table-cell>
          <table:table-cell table:style-name="Default" office:value-type="float" office:value="28000000000" calcext:value-type="float">
            <text:p>2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565216767" calcext:value-type="float">
            <text:p>6.5652167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644381679674481" calcext:value-type="float">
            <text:p>-6.44381679674481E-11</text:p>
          </table:table-cell>
          <table:table-cell table:style-name="Default" office:value-type="float" office:value="2.88521581505164" calcext:value-type="float">
            <text:p>2.88521581505164</text:p>
          </table:table-cell>
          <table:table-cell table:style-name="Default" office:value-type="float" office:value="22.8272362129147" calcext:value-type="float">
            <text:p>22.8272362129147</text:p>
          </table:table-cell>
          <table:table-cell table:style-name="Default" office:value-type="float" office:value="-0.000000000000109182933762953" calcext:value-type="float">
            <text:p>-1.09182933762953E-13</text:p>
          </table:table-cell>
          <table:table-cell table:style-name="Default" office:value-type="float" office:value="-1.87918257134608" calcext:value-type="float">
            <text:p>-1.87918257134608</text:p>
          </table:table-cell>
          <table:table-cell table:style-name="Default" office:value-type="float" office:value="0.000000000000143227724902614" calcext:value-type="float">
            <text:p>1.43227724902614E-13</text:p>
          </table:table-cell>
          <table:table-cell table:style-name="Default" office:value-type="float" office:value="0.0771863347992928" calcext:value-type="float">
            <text:p>0.077186334799293</text:p>
          </table:table-cell>
          <table:table-cell table:style-name="Default" office:value-type="float" office:value="-5.77019363991478E-015" calcext:value-type="float">
            <text:p>-5.77019363991478E-15</text:p>
          </table:table-cell>
          <table:table-cell table:style-name="Default" office:value-type="float" office:value="0.0679992581943268" calcext:value-type="float">
            <text:p>0.067999258194327</text:p>
          </table:table-cell>
          <table:table-cell table:style-name="Default" office:value-type="float" office:value="-3.25241235255662E-016" calcext:value-type="float">
            <text:p>-3.25241235255662E-16</text:p>
          </table:table-cell>
          <table:table-cell table:style-name="Default" office:value-type="float" office:value="-0.00000000000882726138506141" calcext:value-type="float">
            <text:p>-8.82726138506141E-12</text:p>
          </table:table-cell>
          <table:table-cell table:style-name="Default" office:value-type="float" office:value="2.68384730414738" calcext:value-type="float">
            <text:p>2.68384730414738</text:p>
          </table:table-cell>
          <table:table-cell table:style-name="Default" office:value-type="float" office:value="72.0662941773155" calcext:value-type="float">
            <text:p>72.0662941773155</text:p>
          </table:table-cell>
          <table:table-cell table:style-name="Default" office:value-type="float" office:value="-0.0000000000000379638337881434" calcext:value-type="float">
            <text:p>-3.79638337881434E-14</text:p>
          </table:table-cell>
          <table:table-cell table:style-name="Default" office:value-type="float" office:value="-3.75332709710985" calcext:value-type="float">
            <text:p>-3.75332709710985</text:p>
          </table:table-cell>
          <table:table-cell table:style-name="Default" office:value-type="float" office:value="-2.90943134087326E-015" calcext:value-type="float">
            <text:p>-2.90943134087326E-15</text:p>
          </table:table-cell>
          <table:table-cell table:style-name="Default" office:value-type="float" office:value="0.0416626699553202" calcext:value-type="float">
            <text:p>0.04166266995532</text:p>
          </table:table-cell>
          <table:table-cell table:style-name="Default" office:value-type="float" office:value="7.05969435101989E-017" calcext:value-type="float">
            <text:p>7.05969435101989E-17</text:p>
          </table:table-cell>
          <table:table-cell table:style-name="Default" office:value-type="float" office:value="0.0625455464305175" calcext:value-type="float">
            <text:p>0.062545546430518</text:p>
          </table:table-cell>
          <table:table-cell table:style-name="Default" office:value-type="float" office:value="-3.29483950296447E-017" calcext:value-type="float">
            <text:p>-3.29483950296447E-17</text:p>
          </table:table-cell>
          <table:table-cell table:style-name="ce10"/>
          <table:table-cell table:style-name="ce19"/>
          <table:table-cell table:style-name="ce19" table:formula="of:=[.M43]*2" office:value-type="float" office:value="45.6544724258294" calcext:value-type="float">
            <text:p>45.6544724258294</text:p>
          </table:table-cell>
          <table:table-cell table:style-name="ce19" table:formula="of:=[.W43]/2" office:value-type="float" office:value="36.0331470886577" calcext:value-type="float">
            <text:p>36.0331470886577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4]*0.000000001" office:value-type="float" office:value="32" calcext:value-type="float">
            <text:p>32</text:p>
          </table:table-cell>
          <table:table-cell table:style-name="Default" office:value-type="float" office:value="32000000000" calcext:value-type="float">
            <text:p>3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575961736" calcext:value-type="float">
            <text:p>6.5759617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106473655908463" calcext:value-type="float">
            <text:p>1.06473655908463E-10</text:p>
          </table:table-cell>
          <table:table-cell table:style-name="Default" office:value-type="float" office:value="2.90632361420297" calcext:value-type="float">
            <text:p>2.90632361420297</text:p>
          </table:table-cell>
          <table:table-cell table:style-name="Default" office:value-type="float" office:value="23.559632342172" calcext:value-type="float">
            <text:p>23.559632342172</text:p>
          </table:table-cell>
          <table:table-cell table:style-name="Default" office:value-type="float" office:value="0.00000000000015764147222694" calcext:value-type="float">
            <text:p>1.5764147222694E-13</text:p>
          </table:table-cell>
          <table:table-cell table:style-name="Default" office:value-type="float" office:value="-1.88479850629782" calcext:value-type="float">
            <text:p>-1.88479850629782</text:p>
          </table:table-cell>
          <table:table-cell table:style-name="Default" office:value-type="float" office:value="-0.000000000000497126453055686" calcext:value-type="float">
            <text:p>-4.97126453055686E-13</text:p>
          </table:table-cell>
          <table:table-cell table:style-name="Default" office:value-type="float" office:value="0.0752384979788459" calcext:value-type="float">
            <text:p>0.075238497978846</text:p>
          </table:table-cell>
          <table:table-cell table:style-name="Default" office:value-type="float" office:value="0.0000000000000198818808557469" calcext:value-type="float">
            <text:p>1.98818808557469E-14</text:p>
          </table:table-cell>
          <table:table-cell table:style-name="Default" office:value-type="float" office:value="0.0666835553656474" calcext:value-type="float">
            <text:p>0.066683555365647</text:p>
          </table:table-cell>
          <table:table-cell table:style-name="Default" office:value-type="float" office:value="4.46190912001227E-016" calcext:value-type="float">
            <text:p>4.46190912001227E-16</text:p>
          </table:table-cell>
          <table:table-cell table:style-name="Default" office:value-type="float" office:value="-0.0000000000154778896190021" calcext:value-type="float">
            <text:p>-1.54778896190021E-11</text:p>
          </table:table-cell>
          <table:table-cell table:style-name="Default" office:value-type="float" office:value="2.73748013361219" calcext:value-type="float">
            <text:p>2.73748013361219</text:p>
          </table:table-cell>
          <table:table-cell table:style-name="Default" office:value-type="float" office:value="76.1198451844817" calcext:value-type="float">
            <text:p>76.1198451844817</text:p>
          </table:table-cell>
          <table:table-cell table:style-name="Default" office:value-type="float" office:value="-0.0000000000000276541339125217" calcext:value-type="float">
            <text:p>-2.76541339125217E-14</text:p>
          </table:table-cell>
          <table:table-cell table:style-name="Default" office:value-type="float" office:value="-3.76627321480705" calcext:value-type="float">
            <text:p>-3.76627321480705</text:p>
          </table:table-cell>
          <table:table-cell table:style-name="Default" office:value-type="float" office:value="-0.0000000000000237486985811384" calcext:value-type="float">
            <text:p>-2.37486985811384E-14</text:p>
          </table:table-cell>
          <table:table-cell table:style-name="Default" office:value-type="float" office:value="0.0397101538324209" calcext:value-type="float">
            <text:p>0.039710153832421</text:p>
          </table:table-cell>
          <table:table-cell table:style-name="Default" office:value-type="float" office:value="3.27538102468485E-017" calcext:value-type="float">
            <text:p>3.27538102468485E-17</text:p>
          </table:table-cell>
          <table:table-cell table:style-name="Default" office:value-type="float" office:value="0.0600165517760256" calcext:value-type="float">
            <text:p>0.060016551776026</text:p>
          </table:table-cell>
          <table:table-cell table:style-name="Default" office:value-type="float" office:value="-2.18038509636953E-017" calcext:value-type="float">
            <text:p>-2.18038509636953E-17</text:p>
          </table:table-cell>
          <table:table-cell table:style-name="ce10"/>
          <table:table-cell table:style-name="ce19"/>
          <table:table-cell table:style-name="ce19" table:formula="of:=[.M44]*2" office:value-type="float" office:value="47.119264684344" calcext:value-type="float">
            <text:p>47.119264684344</text:p>
          </table:table-cell>
          <table:table-cell table:style-name="ce19" table:formula="of:=[.W44]/2" office:value-type="float" office:value="38.0599225922409" calcext:value-type="float">
            <text:p>38.0599225922409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5]*0.000000001" office:value-type="float" office:value="36" calcext:value-type="float">
            <text:p>36</text:p>
          </table:table-cell>
          <table:table-cell table:style-name="Default" office:value-type="float" office:value="36000000000" calcext:value-type="float">
            <text:p>3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589987302" calcext:value-type="float">
            <text:p>6.5899873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0172165509171377" calcext:value-type="float">
            <text:p>1.72165509171377E-11</text:p>
          </table:table-cell>
          <table:table-cell table:style-name="Default" office:value-type="float" office:value="2.92492724749693" calcext:value-type="float">
            <text:p>2.92492724749693</text:p>
          </table:table-cell>
          <table:table-cell table:style-name="Default" office:value-type="float" office:value="24.3076294711657" calcext:value-type="float">
            <text:p>24.3076294711657</text:p>
          </table:table-cell>
          <table:table-cell table:style-name="Default" office:value-type="float" office:value="0.0000000000000111112326605854" calcext:value-type="float">
            <text:p>1.11112326605854E-14</text:p>
          </table:table-cell>
          <table:table-cell table:style-name="Default" office:value-type="float" office:value="-1.89082522662759" calcext:value-type="float">
            <text:p>-1.89082522662759</text:p>
          </table:table-cell>
          <table:table-cell table:style-name="Default" office:value-type="float" office:value="-0.0000000000000354694102898261" calcext:value-type="float">
            <text:p>-3.54694102898261E-14</text:p>
          </table:table-cell>
          <table:table-cell table:style-name="Default" office:value-type="float" office:value="0.0734382378526599" calcext:value-type="float">
            <text:p>0.07343823785266</text:p>
          </table:table-cell>
          <table:table-cell table:style-name="Default" office:value-type="float" office:value="1.3788725889894E-015" calcext:value-type="float">
            <text:p>1.3788725889894E-15</text:p>
          </table:table-cell>
          <table:table-cell table:style-name="Default" office:value-type="float" office:value="0.0655476470994152" calcext:value-type="float">
            <text:p>0.065547647099415</text:p>
          </table:table-cell>
          <table:table-cell table:style-name="Default" office:value-type="float" office:value="2.99624098738008E-017" calcext:value-type="float">
            <text:p>2.99624098738008E-17</text:p>
          </table:table-cell>
          <table:table-cell table:style-name="Default" office:value-type="float" office:value="0.00000000000131531468371393" calcext:value-type="float">
            <text:p>1.31531468371393E-12</text:p>
          </table:table-cell>
          <table:table-cell table:style-name="Default" office:value-type="float" office:value="2.78343794768737" calcext:value-type="float">
            <text:p>2.78343794768737</text:p>
          </table:table-cell>
          <table:table-cell table:style-name="Default" office:value-type="float" office:value="80.2709911214276" calcext:value-type="float">
            <text:p>80.2709911214276</text:p>
          </table:table-cell>
          <table:table-cell table:style-name="Default" office:value-type="float" office:value="0.0000000000000227568753850887" calcext:value-type="float">
            <text:p>2.27568753850887E-14</text:p>
          </table:table-cell>
          <table:table-cell table:style-name="Default" office:value-type="float" office:value="-3.77998862769134" calcext:value-type="float">
            <text:p>-3.77998862769134</text:p>
          </table:table-cell>
          <table:table-cell table:style-name="Default" office:value-type="float" office:value="0.0000000000000346450748011642" calcext:value-type="float">
            <text:p>3.46450748011642E-14</text:p>
          </table:table-cell>
          <table:table-cell table:style-name="Default" office:value-type="float" office:value="0.0380851892482459" calcext:value-type="float">
            <text:p>0.038085189248246</text:p>
          </table:table-cell>
          <table:table-cell table:style-name="Default" office:value-type="float" office:value="-3.01464068195927E-016" calcext:value-type="float">
            <text:p>-3.01464068195927E-16</text:p>
          </table:table-cell>
          <table:table-cell table:style-name="Default" office:value-type="float" office:value="0.0582157994261153" calcext:value-type="float">
            <text:p>0.058215799426115</text:p>
          </table:table-cell>
          <table:table-cell table:style-name="Default" office:value-type="float" office:value="1.65042149657696E-017" calcext:value-type="float">
            <text:p>1.65042149657696E-17</text:p>
          </table:table-cell>
          <table:table-cell table:style-name="ce10"/>
          <table:table-cell table:style-name="ce19"/>
          <table:table-cell table:style-name="ce19" table:formula="of:=[.M45]*2" office:value-type="float" office:value="48.6152589423314" calcext:value-type="float">
            <text:p>48.6152589423314</text:p>
          </table:table-cell>
          <table:table-cell table:style-name="ce19" table:formula="of:=[.W45]/2" office:value-type="float" office:value="40.1354955607138" calcext:value-type="float">
            <text:p>40.1354955607138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6]*0.000000001" office:value-type="float" office:value="40" calcext:value-type="float">
            <text:p>40</text:p>
          </table:table-cell>
          <table:table-cell table:style-name="Default" office:value-type="float" office:value="40000000000" calcext:value-type="float">
            <text:p>4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581322565" calcext:value-type="float">
            <text:p>6.5813225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0868818983788398" calcext:value-type="float">
            <text:p>-8.68818983788398E-12</text:p>
          </table:table-cell>
          <table:table-cell table:style-name="Default" office:value-type="float" office:value="2.94146896724146" calcext:value-type="float">
            <text:p>2.94146896724146</text:p>
          </table:table-cell>
          <table:table-cell table:style-name="Default" office:value-type="float" office:value="25.0676641163166" calcext:value-type="float">
            <text:p>25.0676641163166</text:p>
          </table:table-cell>
          <table:table-cell table:style-name="Default" office:value-type="float" office:value="6.31500665547368E-015" calcext:value-type="float">
            <text:p>6.31500665547368E-15</text:p>
          </table:table-cell>
          <table:table-cell table:style-name="Default" office:value-type="float" office:value="-1.89709806893711" calcext:value-type="float">
            <text:p>-1.89709806893711</text:p>
          </table:table-cell>
          <table:table-cell table:style-name="Default" office:value-type="float" office:value="-2.15481925076809E-015" calcext:value-type="float">
            <text:p>-2.15481925076809E-15</text:p>
          </table:table-cell>
          <table:table-cell table:style-name="Default" office:value-type="float" office:value="0.0717715803149191" calcext:value-type="float">
            <text:p>0.071771580314919</text:p>
          </table:table-cell>
          <table:table-cell table:style-name="Default" office:value-type="float" office:value="-1.5930333622237E-016" calcext:value-type="float">
            <text:p>-1.5930333622237E-16</text:p>
          </table:table-cell>
          <table:table-cell table:style-name="Default" office:value-type="float" office:value="0.0645637710971978" calcext:value-type="float">
            <text:p>0.064563771097198</text:p>
          </table:table-cell>
          <table:table-cell table:style-name="Default" office:value-type="float" office:value="1.62648040235986E-017" calcext:value-type="float">
            <text:p>1.62648040235986E-17</text:p>
          </table:table-cell>
          <table:table-cell table:style-name="Default" office:value-type="float" office:value="-0.000000000346416743817799" calcext:value-type="float">
            <text:p>-3.46416743817799E-10</text:p>
          </table:table-cell>
          <table:table-cell table:style-name="Default" office:value-type="float" office:value="2.82255869106338" calcext:value-type="float">
            <text:p>2.82255869106338</text:p>
          </table:table-cell>
          <table:table-cell table:style-name="Default" office:value-type="float" office:value="84.3922716548702" calcext:value-type="float">
            <text:p>84.3922716548702</text:p>
          </table:table-cell>
          <table:table-cell table:style-name="Default" office:value-type="float" office:value="-0.00000000000146191919328647" calcext:value-type="float">
            <text:p>-1.46191919328647E-12</text:p>
          </table:table-cell>
          <table:table-cell table:style-name="Default" office:value-type="float" office:value="-3.79385808988688" calcext:value-type="float">
            <text:p>-3.79385808988688</text:p>
          </table:table-cell>
          <table:table-cell table:style-name="Default" office:value-type="float" office:value="0.000000000000136756943287852" calcext:value-type="float">
            <text:p>1.36756943287852E-13</text:p>
          </table:table-cell>
          <table:table-cell table:style-name="Default" office:value-type="float" office:value="0.0367219685118337" calcext:value-type="float">
            <text:p>0.036721968511834</text:p>
          </table:table-cell>
          <table:table-cell table:style-name="Default" office:value-type="float" office:value="-1.23718234979275E-016" calcext:value-type="float">
            <text:p>-1.23718234979275E-16</text:p>
          </table:table-cell>
          <table:table-cell table:style-name="Default" office:value-type="float" office:value="0.0569016145442237" calcext:value-type="float">
            <text:p>0.056901614544224</text:p>
          </table:table-cell>
          <table:table-cell table:style-name="Default" office:value-type="float" office:value="-9.85701188035133E-016" calcext:value-type="float">
            <text:p>-9.85701188035133E-16</text:p>
          </table:table-cell>
          <table:table-cell table:style-name="ce10"/>
          <table:table-cell table:style-name="ce19"/>
          <table:table-cell table:style-name="ce19" table:formula="of:=[.M46]*2" office:value-type="float" office:value="50.1353282326332" calcext:value-type="float">
            <text:p>50.1353282326332</text:p>
          </table:table-cell>
          <table:table-cell table:style-name="ce19" table:formula="of:=[.W46]/2" office:value-type="float" office:value="42.1961358274351" calcext:value-type="float">
            <text:p>42.1961358274351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7]*0.000000001" office:value-type="float" office:value="44" calcext:value-type="float">
            <text:p>44</text:p>
          </table:table-cell>
          <table:table-cell table:style-name="Default" office:value-type="float" office:value="44000000000" calcext:value-type="float">
            <text:p>4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672516355" calcext:value-type="float">
            <text:p>6.6725163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0369970407794046" calcext:value-type="float">
            <text:p>3.69970407794046E-11</text:p>
          </table:table-cell>
          <table:table-cell table:style-name="Default" office:value-type="float" office:value="2.95627214209556" calcext:value-type="float">
            <text:p>2.95627214209556</text:p>
          </table:table-cell>
          <table:table-cell table:style-name="Default" office:value-type="float" office:value="25.8362896851612" calcext:value-type="float">
            <text:p>25.8362896851612</text:p>
          </table:table-cell>
          <table:table-cell table:style-name="Default" office:value-type="float" office:value="0.0000000000000347435860773832" calcext:value-type="float">
            <text:p>3.47435860773832E-14</text:p>
          </table:table-cell>
          <table:table-cell table:style-name="Default" office:value-type="float" office:value="-1.90347597970397" calcext:value-type="float">
            <text:p>-1.90347597970397</text:p>
          </table:table-cell>
          <table:table-cell table:style-name="Default" office:value-type="float" office:value="-0.000000000000107908687170367" calcext:value-type="float">
            <text:p>-1.07908687170367E-13</text:p>
          </table:table-cell>
          <table:table-cell table:style-name="Default" office:value-type="float" office:value="0.0702276841487382" calcext:value-type="float">
            <text:p>0.070227684148738</text:p>
          </table:table-cell>
          <table:table-cell table:style-name="Default" office:value-type="float" office:value="5.20045095070398E-015" calcext:value-type="float">
            <text:p>5.20045095070398E-15</text:p>
          </table:table-cell>
          <table:table-cell table:style-name="Default" office:value-type="float" office:value="0.0637113553598447" calcext:value-type="float">
            <text:p>0.063711355359845</text:p>
          </table:table-cell>
          <table:table-cell table:style-name="Default" office:value-type="float" office:value="8.56764259119934E-017" calcext:value-type="float">
            <text:p>8.56764259119934E-17</text:p>
          </table:table-cell>
          <table:table-cell table:style-name="Default" office:value-type="float" office:value="-0.0000000000142968943282454" calcext:value-type="float">
            <text:p>-1.42968943282454E-11</text:p>
          </table:table-cell>
          <table:table-cell table:style-name="Default" office:value-type="float" office:value="2.85583755270518" calcext:value-type="float">
            <text:p>2.85583755270518</text:p>
          </table:table-cell>
          <table:table-cell table:style-name="Default" office:value-type="float" office:value="88.4140697635374" calcext:value-type="float">
            <text:p>88.4140697635374</text:p>
          </table:table-cell>
          <table:table-cell table:style-name="Default" office:value-type="float" office:value="-0.0000000000000975661273961721" calcext:value-type="float">
            <text:p>-9.75661273961721E-14</text:p>
          </table:table-cell>
          <table:table-cell table:style-name="Default" office:value-type="float" office:value="-3.80748168071268" calcext:value-type="float">
            <text:p>-3.80748168071268</text:p>
          </table:table-cell>
          <table:table-cell table:style-name="Default" office:value-type="float" office:value="1.85995180261449E-015" calcext:value-type="float">
            <text:p>1.85995180261449E-15</text:p>
          </table:table-cell>
          <table:table-cell table:style-name="Default" office:value-type="float" office:value="0.0355654398592352" calcext:value-type="float">
            <text:p>0.035565439859235</text:p>
          </table:table-cell>
          <table:table-cell table:style-name="Default" office:value-type="float" office:value="5.87080388078113E-017" calcext:value-type="float">
            <text:p>5.87080388078113E-17</text:p>
          </table:table-cell>
          <table:table-cell table:style-name="Default" office:value-type="float" office:value="0.0559175010727884" calcext:value-type="float">
            <text:p>0.055917501072788</text:p>
          </table:table-cell>
          <table:table-cell table:style-name="Default" office:value-type="float" office:value="-6.17057222672178E-017" calcext:value-type="float">
            <text:p>-6.17057222672178E-17</text:p>
          </table:table-cell>
          <table:table-cell table:style-name="ce10"/>
          <table:table-cell table:style-name="ce19"/>
          <table:table-cell table:style-name="ce19" table:formula="of:=[.M47]*2" office:value-type="float" office:value="51.6725793703224" calcext:value-type="float">
            <text:p>51.6725793703224</text:p>
          </table:table-cell>
          <table:table-cell table:style-name="ce19" table:formula="of:=[.W47]/2" office:value-type="float" office:value="44.2070348817687" calcext:value-type="float">
            <text:p>44.2070348817687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8]*0.000000001" office:value-type="float" office:value="48" calcext:value-type="float">
            <text:p>48</text:p>
          </table:table-cell>
          <table:table-cell table:style-name="Default" office:value-type="float" office:value="48000000000" calcext:value-type="float">
            <text:p>4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640227025" calcext:value-type="float">
            <text:p>6.640227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597257814384026" calcext:value-type="float">
            <text:p>-5.97257814384026E-10</text:p>
          </table:table-cell>
          <table:table-cell table:style-name="Default" office:value-type="float" office:value="2.9695806009492" calcext:value-type="float">
            <text:p>2.9695806009492</text:p>
          </table:table-cell>
          <table:table-cell table:style-name="Default" office:value-type="float" office:value="26.6100234392211" calcext:value-type="float">
            <text:p>26.6100234392211</text:p>
          </table:table-cell>
          <table:table-cell table:style-name="Default" office:value-type="float" office:value="-0.000000000000579885432986264" calcext:value-type="float">
            <text:p>-5.79885432986264E-13</text:p>
          </table:table-cell>
          <table:table-cell table:style-name="Default" office:value-type="float" office:value="-1.90984490478471" calcext:value-type="float">
            <text:p>-1.90984490478471</text:p>
          </table:table-cell>
          <table:table-cell table:style-name="Default" office:value-type="float" office:value="0.00000000000083618541048537" calcext:value-type="float">
            <text:p>8.3618541048537E-13</text:p>
          </table:table-cell>
          <table:table-cell table:style-name="Default" office:value-type="float" office:value="0.0687974131972862" calcext:value-type="float">
            <text:p>0.068797413197286</text:p>
          </table:table-cell>
          <table:table-cell table:style-name="Default" office:value-type="float" office:value="-0.0000000000000327585952364962" calcext:value-type="float">
            <text:p>-3.27585952364962E-14</text:p>
          </table:table-cell>
          <table:table-cell table:style-name="Default" office:value-type="float" office:value="0.0629737389233022" calcext:value-type="float">
            <text:p>0.062973738923302</text:p>
          </table:table-cell>
          <table:table-cell table:style-name="Default" office:value-type="float" office:value="-1.37232325051165E-015" calcext:value-type="float">
            <text:p>-1.37232325051165E-15</text:p>
          </table:table-cell>
          <table:table-cell table:style-name="Default" office:value-type="float" office:value="-0.0000000000681026867080031" calcext:value-type="float">
            <text:p>-6.81026867080031E-11</text:p>
          </table:table-cell>
          <table:table-cell table:style-name="Default" office:value-type="float" office:value="2.88422341614765" calcext:value-type="float">
            <text:p>2.88422341614765</text:p>
          </table:table-cell>
          <table:table-cell table:style-name="Default" office:value-type="float" office:value="92.3026936192865" calcext:value-type="float">
            <text:p>92.3026936192865</text:p>
          </table:table-cell>
          <table:table-cell table:style-name="Default" office:value-type="float" office:value="-0.00000000000025521526300581" calcext:value-type="float">
            <text:p>-2.5521526300581E-13</text:p>
          </table:table-cell>
          <table:table-cell table:style-name="Default" office:value-type="float" office:value="-3.82062040084468" calcext:value-type="float">
            <text:p>-3.82062040084468</text:p>
          </table:table-cell>
          <table:table-cell table:style-name="Default" office:value-type="float" office:value="0.0000000000000293523254929732" calcext:value-type="float">
            <text:p>2.93523254929732E-14</text:p>
          </table:table-cell>
          <table:table-cell table:style-name="Default" office:value-type="float" office:value="0.0345723959654947" calcext:value-type="float">
            <text:p>0.034572395965495</text:p>
          </table:table-cell>
          <table:table-cell table:style-name="Default" office:value-type="float" office:value="-4.30950808744933E-017" calcext:value-type="float">
            <text:p>-4.30950808744933E-17</text:p>
          </table:table-cell>
          <table:table-cell table:style-name="Default" office:value-type="float" office:value="0.0551624232479713" calcext:value-type="float">
            <text:p>0.055162423247971</text:p>
          </table:table-cell>
          <table:table-cell table:style-name="Default" office:value-type="float" office:value="-1.52523093370778E-016" calcext:value-type="float">
            <text:p>-1.52523093370778E-16</text:p>
          </table:table-cell>
          <table:table-cell table:style-name="ce10"/>
          <table:table-cell table:style-name="ce19"/>
          <table:table-cell table:style-name="ce19" table:formula="of:=[.M48]*2" office:value-type="float" office:value="53.2200468784422" calcext:value-type="float">
            <text:p>53.2200468784422</text:p>
          </table:table-cell>
          <table:table-cell table:style-name="ce19" table:formula="of:=[.W48]/2" office:value-type="float" office:value="46.1513468096433" calcext:value-type="float">
            <text:p>46.1513468096433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49]*0.000000001" office:value-type="float" office:value="52" calcext:value-type="float">
            <text:p>52</text:p>
          </table:table-cell>
          <table:table-cell table:style-name="Default" office:value-type="float" office:value="52000000000" calcext:value-type="float">
            <text:p>5200000000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39.918342381" calcext:value-type="float">
            <text:p>39.9183423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0167218940052374" calcext:value-type="float">
            <text:p>-1.67218940052374E-12</text:p>
          </table:table-cell>
          <table:table-cell table:style-name="Default" office:value-type="float" office:value="2.98158495988701" calcext:value-type="float">
            <text:p>2.98158495988701</text:p>
          </table:table-cell>
          <table:table-cell table:style-name="Default" office:value-type="float" office:value="27.3853922001581" calcext:value-type="float">
            <text:p>27.3853922001581</text:p>
          </table:table-cell>
          <table:table-cell table:style-name="Default" office:value-type="float" office:value="-8.0301370017219E-015" calcext:value-type="float">
            <text:p>-8.0301370017219E-15</text:p>
          </table:table-cell>
          <table:table-cell table:style-name="Default" office:value-type="float" office:value="-1.91611736474814" calcext:value-type="float">
            <text:p>-1.91611736474814</text:p>
          </table:table-cell>
          <table:table-cell table:style-name="Default" office:value-type="float" office:value="-0.0000000000000257431671680823" calcext:value-type="float">
            <text:p>-2.57431671680823E-14</text:p>
          </table:table-cell>
          <table:table-cell table:style-name="Default" office:value-type="float" office:value="0.0674725238669544" calcext:value-type="float">
            <text:p>0.067472523866954</text:p>
          </table:table-cell>
          <table:table-cell table:style-name="Default" office:value-type="float" office:value="9.03384803256589E-016" calcext:value-type="float">
            <text:p>9.03384803256589E-16</text:p>
          </table:table-cell>
          <table:table-cell table:style-name="Default" office:value-type="float" office:value="0.0623365669272474" calcext:value-type="float">
            <text:p>0.062336566927247</text:p>
          </table:table-cell>
          <table:table-cell table:style-name="Default" office:value-type="float" office:value="-1.82787658830723E-017" calcext:value-type="float">
            <text:p>-1.82787658830723E-17</text:p>
          </table:table-cell>
          <table:table-cell table:style-name="Default" office:value-type="float" office:value="-0.000000000178230951712276" calcext:value-type="float">
            <text:p>-1.78230951712276E-10</text:p>
          </table:table-cell>
          <table:table-cell table:style-name="Default" office:value-type="float" office:value="2.90854426219663" calcext:value-type="float">
            <text:p>2.90854426219663</text:p>
          </table:table-cell>
          <table:table-cell table:style-name="Default" office:value-type="float" office:value="96.0450651447994" calcext:value-type="float">
            <text:p>96.0450651447994</text:p>
          </table:table-cell>
          <table:table-cell table:style-name="Default" office:value-type="float" office:value="-0.000000000000683950438515983" calcext:value-type="float">
            <text:p>-6.83950438515983E-13</text:p>
          </table:table-cell>
          <table:table-cell table:style-name="Default" office:value-type="float" office:value="-3.83314534255932" calcext:value-type="float">
            <text:p>-3.83314534255932</text:p>
          </table:table-cell>
          <table:table-cell table:style-name="Default" office:value-type="float" office:value="0.00000000000100414604076732" calcext:value-type="float">
            <text:p>1.00414604076732E-12</text:p>
          </table:table-cell>
          <table:table-cell table:style-name="Default" office:value-type="float" office:value="0.0337097444575203" calcext:value-type="float">
            <text:p>0.03370974445752</text:p>
          </table:table-cell>
          <table:table-cell table:style-name="Default" office:value-type="float" office:value="-0.0000000000000101109736973849" calcext:value-type="float">
            <text:p>-1.01109736973849E-14</text:p>
          </table:table-cell>
          <table:table-cell table:style-name="Default" office:value-type="float" office:value="0.0545702546449341" calcext:value-type="float">
            <text:p>0.054570254644934</text:p>
          </table:table-cell>
          <table:table-cell table:style-name="Default" office:value-type="float" office:value="-3.88602470497179E-016" calcext:value-type="float">
            <text:p>-3.88602470497179E-16</text:p>
          </table:table-cell>
          <table:table-cell table:style-name="ce10"/>
          <table:table-cell table:style-name="ce19"/>
          <table:table-cell table:style-name="ce19" table:formula="of:=[.M49]*2" office:value-type="float" office:value="54.7707844003162" calcext:value-type="float">
            <text:p>54.7707844003162</text:p>
          </table:table-cell>
          <table:table-cell table:style-name="ce19" table:formula="of:=[.W49]/2" office:value-type="float" office:value="48.0225325723997" calcext:value-type="float">
            <text:p>48.0225325723997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50]*0.000000001" office:value-type="float" office:value="56" calcext:value-type="float">
            <text:p>56</text:p>
          </table:table-cell>
          <table:table-cell table:style-name="Default" office:value-type="float" office:value="56000000000" calcext:value-type="float">
            <text:p>5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674870896" calcext:value-type="float">
            <text:p>6.6748708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0707116508771084" calcext:value-type="float">
            <text:p>7.07116508771084E-11</text:p>
          </table:table-cell>
          <table:table-cell table:style-name="Default" office:value-type="float" office:value="2.99243968962381" calcext:value-type="float">
            <text:p>2.99243968962381</text:p>
          </table:table-cell>
          <table:table-cell table:style-name="Default" office:value-type="float" office:value="28.1590512962206" calcext:value-type="float">
            <text:p>28.1590512962206</text:p>
          </table:table-cell>
          <table:table-cell table:style-name="Default" office:value-type="float" office:value="0.0000000000000576959442925216" calcext:value-type="float">
            <text:p>5.76959442925216E-14</text:p>
          </table:table-cell>
          <table:table-cell table:style-name="Default" office:value-type="float" office:value="-1.92222978333815" calcext:value-type="float">
            <text:p>-1.92222978333815</text:p>
          </table:table-cell>
          <table:table-cell table:style-name="Default" office:value-type="float" office:value="0.000000000000152244056282176" calcext:value-type="float">
            <text:p>1.52244056282176E-13</text:p>
          </table:table-cell>
          <table:table-cell table:style-name="Default" office:value-type="float" office:value="0.0662452630118905" calcext:value-type="float">
            <text:p>0.066245263011891</text:p>
          </table:table-cell>
          <table:table-cell table:style-name="Default" office:value-type="float" office:value="-5.13386003608034E-015" calcext:value-type="float">
            <text:p>-5.13386003608034E-15</text:p>
          </table:table-cell>
          <table:table-cell table:style-name="Default" office:value-type="float" office:value="0.0617870813285507" calcext:value-type="float">
            <text:p>0.061787081328551</text:p>
          </table:table-cell>
          <table:table-cell table:style-name="Default" office:value-type="float" office:value="1.26597446939131E-016" calcext:value-type="float">
            <text:p>1.26597446939131E-16</text:p>
          </table:table-cell>
          <table:table-cell table:style-name="Default" office:value-type="float" office:value="0.000000000000281364217815387" calcext:value-type="float">
            <text:p>2.81364217815387E-13</text:p>
          </table:table-cell>
          <table:table-cell table:style-name="Default" office:value-type="float" office:value="2.92949337209778" calcext:value-type="float">
            <text:p>2.92949337209778</text:p>
          </table:table-cell>
          <table:table-cell table:style-name="Default" office:value-type="float" office:value="99.6392843835545" calcext:value-type="float">
            <text:p>99.6392843835545</text:p>
          </table:table-cell>
          <table:table-cell table:style-name="Default" office:value-type="float" office:value="-0.000000000000022145391426233" calcext:value-type="float">
            <text:p>-2.2145391426233E-14</text:p>
          </table:table-cell>
          <table:table-cell table:style-name="Default" office:value-type="float" office:value="-3.84499904404778" calcext:value-type="float">
            <text:p>-3.84499904404778</text:p>
          </table:table-cell>
          <table:table-cell table:style-name="Default" office:value-type="float" office:value="0.000000000000203734488579122" calcext:value-type="float">
            <text:p>2.03734488579122E-13</text:p>
          </table:table-cell>
          <table:table-cell table:style-name="Default" office:value-type="float" office:value="0.0329522840931813" calcext:value-type="float">
            <text:p>0.032952284093181</text:p>
          </table:table-cell>
          <table:table-cell table:style-name="Default" office:value-type="float" office:value="-1.53175661030858E-015" calcext:value-type="float">
            <text:p>-1.53175661030858E-15</text:p>
          </table:table-cell>
          <table:table-cell table:style-name="Default" office:value-type="float" office:value="0.0540968092758924" calcext:value-type="float">
            <text:p>0.054096809275892</text:p>
          </table:table-cell>
          <table:table-cell table:style-name="Default" office:value-type="float" office:value="-1.20233201566694E-017" calcext:value-type="float">
            <text:p>-1.20233201566694E-17</text:p>
          </table:table-cell>
          <table:table-cell table:style-name="ce10"/>
          <table:table-cell table:style-name="ce19"/>
          <table:table-cell table:style-name="ce19" table:formula="of:=[.M50]*2" office:value-type="float" office:value="56.3181025924412" calcext:value-type="float">
            <text:p>56.3181025924412</text:p>
          </table:table-cell>
          <table:table-cell table:style-name="ce19" table:formula="of:=[.W50]/2" office:value-type="float" office:value="49.8196421917772" calcext:value-type="float">
            <text:p>49.8196421917772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51]*0.000000001" office:value-type="float" office:value="60" calcext:value-type="float">
            <text:p>60</text:p>
          </table:table-cell>
          <table:table-cell table:style-name="Default" office:value-type="float" office:value="60000000000" calcext:value-type="float">
            <text:p>6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69234171" calcext:value-type="float">
            <text:p>6.692341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295504328486247" calcext:value-type="float">
            <text:p>2.95504328486247E-10</text:p>
          </table:table-cell>
          <table:table-cell table:style-name="Default" office:value-type="float" office:value="3.00227394699234" calcext:value-type="float">
            <text:p>3.00227394699234</text:p>
          </table:table-cell>
          <table:table-cell table:style-name="Default" office:value-type="float" office:value="28.9279065926787" calcext:value-type="float">
            <text:p>28.9279065926787</text:p>
          </table:table-cell>
          <table:table-cell table:style-name="Default" office:value-type="float" office:value="0.000000000000257469401526299" calcext:value-type="float">
            <text:p>2.57469401526299E-13</text:p>
          </table:table-cell>
          <table:table-cell table:style-name="Default" office:value-type="float" office:value="-1.92813876390859" calcext:value-type="float">
            <text:p>-1.92813876390859</text:p>
          </table:table-cell>
          <table:table-cell table:style-name="Default" office:value-type="float" office:value="-0.00000000000035883763388308" calcext:value-type="float">
            <text:p>-3.5883763388308E-13</text:p>
          </table:table-cell>
          <table:table-cell table:style-name="Default" office:value-type="float" office:value="0.0651082113062505" calcext:value-type="float">
            <text:p>0.065108211306251</text:p>
          </table:table-cell>
          <table:table-cell table:style-name="Default" office:value-type="float" office:value="0.0000000000000213563140233254" calcext:value-type="float">
            <text:p>2.13563140233254E-14</text:p>
          </table:table-cell>
          <table:table-cell table:style-name="Default" office:value-type="float" office:value="0.0613138432717633" calcext:value-type="float">
            <text:p>0.061313843271763</text:p>
          </table:table-cell>
          <table:table-cell table:style-name="Default" office:value-type="float" office:value="5.45716589684147E-016" calcext:value-type="float">
            <text:p>5.45716589684147E-16</text:p>
          </table:table-cell>
          <table:table-cell table:style-name="Default" office:value-type="float" office:value="-0.00000000012225647539782" calcext:value-type="float">
            <text:p>-1.2225647539782E-10</text:p>
          </table:table-cell>
          <table:table-cell table:style-name="Default" office:value-type="float" office:value="2.94764010860454" calcext:value-type="float">
            <text:p>2.94764010860454</text:p>
          </table:table-cell>
          <table:table-cell table:style-name="Default" office:value-type="float" office:value="103.089168049117" calcext:value-type="float">
            <text:p>103.089168049117</text:p>
          </table:table-cell>
          <table:table-cell table:style-name="Default" office:value-type="float" office:value="-0.000000000000374576138855601" calcext:value-type="float">
            <text:p>-3.74576138855601E-13</text:p>
          </table:table-cell>
          <table:table-cell table:style-name="Default" office:value-type="float" office:value="-3.85616860924673" calcext:value-type="float">
            <text:p>-3.85616860924673</text:p>
          </table:table-cell>
          <table:table-cell table:style-name="Default" office:value-type="float" office:value="0.00000000000150707777609249" calcext:value-type="float">
            <text:p>1.50707777609249E-12</text:p>
          </table:table-cell>
          <table:table-cell table:style-name="Default" office:value-type="float" office:value="0.0322807517933334" calcext:value-type="float">
            <text:p>0.032280751793333</text:p>
          </table:table-cell>
          <table:table-cell table:style-name="Default" office:value-type="float" office:value="-0.0000000000000116867571409485" calcext:value-type="float">
            <text:p>-1.16867571409485E-14</text:p>
          </table:table-cell>
          <table:table-cell table:style-name="Default" office:value-type="float" office:value="0.0537118758678554" calcext:value-type="float">
            <text:p>0.053711875867855</text:p>
          </table:table-cell>
          <table:table-cell table:style-name="Default" office:value-type="float" office:value="-1.95162958960797E-016" calcext:value-type="float">
            <text:p>-1.95162958960797E-16</text:p>
          </table:table-cell>
          <table:table-cell table:style-name="ce10"/>
          <table:table-cell table:style-name="ce19"/>
          <table:table-cell table:style-name="ce19" table:formula="of:=[.M51]*2" office:value-type="float" office:value="57.8558131853574" calcext:value-type="float">
            <text:p>57.8558131853574</text:p>
          </table:table-cell>
          <table:table-cell table:style-name="ce19" table:formula="of:=[.W51]/2" office:value-type="float" office:value="51.5445840245585" calcext:value-type="float">
            <text:p>51.5445840245585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52]*0.000000001" office:value-type="float" office:value="64" calcext:value-type="float">
            <text:p>64</text:p>
          </table:table-cell>
          <table:table-cell table:style-name="Default" office:value-type="float" office:value="64000000000" calcext:value-type="float">
            <text:p>6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667703859" calcext:value-type="float">
            <text:p>6.6677038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177830941745601" calcext:value-type="float">
            <text:p>-1.77830941745601E-11</text:p>
          </table:table-cell>
          <table:table-cell table:style-name="Default" office:value-type="float" office:value="3.0111983746798" calcext:value-type="float">
            <text:p>3.0111983746798</text:p>
          </table:table-cell>
          <table:table-cell table:style-name="Default" office:value-type="float" office:value="29.689206420576" calcext:value-type="float">
            <text:p>29.689206420576</text:p>
          </table:table-cell>
          <table:table-cell table:style-name="Default" office:value-type="float" office:value="-0.0000000000000156445124917283" calcext:value-type="float">
            <text:p>-1.56445124917283E-14</text:p>
          </table:table-cell>
          <table:table-cell table:style-name="Default" office:value-type="float" office:value="-1.93381712933927" calcext:value-type="float">
            <text:p>-1.93381712933927</text:p>
          </table:table-cell>
          <table:table-cell table:style-name="Default" office:value-type="float" office:value="0.00000000000016775891418326" calcext:value-type="float">
            <text:p>1.6775891418326E-13</text:p>
          </table:table-cell>
          <table:table-cell table:style-name="Default" office:value-type="float" office:value="0.0640542562045331" calcext:value-type="float">
            <text:p>0.064054256204533</text:p>
          </table:table-cell>
          <table:table-cell table:style-name="Default" office:value-type="float" office:value="-5.17309564830278E-015" calcext:value-type="float">
            <text:p>-5.17309564830278E-15</text:p>
          </table:table-cell>
          <table:table-cell table:style-name="Default" office:value-type="float" office:value="0.0609066311619114" calcext:value-type="float">
            <text:p>0.060906631161911</text:p>
          </table:table-cell>
          <table:table-cell table:style-name="Default" office:value-type="float" office:value="-3.20943085693674E-017" calcext:value-type="float">
            <text:p>-3.20943085693674E-17</text:p>
          </table:table-cell>
          <table:table-cell table:style-name="Default" office:value-type="float" office:value="0.00000000112937856827272" calcext:value-type="float">
            <text:p>1.12937856827272E-09</text:p>
          </table:table-cell>
          <table:table-cell table:style-name="Default" office:value-type="float" office:value="2.96344831545103" calcext:value-type="float">
            <text:p>2.96344831545103</text:p>
          </table:table-cell>
          <table:table-cell table:style-name="Default" office:value-type="float" office:value="106.401202188058" calcext:value-type="float">
            <text:p>106.401202188058</text:p>
          </table:table-cell>
          <table:table-cell table:style-name="Default" office:value-type="float" office:value="0.00000000000348273223185715" calcext:value-type="float">
            <text:p>3.48273223185715E-12</text:p>
          </table:table-cell>
          <table:table-cell table:style-name="Default" office:value-type="float" office:value="-3.86666784494242" calcext:value-type="float">
            <text:p>-3.86666784494242</text:p>
          </table:table-cell>
          <table:table-cell table:style-name="Default" office:value-type="float" office:value="-0.0000000000030692102102872" calcext:value-type="float">
            <text:p>-3.0692102102872E-12</text:p>
          </table:table-cell>
          <table:table-cell table:style-name="Default" office:value-type="float" office:value="0.0316802983854217" calcext:value-type="float">
            <text:p>0.031680298385422</text:p>
          </table:table-cell>
          <table:table-cell table:style-name="Default" office:value-type="float" office:value="0.0000000000000204755219030841" calcext:value-type="float">
            <text:p>2.04755219030841E-14</text:p>
          </table:table-cell>
          <table:table-cell table:style-name="Default" office:value-type="float" office:value="0.0533943207507899" calcext:value-type="float">
            <text:p>0.05339432075079</text:p>
          </table:table-cell>
          <table:table-cell table:style-name="Default" office:value-type="float" office:value="1.74770696244789E-015" calcext:value-type="float">
            <text:p>1.74770696244789E-15</text:p>
          </table:table-cell>
          <table:table-cell table:style-name="ce10"/>
          <table:table-cell table:style-name="ce19"/>
          <table:table-cell table:style-name="ce19" table:formula="of:=[.M52]*2" office:value-type="float" office:value="59.378412841152" calcext:value-type="float">
            <text:p>59.378412841152</text:p>
          </table:table-cell>
          <table:table-cell table:style-name="ce19" table:formula="of:=[.W52]/2" office:value-type="float" office:value="53.200601094029" calcext:value-type="float">
            <text:p>53.200601094029</text:p>
          </table:table-cell>
          <table:table-cell table:style-name="ce19" table:number-columns-repeated="6"/>
          <table:table-cell table:style-name="ce10" table:number-columns-repeated="24"/>
          <table:table-cell table:style-name="ce13" table:number-columns-repeated="960"/>
        </table:table-row>
        <table:table-row table:style-name="ro1">
          <table:table-cell table:style-name="Default" table:formula="of:=[.B53]*0.000000001" office:value-type="float" office:value="68" calcext:value-type="float">
            <text:p>68</text:p>
          </table:table-cell>
          <table:table-cell table:style-name="Default" office:value-type="float" office:value="68000000000" calcext:value-type="float">
            <text:p>6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726126303" calcext:value-type="float">
            <text:p>6.7261263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278828395120072" calcext:value-type="float">
            <text:p>-2.78828395120072E-10</text:p>
          </table:table-cell>
          <table:table-cell table:style-name="Default" office:value-type="float" office:value="3.01930938235517" calcext:value-type="float">
            <text:p>3.01930938235517</text:p>
          </table:table-cell>
          <table:table-cell table:style-name="Default" office:value-type="float" office:value="30.4405936324155" calcext:value-type="float">
            <text:p>30.4405936324155</text:p>
          </table:table-cell>
          <table:table-cell table:style-name="Default" office:value-type="float" office:value="-0.000000000000229952340245055" calcext:value-type="float">
            <text:p>-2.29952340245055E-13</text:p>
          </table:table-cell>
          <table:table-cell table:style-name="Default" office:value-type="float" office:value="-1.93925021334292" calcext:value-type="float">
            <text:p>-1.93925021334292</text:p>
          </table:table-cell>
          <table:table-cell table:style-name="Default" office:value-type="float" office:value="0.000000000000557718714171864" calcext:value-type="float">
            <text:p>5.57718714171864E-13</text:p>
          </table:table-cell>
          <table:table-cell table:style-name="Default" office:value-type="float" office:value="0.0630766209834419" calcext:value-type="float">
            <text:p>0.063076620983442</text:p>
          </table:table-cell>
          <table:table-cell table:style-name="Default" office:value-type="float" office:value="-0.0000000000000153305690679322" calcext:value-type="float">
            <text:p>-1.53305690679322E-14</text:p>
          </table:table-cell>
          <table:table-cell table:style-name="Default" office:value-type="float" office:value="0.0605563878763705" calcext:value-type="float">
            <text:p>0.060556387876371</text:p>
          </table:table-cell>
          <table:table-cell table:style-name="Default" office:value-type="float" office:value="-4.57451102206172E-016" calcext:value-type="float">
            <text:p>-4.57451102206172E-16</text:p>
          </table:table-cell>
          <table:table-cell table:style-name="Default" office:value-type="float" office:value="0.000000000000447578469491193" calcext:value-type="float">
            <text:p>4.47578469491193E-13</text:p>
          </table:table-cell>
          <table:table-cell table:style-name="Default" office:value-type="float" office:value="2.97729517122863" calcext:value-type="float">
            <text:p>2.97729517122863</text:p>
          </table:table-cell>
          <table:table-cell table:style-name="Default" office:value-type="float" office:value="109.58288988432" calcext:value-type="float">
            <text:p>109.58288988432</text:p>
          </table:table-cell>
          <table:table-cell table:style-name="Default" office:value-type="float" office:value="7.40624845146329E-015" calcext:value-type="float">
            <text:p>7.40624845146329E-15</text:p>
          </table:table-cell>
          <table:table-cell table:style-name="Default" office:value-type="float" office:value="-3.87652570351369" calcext:value-type="float">
            <text:p>-3.87652570351369</text:p>
          </table:table-cell>
          <table:table-cell table:style-name="Default" office:value-type="float" office:value="0.00000000000011493341376081" calcext:value-type="float">
            <text:p>1.1493341376081E-13</text:p>
          </table:table-cell>
          <table:table-cell table:style-name="Default" office:value-type="float" office:value="0.0311393533762554" calcext:value-type="float">
            <text:p>0.031139353376255</text:p>
          </table:table-cell>
          <table:table-cell table:style-name="Default" office:value-type="float" office:value="-1.03886035295348E-015" calcext:value-type="float">
            <text:p>-1.03886035295348E-15</text:p>
          </table:table-cell>
          <table:table-cell table:style-name="Default" office:value-type="float" office:value="0.0531290357206419" calcext:value-type="float">
            <text:p>0.053129035720642</text:p>
          </table:table-cell>
          <table:table-cell table:style-name="Default" office:value-type="float" office:value="3.59076895078347E-018" calcext:value-type="float">
            <text:p>3.59076895078347E-18</text:p>
          </table:table-cell>
          <table:table-cell/>
          <table:table-cell table:style-name="ce19"/>
          <table:table-cell table:style-name="ce19" table:formula="of:=[.M53]*2" office:value-type="float" office:value="60.881187264831" calcext:value-type="float">
            <text:p>60.881187264831</text:p>
          </table:table-cell>
          <table:table-cell table:style-name="ce19" table:formula="of:=[.W53]/2" office:value-type="float" office:value="54.79144494216" calcext:value-type="float">
            <text:p>54.79144494216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style-name="Default" table:formula="of:=[.B54]*0.000000001" office:value-type="float" office:value="72" calcext:value-type="float">
            <text:p>72</text:p>
          </table:table-cell>
          <table:table-cell table:style-name="Default" office:value-type="float" office:value="72000000000" calcext:value-type="float">
            <text:p>7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769049563" calcext:value-type="float">
            <text:p>6.7690495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00418166775982394" calcext:value-type="float">
            <text:p>4.18166775982394E-12</text:p>
          </table:table-cell>
          <table:table-cell table:style-name="Default" office:value-type="float" office:value="3.02669190007033" calcext:value-type="float">
            <text:p>3.02669190007033</text:p>
          </table:table-cell>
          <table:table-cell table:style-name="Default" office:value-type="float" office:value="31.1801208911844" calcext:value-type="float">
            <text:p>31.1801208911844</text:p>
          </table:table-cell>
          <table:table-cell table:style-name="Default" office:value-type="float" office:value="-2.01333693983095E-016" calcext:value-type="float">
            <text:p>-2.01333693983095E-16</text:p>
          </table:table-cell>
          <table:table-cell table:style-name="Default" office:value-type="float" office:value="-1.9444326478867" calcext:value-type="float">
            <text:p>-1.9444326478867</text:p>
          </table:table-cell>
          <table:table-cell table:style-name="Default" office:value-type="float" office:value="-0.0000000000000695625089956575" calcext:value-type="float">
            <text:p>-6.95625089956575E-14</text:p>
          </table:table-cell>
          <table:table-cell table:style-name="Default" office:value-type="float" office:value="0.062168908011975" calcext:value-type="float">
            <text:p>0.062168908011975</text:p>
          </table:table-cell>
          <table:table-cell table:style-name="Default" office:value-type="float" office:value="2.4878004147771E-015" calcext:value-type="float">
            <text:p>2.4878004147771E-15</text:p>
          </table:table-cell>
          <table:table-cell table:style-name="Default" office:value-type="float" office:value="0.0602551646144172" calcext:value-type="float">
            <text:p>0.060255164614417</text:p>
          </table:table-cell>
          <table:table-cell table:style-name="Default" office:value-type="float" office:value="-3.89074658039894E-019" calcext:value-type="float">
            <text:p>-3.89074658039894E-19</text:p>
          </table:table-cell>
          <table:table-cell table:style-name="Default" office:value-type="float" office:value="-0.000000000349013664241152" calcext:value-type="float">
            <text:p>-3.49013664241152E-10</text:p>
          </table:table-cell>
          <table:table-cell table:style-name="Default" office:value-type="float" office:value="2.98948788231631" calcext:value-type="float">
            <text:p>2.98948788231631</text:p>
          </table:table-cell>
          <table:table-cell table:style-name="Default" office:value-type="float" office:value="112.641884960327" calcext:value-type="float">
            <text:p>112.641884960327</text:p>
          </table:table-cell>
          <table:table-cell table:style-name="Default" office:value-type="float" office:value="-0.00000000000100492308318809" calcext:value-type="float">
            <text:p>-1.00492308318809E-12</text:p>
          </table:table-cell>
          <table:table-cell table:style-name="Default" office:value-type="float" office:value="-3.88577895161199" calcext:value-type="float">
            <text:p>-3.88577895161199</text:p>
          </table:table-cell>
          <table:table-cell table:style-name="Default" office:value-type="float" office:value="-0.00000000000215106758113637" calcext:value-type="float">
            <text:p>-2.15106758113637E-12</text:p>
          </table:table-cell>
          <table:table-cell table:style-name="Default" office:value-type="float" office:value="0.0306487946179507" calcext:value-type="float">
            <text:p>0.030648794617951</text:p>
          </table:table-cell>
          <table:table-cell table:style-name="Default" office:value-type="float" office:value="0.0000000000000177690384057809" calcext:value-type="float">
            <text:p>1.77690384057809E-14</text:p>
          </table:table-cell>
          <table:table-cell table:style-name="Default" office:value-type="float" office:value="0.0529049991189898" calcext:value-type="float">
            <text:p>0.05290499911899</text:p>
          </table:table-cell>
          <table:table-cell table:style-name="Default" office:value-type="float" office:value="-4.71986551445262E-016" calcext:value-type="float">
            <text:p>-4.71986551445262E-16</text:p>
          </table:table-cell>
          <table:table-cell/>
          <table:table-cell table:style-name="ce19"/>
          <table:table-cell table:style-name="ce19" table:formula="of:=[.M54]*2" office:value-type="float" office:value="62.3602417823688" calcext:value-type="float">
            <text:p>62.3602417823688</text:p>
          </table:table-cell>
          <table:table-cell table:style-name="ce19" table:formula="of:=[.W54]/2" office:value-type="float" office:value="56.3209424801635" calcext:value-type="float">
            <text:p>56.3209424801635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style-name="Default" table:formula="of:=[.B55]*0.000000001" office:value-type="float" office:value="76" calcext:value-type="float">
            <text:p>76</text:p>
          </table:table-cell>
          <table:table-cell table:style-name="Default" office:value-type="float" office:value="76000000000" calcext:value-type="float">
            <text:p>7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772382654" calcext:value-type="float">
            <text:p>6.77238265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348669075780644" calcext:value-type="float">
            <text:p>-3.48669075780644E-11</text:p>
          </table:table-cell>
          <table:table-cell table:style-name="Default" office:value-type="float" office:value="3.03342122646209" calcext:value-type="float">
            <text:p>3.03342122646209</text:p>
          </table:table-cell>
          <table:table-cell table:style-name="Default" office:value-type="float" office:value="31.9062377842586" calcext:value-type="float">
            <text:p>31.9062377842586</text:p>
          </table:table-cell>
          <table:table-cell table:style-name="Default" office:value-type="float" office:value="-0.0000000000000262334106927642" calcext:value-type="float">
            <text:p>-2.62334106927642E-14</text:p>
          </table:table-cell>
          <table:table-cell table:style-name="Default" office:value-type="float" office:value="-1.9493657260611" calcext:value-type="float">
            <text:p>-1.9493657260611</text:p>
          </table:table-cell>
          <table:table-cell table:style-name="Default" office:value-type="float" office:value="-0.000000000000619062827691708" calcext:value-type="float">
            <text:p>-6.19062827691708E-13</text:p>
          </table:table-cell>
          <table:table-cell table:style-name="Default" office:value-type="float" office:value="0.061325135438203" calcext:value-type="float">
            <text:p>0.061325135438203</text:p>
          </table:table-cell>
          <table:table-cell table:style-name="Default" office:value-type="float" office:value="0.0000000000000204519241517551" calcext:value-type="float">
            <text:p>2.04519241517551E-14</text:p>
          </table:table-cell>
          <table:table-cell table:style-name="Default" office:value-type="float" office:value="0.0599960466153259" calcext:value-type="float">
            <text:p>0.059996046615326</text:p>
          </table:table-cell>
          <table:table-cell table:style-name="Default" office:value-type="float" office:value="-4.93289413012077E-017" calcext:value-type="float">
            <text:p>-4.93289413012077E-17</text:p>
          </table:table-cell>
          <table:table-cell table:style-name="Default" office:value-type="float" office:value="-0.00000000000120918326358866" calcext:value-type="float">
            <text:p>-1.20918326358866E-12</text:p>
          </table:table-cell>
          <table:table-cell table:style-name="Default" office:value-type="float" office:value="3.00027756786458" calcext:value-type="float">
            <text:p>3.00027756786458</text:p>
          </table:table-cell>
          <table:table-cell table:style-name="Default" office:value-type="float" office:value="115.585561686048" calcext:value-type="float">
            <text:p>115.585561686048</text:p>
          </table:table-cell>
          <table:table-cell table:style-name="Default" office:value-type="float" office:value="-4.96587234429823E-015" calcext:value-type="float">
            <text:p>-4.96587234429823E-15</text:p>
          </table:table-cell>
          <table:table-cell table:style-name="Default" office:value-type="float" office:value="-3.89446760601238" calcext:value-type="float">
            <text:p>-3.89446760601238</text:p>
          </table:table-cell>
          <table:table-cell table:style-name="Default" office:value-type="float" office:value="0.000000000000259854193768041" calcext:value-type="float">
            <text:p>2.59854193768041E-13</text:p>
          </table:table-cell>
          <table:table-cell table:style-name="Default" office:value-type="float" office:value="0.0302013436502075" calcext:value-type="float">
            <text:p>0.030201343650208</text:p>
          </table:table-cell>
          <table:table-cell table:style-name="Default" office:value-type="float" office:value="-2.30283011018193E-015" calcext:value-type="float">
            <text:p>-2.30283011018193E-15</text:p>
          </table:table-cell>
          <table:table-cell table:style-name="Default" office:value-type="float" office:value="0.0527140182026415" calcext:value-type="float">
            <text:p>0.052714018202642</text:p>
          </table:table-cell>
          <table:table-cell table:style-name="Default" office:value-type="float" office:value="-2.26473861727082E-018" calcext:value-type="float">
            <text:p>-2.26473861727082E-18</text:p>
          </table:table-cell>
          <table:table-cell/>
          <table:table-cell table:style-name="ce19"/>
          <table:table-cell table:style-name="ce19" table:formula="of:=[.M55]*2" office:value-type="float" office:value="63.8124755685172" calcext:value-type="float">
            <text:p>63.8124755685172</text:p>
          </table:table-cell>
          <table:table-cell table:style-name="ce19" table:formula="of:=[.W55]/2" office:value-type="float" office:value="57.792780843024" calcext:value-type="float">
            <text:p>57.792780843024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style-name="Default" table:formula="of:=[.B56]*0.000000001" office:value-type="float" office:value="80" calcext:value-type="float">
            <text:p>80</text:p>
          </table:table-cell>
          <table:table-cell table:style-name="Default" office:value-type="float" office:value="80000000000" calcext:value-type="float">
            <text:p>8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790016346" calcext:value-type="float">
            <text:p>6.7900163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318712322659198" calcext:value-type="float">
            <text:p>-3.18712322659198E-10</text:p>
          </table:table-cell>
          <table:table-cell table:style-name="Default" office:value-type="float" office:value="3.03956434813369" calcext:value-type="float">
            <text:p>3.03956434813369</text:p>
          </table:table-cell>
          <table:table-cell table:style-name="Default" office:value-type="float" office:value="32.6177593723711" calcext:value-type="float">
            <text:p>32.6177593723711</text:p>
          </table:table-cell>
          <table:table-cell table:style-name="Default" office:value-type="float" office:value="-0.000000000000229872990234972" calcext:value-type="float">
            <text:p>-2.29872990234972E-13</text:p>
          </table:table-cell>
          <table:table-cell table:style-name="Default" office:value-type="float" office:value="-1.95405532250186" calcext:value-type="float">
            <text:p>-1.95405532250186</text:p>
          </table:table-cell>
          <table:table-cell table:style-name="Default" office:value-type="float" office:value="-0.0000000000042275904155532" calcext:value-type="float">
            <text:p>-4.2275904155532E-12</text:p>
          </table:table-cell>
          <table:table-cell table:style-name="Default" office:value-type="float" office:value="0.060539759248145" calcext:value-type="float">
            <text:p>0.060539759248145</text:p>
          </table:table-cell>
          <table:table-cell table:style-name="Default" office:value-type="float" office:value="0.000000000000138046089371061" calcext:value-type="float">
            <text:p>1.38046089371061E-13</text:p>
          </table:table-cell>
          <table:table-cell table:style-name="Default" office:value-type="float" office:value="0.0597730625365255" calcext:value-type="float">
            <text:p>0.059773062536526</text:p>
          </table:table-cell>
          <table:table-cell table:style-name="Default" office:value-type="float" office:value="-4.21249432369402E-016" calcext:value-type="float">
            <text:p>-4.21249432369402E-16</text:p>
          </table:table-cell>
          <table:table-cell table:style-name="Default" office:value-type="float" office:value="-0.000000000214873172685015" calcext:value-type="float">
            <text:p>-2.14873172685015E-10</text:p>
          </table:table-cell>
          <table:table-cell table:style-name="Default" office:value-type="float" office:value="3.00987046779984" calcext:value-type="float">
            <text:p>3.00987046779984</text:p>
          </table:table-cell>
          <table:table-cell table:style-name="Default" office:value-type="float" office:value="118.420822806394" calcext:value-type="float">
            <text:p>118.420822806394</text:p>
          </table:table-cell>
          <table:table-cell table:style-name="Default" office:value-type="float" office:value="-0.000000000000560782860733574" calcext:value-type="float">
            <text:p>-5.60782860733574E-13</text:p>
          </table:table-cell>
          <table:table-cell table:style-name="Default" office:value-type="float" office:value="-3.90263215761838" calcext:value-type="float">
            <text:p>-3.90263215761838</text:p>
          </table:table-cell>
          <table:table-cell table:style-name="Default" office:value-type="float" office:value="-0.0000000000020035025942959" calcext:value-type="float">
            <text:p>-2.0035025942959E-12</text:p>
          </table:table-cell>
          <table:table-cell table:style-name="Default" office:value-type="float" office:value="0.0297911242464426" calcext:value-type="float">
            <text:p>0.029791124246443</text:p>
          </table:table-cell>
          <table:table-cell table:style-name="Default" office:value-type="float" office:value="0.0000000000000165798107146254" calcext:value-type="float">
            <text:p>1.65798107146254E-14</text:p>
          </table:table-cell>
          <table:table-cell table:style-name="Default" office:value-type="float" office:value="0.0525498964006612" calcext:value-type="float">
            <text:p>0.052549896400661</text:p>
          </table:table-cell>
          <table:table-cell table:style-name="Default" office:value-type="float" office:value="-2.4885050227184E-016" calcext:value-type="float">
            <text:p>-2.4885050227184E-16</text:p>
          </table:table-cell>
          <table:table-cell/>
          <table:table-cell table:style-name="ce19"/>
          <table:table-cell table:style-name="ce19" table:formula="of:=[.M56]*2" office:value-type="float" office:value="65.2355187447422" calcext:value-type="float">
            <text:p>65.2355187447422</text:p>
          </table:table-cell>
          <table:table-cell table:style-name="ce19" table:formula="of:=[.W56]/2" office:value-type="float" office:value="59.210411403197" calcext:value-type="float">
            <text:p>59.210411403197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style-name="Default" table:formula="of:=[.B57]*0.000000001" office:value-type="float" office:value="84" calcext:value-type="float">
            <text:p>84</text:p>
          </table:table-cell>
          <table:table-cell table:style-name="Default" office:value-type="float" office:value="84000000000" calcext:value-type="float">
            <text:p>8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842003834" calcext:value-type="float">
            <text:p>6.8420038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109783704877462" calcext:value-type="float">
            <text:p>-1.09783704877462E-10</text:p>
          </table:table-cell>
          <table:table-cell table:style-name="Default" office:value-type="float" office:value="3.04518094961184" calcext:value-type="float">
            <text:p>3.04518094961184</text:p>
          </table:table-cell>
          <table:table-cell table:style-name="Default" office:value-type="float" office:value="33.3138245592566" calcext:value-type="float">
            <text:p>33.3138245592566</text:p>
          </table:table-cell>
          <table:table-cell table:style-name="Default" office:value-type="float" office:value="-0.0000000000000779485816726805" calcext:value-type="float">
            <text:p>-7.79485816726805E-14</text:p>
          </table:table-cell>
          <table:table-cell table:style-name="Default" office:value-type="float" office:value="-1.95851030702365" calcext:value-type="float">
            <text:p>-1.95851030702365</text:p>
          </table:table-cell>
          <table:table-cell table:style-name="Default" office:value-type="float" office:value="0.0000000000000591144679985873" calcext:value-type="float">
            <text:p>5.91144679985873E-14</text:p>
          </table:table-cell>
          <table:table-cell table:style-name="Default" office:value-type="float" office:value="0.0598076796735027" calcext:value-type="float">
            <text:p>0.059807679673503</text:p>
          </table:table-cell>
          <table:table-cell table:style-name="Default" office:value-type="float" office:value="-2.97628442951317E-015" calcext:value-type="float">
            <text:p>-2.97628442951317E-15</text:p>
          </table:table-cell>
          <table:table-cell table:style-name="Default" office:value-type="float" office:value="0.0595810847607084" calcext:value-type="float">
            <text:p>0.059581084760708</text:p>
          </table:table-cell>
          <table:table-cell table:style-name="Default" office:value-type="float" office:value="-1.39409422756491E-016" calcext:value-type="float">
            <text:p>-1.39409422756491E-16</text:p>
          </table:table-cell>
          <table:table-cell table:style-name="Default" office:value-type="float" office:value="0.000000000169981375645033" calcext:value-type="float">
            <text:p>1.69981375645033E-10</text:p>
          </table:table-cell>
          <table:table-cell table:style-name="Default" office:value-type="float" office:value="3.01843685984425" calcext:value-type="float">
            <text:p>3.01843685984425</text:p>
          </table:table-cell>
          <table:table-cell table:style-name="Default" office:value-type="float" office:value="121.154035093935" calcext:value-type="float">
            <text:p>121.154035093935</text:p>
          </table:table-cell>
          <table:table-cell table:style-name="Default" office:value-type="float" office:value="0.000000000000453774059971421" calcext:value-type="float">
            <text:p>4.53774059971421E-13</text:p>
          </table:table-cell>
          <table:table-cell table:style-name="Default" office:value-type="float" office:value="-3.9103119428708" calcext:value-type="float">
            <text:p>-3.9103119428708</text:p>
          </table:table-cell>
          <table:table-cell table:style-name="Default" office:value-type="float" office:value="-0.0000000000000700321024418286" calcext:value-type="float">
            <text:p>-7.00321024418286E-14</text:p>
          </table:table-cell>
          <table:table-cell table:style-name="Default" office:value-type="float" office:value="0.029413338109814" calcext:value-type="float">
            <text:p>0.029413338109814</text:p>
          </table:table-cell>
          <table:table-cell table:style-name="Default" office:value-type="float" office:value="4.60590888790247E-016" calcext:value-type="float">
            <text:p>4.60590888790247E-16</text:p>
          </table:table-cell>
          <table:table-cell table:style-name="Default" office:value-type="float" office:value="0.0524078710591015" calcext:value-type="float">
            <text:p>0.052407871059102</text:p>
          </table:table-cell>
          <table:table-cell table:style-name="Default" office:value-type="float" office:value="1.96290056757158E-016" calcext:value-type="float">
            <text:p>1.96290056757158E-16</text:p>
          </table:table-cell>
          <table:table-cell/>
          <table:table-cell table:style-name="ce19"/>
          <table:table-cell table:style-name="ce19" table:formula="of:=[.M57]*2" office:value-type="float" office:value="66.6276491185132" calcext:value-type="float">
            <text:p>66.6276491185132</text:p>
          </table:table-cell>
          <table:table-cell table:style-name="ce19" table:formula="of:=[.W57]/2" office:value-type="float" office:value="60.5770175469675" calcext:value-type="float">
            <text:p>60.5770175469675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style-name="Default" table:formula="of:=[.B58]*0.000000001" office:value-type="float" office:value="88" calcext:value-type="float">
            <text:p>88</text:p>
          </table:table-cell>
          <table:table-cell table:style-name="Default" office:value-type="float" office:value="88000000000" calcext:value-type="float">
            <text:p>8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825006083" calcext:value-type="float">
            <text:p>6.8250060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120996949405602" calcext:value-type="float">
            <text:p>-1.20996949405602E-09</text:p>
          </table:table-cell>
          <table:table-cell table:style-name="Default" office:value-type="float" office:value="3.05032423732752" calcext:value-type="float">
            <text:p>3.05032423732752</text:p>
          </table:table-cell>
          <table:table-cell table:style-name="Default" office:value-type="float" office:value="33.9938506429671" calcext:value-type="float">
            <text:p>33.9938506429671</text:p>
          </table:table-cell>
          <table:table-cell table:style-name="Default" office:value-type="float" office:value="-0.00000000000083668769102614" calcext:value-type="float">
            <text:p>-8.3668769102614E-13</text:p>
          </table:table-cell>
          <table:table-cell table:style-name="Default" office:value-type="float" office:value="-1.96274136660673" calcext:value-type="float">
            <text:p>-1.96274136660673</text:p>
          </table:table-cell>
          <table:table-cell table:style-name="Default" office:value-type="float" office:value="0.00000000000356505465177836" calcext:value-type="float">
            <text:p>3.56505465177836E-12</text:p>
          </table:table-cell>
          <table:table-cell table:style-name="Default" office:value-type="float" office:value="0.0591242340906485" calcext:value-type="float">
            <text:p>0.059124234090649</text:p>
          </table:table-cell>
          <table:table-cell table:style-name="Default" office:value-type="float" office:value="-0.000000000000123051686214993" calcext:value-type="float">
            <text:p>-1.23051686214993E-13</text:p>
          </table:table-cell>
          <table:table-cell table:style-name="Default" office:value-type="float" office:value="0.0594157278887009" calcext:value-type="float">
            <text:p>0.059415727888701</text:p>
          </table:table-cell>
          <table:table-cell table:style-name="Default" office:value-type="float" office:value="-1.46239414592826E-015" calcext:value-type="float">
            <text:p>-1.46239414592826E-15</text:p>
          </table:table-cell>
          <table:table-cell table:style-name="Default" office:value-type="float" office:value="0.000000000808215305478993" calcext:value-type="float">
            <text:p>8.08215305478993E-10</text:p>
          </table:table-cell>
          <table:table-cell table:style-name="Default" office:value-type="float" office:value="3.02611811004791" calcext:value-type="float">
            <text:p>3.02611811004791</text:p>
          </table:table-cell>
          <table:table-cell table:style-name="Default" office:value-type="float" office:value="123.791030631777" calcext:value-type="float">
            <text:p>123.791030631777</text:p>
          </table:table-cell>
          <table:table-cell table:style-name="Default" office:value-type="float" office:value="0.00000000000203373578291726" calcext:value-type="float">
            <text:p>2.03373578291726E-12</text:p>
          </table:table-cell>
          <table:table-cell table:style-name="Default" office:value-type="float" office:value="-3.91754424179691" calcext:value-type="float">
            <text:p>-3.91754424179691</text:p>
          </table:table-cell>
          <table:table-cell table:style-name="Default" office:value-type="float" office:value="-0.00000000000347283657485388" calcext:value-type="float">
            <text:p>-3.47283657485388E-12</text:p>
          </table:table-cell>
          <table:table-cell table:style-name="Default" office:value-type="float" office:value="0.0290640246603118" calcext:value-type="float">
            <text:p>0.029064024660312</text:p>
          </table:table-cell>
          <table:table-cell table:style-name="Default" office:value-type="float" office:value="0.0000000000000266382337481355" calcext:value-type="float">
            <text:p>2.66382337481355E-14</text:p>
          </table:table-cell>
          <table:table-cell table:style-name="Default" office:value-type="float" office:value="0.0522842267819947" calcext:value-type="float">
            <text:p>0.052284226781995</text:p>
          </table:table-cell>
          <table:table-cell table:style-name="Default" office:value-type="float" office:value="8.58966133055266E-016" calcext:value-type="float">
            <text:p>8.58966133055266E-16</text:p>
          </table:table-cell>
          <table:table-cell/>
          <table:table-cell table:style-name="ce19"/>
          <table:table-cell table:style-name="ce19" table:formula="of:=[.M58]*2" office:value-type="float" office:value="67.9877012859342" calcext:value-type="float">
            <text:p>67.9877012859342</text:p>
          </table:table-cell>
          <table:table-cell table:style-name="ce19" table:formula="of:=[.W58]/2" office:value-type="float" office:value="61.8955153158885" calcext:value-type="float">
            <text:p>61.8955153158885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style-name="Default" table:formula="of:=[.B59]*0.000000001" office:value-type="float" office:value="92" calcext:value-type="float">
            <text:p>92</text:p>
          </table:table-cell>
          <table:table-cell table:style-name="Default" office:value-type="float" office:value="92000000000" calcext:value-type="float">
            <text:p>9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939111109" calcext:value-type="float">
            <text:p>6.9391111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0000000000254270802010728" calcext:value-type="float">
            <text:p>-2.54270802010728E-11</text:p>
          </table:table-cell>
          <table:table-cell table:style-name="Default" office:value-type="float" office:value="3.05504164476697" calcext:value-type="float">
            <text:p>3.05504164476697</text:p>
          </table:table-cell>
          <table:table-cell table:style-name="Default" office:value-type="float" office:value="34.6574883766413" calcext:value-type="float">
            <text:p>34.6574883766413</text:p>
          </table:table-cell>
          <table:table-cell table:style-name="Default" office:value-type="float" office:value="-0.0000000000000144201547468649" calcext:value-type="float">
            <text:p>-1.44201547468649E-14</text:p>
          </table:table-cell>
          <table:table-cell table:style-name="Default" office:value-type="float" office:value="-1.96676015360169" calcext:value-type="float">
            <text:p>-1.96676015360169</text:p>
          </table:table-cell>
          <table:table-cell table:style-name="Default" office:value-type="float" office:value="-0.000000000000283562567379347" calcext:value-type="float">
            <text:p>-2.83562567379347E-13</text:p>
          </table:table-cell>
          <table:table-cell table:style-name="Default" office:value-type="float" office:value="0.0584851797569787" calcext:value-type="float">
            <text:p>0.058485179756979</text:p>
          </table:table-cell>
          <table:table-cell table:style-name="Default" office:value-type="float" office:value="8.24206088280679E-015" calcext:value-type="float">
            <text:p>8.24206088280679E-15</text:p>
          </table:table-cell>
          <table:table-cell table:style-name="Default" office:value-type="float" office:value="0.0592732511091442" calcext:value-type="float">
            <text:p>0.059273251109144</text:p>
          </table:table-cell>
          <table:table-cell table:style-name="Default" office:value-type="float" office:value="-2.46621868282792E-017" calcext:value-type="float">
            <text:p>-2.46621868282792E-17</text:p>
          </table:table-cell>
          <table:table-cell table:style-name="Default" office:value-type="float" office:value="-0.000000000148668755443552" calcext:value-type="float">
            <text:p>-1.48668755443552E-10</text:p>
          </table:table-cell>
          <table:table-cell table:style-name="Default" office:value-type="float" office:value="3.03303223938448" calcext:value-type="float">
            <text:p>3.03303223938448</text:p>
          </table:table-cell>
          <table:table-cell table:style-name="Default" office:value-type="float" office:value="126.337139627313" calcext:value-type="float">
            <text:p>126.337139627313</text:p>
          </table:table-cell>
          <table:table-cell table:style-name="Default" office:value-type="float" office:value="-0.000000000000368617593498409" calcext:value-type="float">
            <text:p>-3.68617593498409E-13</text:p>
          </table:table-cell>
          <table:table-cell table:style-name="Default" office:value-type="float" office:value="-3.92436383372479" calcext:value-type="float">
            <text:p>-3.92436383372479</text:p>
          </table:table-cell>
          <table:table-cell table:style-name="Default" office:value-type="float" office:value="-0.00000000000209839344828587" calcext:value-type="float">
            <text:p>-2.09839344828587E-12</text:p>
          </table:table-cell>
          <table:table-cell table:style-name="Default" office:value-type="float" office:value="0.0287398814771079" calcext:value-type="float">
            <text:p>0.028739881477108</text:p>
          </table:table-cell>
          <table:table-cell table:style-name="Default" office:value-type="float" office:value="0.0000000000000161040734200614" calcext:value-type="float">
            <text:p>1.61040734200614E-14</text:p>
          </table:table-cell>
          <table:table-cell table:style-name="Default" office:value-type="float" office:value="0.0521760250284494" calcext:value-type="float">
            <text:p>0.052176025028449</text:p>
          </table:table-cell>
          <table:table-cell table:style-name="Default" office:value-type="float" office:value="-1.5223552504858E-016" calcext:value-type="float">
            <text:p>-1.5223552504858E-16</text:p>
          </table:table-cell>
          <table:table-cell/>
          <table:table-cell table:style-name="ce19"/>
          <table:table-cell table:style-name="ce19" table:formula="of:=[.M59]*2" office:value-type="float" office:value="69.3149767532826" calcext:value-type="float">
            <text:p>69.3149767532826</text:p>
          </table:table-cell>
          <table:table-cell table:style-name="ce19" table:formula="of:=[.W59]/2" office:value-type="float" office:value="63.1685698136565" calcext:value-type="float">
            <text:p>63.1685698136565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style-name="Default" table:formula="of:=[.B60]*0.000000001" office:value-type="float" office:value="96" calcext:value-type="float">
            <text:p>96</text:p>
          </table:table-cell>
          <table:table-cell table:style-name="Default" office:value-type="float" office:value="96000000000" calcext:value-type="float">
            <text:p>9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6.892483018" calcext:value-type="float">
            <text:p>6.8924830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0325192004162699" calcext:value-type="float">
            <text:p>3.25192004162699E-11</text:p>
          </table:table-cell>
          <table:table-cell table:style-name="Default" office:value-type="float" office:value="3.05937545427202" calcext:value-type="float">
            <text:p>3.05937545427202</text:p>
          </table:table-cell>
          <table:table-cell table:style-name="Default" office:value-type="float" office:value="35.3045801664114" calcext:value-type="float">
            <text:p>35.3045801664114</text:p>
          </table:table-cell>
          <table:table-cell table:style-name="Default" office:value-type="float" office:value="0.00000000000002460930785857" calcext:value-type="float">
            <text:p>2.460930785857E-14</text:p>
          </table:table-cell>
          <table:table-cell table:style-name="Default" office:value-type="float" office:value="-1.97057868508636" calcext:value-type="float">
            <text:p>-1.97057868508636</text:p>
          </table:table-cell>
          <table:table-cell table:style-name="Default" office:value-type="float" office:value="-0.00000000000178839871606639" calcext:value-type="float">
            <text:p>-1.78839871606639E-12</text:p>
          </table:table-cell>
          <table:table-cell table:style-name="Default" office:value-type="float" office:value="0.0578866696844651" calcext:value-type="float">
            <text:p>0.057886669684465</text:p>
          </table:table-cell>
          <table:table-cell table:style-name="Default" office:value-type="float" office:value="0.000000000000068761892588658" calcext:value-type="float">
            <text:p>6.8761892588658E-14</text:p>
          </table:table-cell>
          <table:table-cell table:style-name="Default" office:value-type="float" office:value="0.0591504679675036" calcext:value-type="float">
            <text:p>0.059150467967504</text:p>
          </table:table-cell>
          <table:table-cell table:style-name="Default" office:value-type="float" office:value="4.12312529799088E-017" calcext:value-type="float">
            <text:p>4.12312529799088E-17</text:p>
          </table:table-cell>
          <table:table-cell table:style-name="Default" office:value-type="float" office:value="0.000000000220537323125399" calcext:value-type="float">
            <text:p>2.20537323125399E-10</text:p>
          </table:table-cell>
          <table:table-cell table:style-name="Default" office:value-type="float" office:value="3.03927832465693" calcext:value-type="float">
            <text:p>3.03927832465693</text:p>
          </table:table-cell>
          <table:table-cell table:style-name="Default" office:value-type="float" office:value="128.797236082651" calcext:value-type="float">
            <text:p>128.797236082651</text:p>
          </table:table-cell>
          <table:table-cell table:style-name="Default" office:value-type="float" office:value="0.000000000000520972819762799" calcext:value-type="float">
            <text:p>5.20972819762799E-13</text:p>
          </table:table-cell>
          <table:table-cell table:style-name="Default" office:value-type="float" office:value="-3.93080283484033" calcext:value-type="float">
            <text:p>-3.93080283484033</text:p>
          </table:table-cell>
          <table:table-cell table:style-name="Default" office:value-type="float" office:value="0.00000000000112755428488363" calcext:value-type="float">
            <text:p>1.12755428488363E-12</text:p>
          </table:table-cell>
          <table:table-cell table:style-name="Default" office:value-type="float" office:value="0.028438128772874" calcext:value-type="float">
            <text:p>0.028438128772874</text:p>
          </table:table-cell>
          <table:table-cell table:style-name="Default" office:value-type="float" office:value="-5.90248649618238E-015" calcext:value-type="float">
            <text:p>-5.90248649618238E-15</text:p>
          </table:table-cell>
          <table:table-cell table:style-name="Default" office:value-type="float" office:value="0.05208091199828" calcext:value-type="float">
            <text:p>0.05208091199828</text:p>
          </table:table-cell>
          <table:table-cell table:style-name="Default" office:value-type="float" office:value="2.10662436592588E-016" calcext:value-type="float">
            <text:p>2.10662436592588E-16</text:p>
          </table:table-cell>
          <table:table-cell/>
          <table:table-cell table:style-name="ce19"/>
          <table:table-cell table:style-name="ce19" table:formula="of:=[.M60]*2" office:value-type="float" office:value="70.6091603328228" calcext:value-type="float">
            <text:p>70.6091603328228</text:p>
          </table:table-cell>
          <table:table-cell table:style-name="ce19" table:formula="of:=[.W60]/2" office:value-type="float" office:value="64.3986180413255" calcext:value-type="float">
            <text:p>64.3986180413255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style-name="Default" table:formula="of:=[.B61]*0.000000001" office:value-type="float" office:value="100" calcext:value-type="float">
            <text:p>100</text:p>
          </table:table-cell>
          <table:table-cell table:style-name="Default" office:value-type="float" office:value="100000000000" calcext:value-type="float">
            <text:p>10000000000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7977" calcext:value-type="float">
            <text:p>27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2.050181805" calcext:value-type="float">
            <text:p>22.050181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00000000628270157437989" calcext:value-type="float">
            <text:p>6.28270157437989E-11</text:p>
          </table:table-cell>
          <table:table-cell table:style-name="Default" office:value-type="float" office:value="3.06336335392562" calcext:value-type="float">
            <text:p>3.06336335392562</text:p>
          </table:table-cell>
          <table:table-cell table:style-name="Default" office:value-type="float" office:value="35.935122773711" calcext:value-type="float">
            <text:p>35.935122773711</text:p>
          </table:table-cell>
          <table:table-cell table:style-name="Default" office:value-type="float" office:value="0.0000000000000433697667868316" calcext:value-type="float">
            <text:p>4.33697667868316E-14</text:p>
          </table:table-cell>
          <table:table-cell table:style-name="Default" office:value-type="float" office:value="-1.97420893148962" calcext:value-type="float">
            <text:p>-1.97420893148962</text:p>
          </table:table-cell>
          <table:table-cell table:style-name="Default" office:value-type="float" office:value="0.000000000000229155230474733" calcext:value-type="float">
            <text:p>2.29155230474733E-13</text:p>
          </table:table-cell>
          <table:table-cell table:style-name="Default" office:value-type="float" office:value="0.0573252244995154" calcext:value-type="float">
            <text:p>0.057325224499515</text:p>
          </table:table-cell>
          <table:table-cell table:style-name="Default" office:value-type="float" office:value="-4.28290860919636E-015" calcext:value-type="float">
            <text:p>-4.28290860919636E-15</text:p>
          </table:table-cell>
          <table:table-cell table:style-name="Default" office:value-type="float" office:value="0.0590446653845703" calcext:value-type="float">
            <text:p>0.05904466538457</text:p>
          </table:table-cell>
          <table:table-cell table:style-name="Default" office:value-type="float" office:value="7.12604596862179E-017" calcext:value-type="float">
            <text:p>7.12604596862179E-17</text:p>
          </table:table-cell>
          <table:table-cell table:style-name="Default" office:value-type="float" office:value="-0.000000000049560793414621" calcext:value-type="float">
            <text:p>-4.9560793414621E-11</text:p>
          </table:table-cell>
          <table:table-cell table:style-name="Default" office:value-type="float" office:value="3.0449399884034" calcext:value-type="float">
            <text:p>3.0449399884034</text:p>
          </table:table-cell>
          <table:table-cell table:style-name="Default" office:value-type="float" office:value="131.175786420364" calcext:value-type="float">
            <text:p>131.175786420364</text:p>
          </table:table-cell>
          <table:table-cell table:style-name="Default" office:value-type="float" office:value="-0.000000000000116969861061564" calcext:value-type="float">
            <text:p>-1.16969861061564E-13</text:p>
          </table:table-cell>
          <table:table-cell table:style-name="Default" office:value-type="float" office:value="-3.9368907056352" calcext:value-type="float">
            <text:p>-3.9368907056352</text:p>
          </table:table-cell>
          <table:table-cell table:style-name="Default" office:value-type="float" office:value="0.00000000000153147062579625" calcext:value-type="float">
            <text:p>1.53147062579625E-12</text:p>
          </table:table-cell>
          <table:table-cell table:style-name="Default" office:value-type="float" office:value="0.028156406091891" calcext:value-type="float">
            <text:p>0.028156406091891</text:p>
          </table:table-cell>
          <table:table-cell table:style-name="Default" office:value-type="float" office:value="-8.41596538351812E-015" calcext:value-type="float">
            <text:p>-8.41596538351812E-15</text:p>
          </table:table-cell>
          <table:table-cell table:style-name="Default" office:value-type="float" office:value="0.0519969801235306" calcext:value-type="float">
            <text:p>0.051996980123531</text:p>
          </table:table-cell>
          <table:table-cell table:style-name="Default" office:value-type="float" office:value="-4.63658706125818E-017" calcext:value-type="float">
            <text:p>-4.63658706125818E-17</text:p>
          </table:table-cell>
          <table:table-cell/>
          <table:table-cell table:style-name="ce19"/>
          <table:table-cell table:style-name="ce19" table:formula="of:=[.M61]*2" office:value-type="float" office:value="71.870245547422" calcext:value-type="float">
            <text:p>71.870245547422</text:p>
          </table:table-cell>
          <table:table-cell table:style-name="ce19" table:formula="of:=[.W61]/2" office:value-type="float" office:value="65.587893210182" calcext:value-type="float">
            <text:p>65.587893210182</text:p>
          </table:table-cell>
          <table:table-cell table:style-name="ce19" table:number-columns-repeated="6"/>
          <table:table-cell table:number-columns-repeated="984"/>
        </table:table-row>
        <table:table-row table:style-name="ro1">
          <table:table-cell table:number-columns-repeated="11"/>
          <table:table-cell office:value-type="string" calcext:value-type="string">
            <text:p>OpenParEM2D, beta,e/ko</text:p>
          </table:table-cell>
          <table:table-cell table:number-columns-repeated="9"/>
          <table:table-cell office:value-type="string" calcext:value-type="string">
            <text:p>OpenParEM2D, beta,o/ko</text:p>
          </table:table-cell>
          <table:table-cell table:number-columns-repeated="10"/>
          <table:table-cell office:value-type="string" calcext:value-type="string">
            <text:p>OpenParEM2D, Zoe</text:p>
          </table:table-cell>
          <table:table-cell office:value-type="string" calcext:value-type="string">
            <text:p>OpenParEM2D, Zoo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high low</text:p>
          </table:table-cell>
          <table:table-cell table:number-columns-repeated="9"/>
          <table:table-cell table:style-name="ce10" table:number-columns-repeated="2"/>
          <table:table-cell table:number-columns-repeated="1012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2"/>
          <table:table-cell table:style-name="Default">
            <draw:frame table:end-cell-address="'3rd order'.N84" table:end-x="0.5402in" table:end-y="0.0602in" draw:z-index="1" draw:style-name="gr1" draw:text-style-name="P1" svg:width="8in" svg:height="3.5in" svg:x="0.3539in" svg:y="0.0102in">
              <draw:object draw:notify-on-update-of-ranges="'3rd order'.F4:'3rd order'.F29 '3rd order'.G3:'3rd order'.G3 '3rd order'.G4:'3rd order'.G29 '3rd order'.A35:'3rd order'.A61 '3rd order'.L62:'3rd order'.L62 '3rd order'.L35:'3rd order'.L61 '3rd order'.A35:'3rd order'.A61 '3rd order'.AG62:'3rd order'.AG62 '3rd order'.AG35:'3rd order'.AG61 '3rd order'.F4:'3rd order'.F29 '3rd order'.H3:'3rd order'.H3 '3rd order'.H4:'3rd order'.H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10"/>
          <table:table-cell/>
          <table:table-cell>
            <draw:frame table:end-cell-address="'3rd order'.AA84" table:end-x="0.5047in" table:end-y="0.074in" draw:z-index="0" draw:style-name="gr1" draw:text-style-name="P1" svg:width="7.9992in" svg:height="3.5in" svg:x="0.5724in" svg:y="0.024in">
              <draw:object draw:notify-on-update-of-ranges="'3rd order'.F4:'3rd order'.F29 '3rd order'.I3:'3rd order'.I3 '3rd order'.I4:'3rd order'.I29 '3rd order'.A35:'3rd order'.A61 '3rd order'.AH62:'3rd order'.AH62 '3rd order'.AH35:'3rd order'.AH61 '3rd order'.A35:'3rd order'.A61 '3rd order'.V62:'3rd order'.V62 '3rd order'.V35:'3rd order'.V61 '3rd order'.F4:'3rd order'.F29 '3rd order'.J3:'3rd order'.J3 '3rd order'.J4:'3rd order'.J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07"/>
        </table:table-row>
        <table:table-row table:style-name="ro1" table:number-rows-repeated="23">
          <table:table-cell table:style-name="Default" table:number-columns-repeated="13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/>
          <table:table-cell table:number-columns-repeated="2"/>
          <table:table-cell table:style-name="ce10" office:value-type="string" calcext:value-type="string">
            <text:p>error at 100 GHz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/>
          <table:table-cell table:number-columns-repeated="2"/>
          <table:table-cell table:style-name="ce10" table:formula="of:=([.J29]-[.L91])/[.J29]"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0"/>
          <table:table-cell table:style-name="ce10" table:number-columns-repeated="54"/>
          <table:table-cell table:style-name="ce13" table:number-columns-repeated="960"/>
        </table:table-row>
        <table:table-row table:style-name="ro1">
          <table:table-cell table:number-columns-repeated="10"/>
          <table:table-cell table:style-name="ce10" table:number-columns-repeated="2"/>
          <table:table-cell table:number-columns-repeated="1012"/>
        </table:table-row>
        <table:table-row table:style-name="ro1" table:number-rows-repeated="26">
          <table:table-cell table:style-name="Default" table:number-columns-repeated="13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/>
          <table:table-cell table:number-columns-repeated="2"/>
          <table:table-cell table:style-name="ce10" office:value-type="string" calcext:value-type="string">
            <text:p>error at 100 GHz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/>
          <table:table-cell table:number-columns-repeated="2"/>
          <table:table-cell table:style-name="ce10" table:formula="of:=([.H29]-[.L123])/[.H29]"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2:46:59.507654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05T12:52:49.223707246</dc:date>
    <meta:generator>LibreOffice/6.4.7.2$Linux_X86_64 LibreOffice_project/40$Build-2</meta:generator>
    <meta:editing-duration>P13DT18H39M57S</meta:editing-duration>
    <meta:editing-cycles>140</meta:editing-cycles>
    <meta:document-statistic meta:table-count="1" meta:cell-count="1186" meta:object-count="2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00.00001" chart:interval-major="10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2" chart:maximum="3.2" chart:origin="0" chart:interval-major="0.2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20" chart:maximum="80" chart:interval-major="10" chart:interval-minor-divisor="2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5cm" chart:symbol-height="0.1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10002">
      <style:chart-properties chart:symbol-type="none" chart:link-data-style-to-source="true"/>
      <style:graphic-properties svg:stroke-width="0.025cm" svg:stroke-color="#ff3333" draw:fill-color="#ff3333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8.891cm" xlink:href=".." xlink:type="simple" chart:class="chart:scatter" chart:style-name="ch1">
        <chart:legend chart:legend-position="end" svg:x="15.035cm" svg:y="3.399cm" style:legend-expansion="high" chart:style-name="ch2"/>
        <chart:plot-area chart:style-name="ch3" table:cell-range-address="'3rd order'.F4:'3rd order'.F29 '3rd order'.I3:'3rd order'.J29 '3rd order'.AH35:'3rd order'.AH62 '3rd order'.V35:'3rd order'.V62" chart:data-source-has-labels="row" svg:x="1.636cm" svg:y="0.177cm" svg:width="11.807cm" svg:height="7.337cm">
          <chartooo:coordinate-region svg:x="2.319cm" svg:y="0.403cm" svg:width="10.546cm" svg:height="6.561cm"/>
          <chart:axis chart:dimension="x" chart:name="primary-x" chart:style-name="ch4">
            <chart:title svg:x="5.829cm" svg:y="7.69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656cm" chart:style-name="ch8">
              <text:p>beta/ko</text:p>
            </chart:title>
            <chart:grid chart:style-name="ch6" chart:class="major"/>
          </chart:axis>
          <chart:axis chart:dimension="y" chart:name="secondary-y" chart:style-name="ch9">
            <chart:title svg:x="13.85cm" svg:y="5.741cm" chart:style-name="ch8">
              <text:p>Impedance, Ohms</text:p>
            </chart:title>
          </chart:axis>
          <chart:series chart:attached-axis="primary-y" chart:style-name="ch10" chart:values-cell-range-address="'3rd order'.I4:'3rd order'.I29" chart:label-cell-address="'3rd order'.I3:'3rd order'.I3" chart:class="chart:scatter">
            <chart:domain table:cell-range-address="'3rd order'.F4:'3rd order'.F29"/>
            <chart:data-point chart:repeated="26"/>
          </chart:series>
          <chart:series chart:attached-axis="secondary-y" chart:style-name="ch11" chart:values-cell-range-address="'3rd order'.AH35:'3rd order'.AH61" chart:label-cell-address="'3rd order'.AH62:'3rd order'.AH62" chart:class="chart:scatter">
            <chart:domain table:cell-range-address="'3rd order'.A35:'3rd order'.A61"/>
            <chart:data-point chart:repeated="27"/>
          </chart:series>
          <chart:series chart:attached-axis="primary-y" chart:style-name="ch12" chart:values-cell-range-address="'3rd order'.V35:'3rd order'.V61" chart:label-cell-address="'3rd order'.V62:'3rd order'.V62" chart:class="chart:scatter">
            <chart:domain table:cell-range-address="'3rd order'.A35:'3rd order'.A61"/>
            <chart:data-point chart:repeated="27"/>
          </chart:series>
          <chart:series chart:attached-axis="secondary-y" chart:style-name="ch13" chart:values-cell-range-address="'3rd order'.J4:'3rd order'.J29" chart:label-cell-address="'3rd order'.J3:'3rd order'.J3" chart:class="chart:scatte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Olyslager beta,o/ko</text:p>
                <draw:g>
                  <svg:desc>'3rd order'.I3:'3rd order'.I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penParEM2D, Zoo</text:p>
                <draw:g>
                  <svg:desc>'3rd order'.AH62:'3rd order'.AH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penParEM2D, beta,o/ko</text:p>
                <draw:g>
                  <svg:desc>'3rd order'.V62:'3rd order'.V62</svg:desc>
                </draw:g>
              </table:table-cell>
              <table:table-cell office:value-type="string">
                <text:p>Olyslager Zoo</text:p>
                <draw:g>
                  <svg:desc>'3rd order'.J3:'3rd order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rd order'.F4:'3rd order'.F29</svg:desc>
                </draw:g>
              </table:table-cell>
              <table:table-cell office:value-type="float" office:value="2.27430555555556">
                <text:p>2.27430555555556</text:p>
                <draw:g>
                  <svg:desc>'3rd order'.I4:'3rd order'.I29</svg:desc>
                </draw:g>
              </table:table-cell>
              <table:table-cell office:value-type="float" office:value="0.1">
                <text:p>0.1</text:p>
                <draw:g>
                  <svg:desc>'3rd order'.A35:'3rd order'.A61</svg:desc>
                </draw:g>
              </table:table-cell>
              <table:table-cell office:value-type="float" office:value="31.2291758935306">
                <text:p>31.2291758935306</text:p>
                <draw:g>
                  <svg:desc>'3rd order'.AH35:'3rd order'.AH61</svg:desc>
                </draw:g>
              </table:table-cell>
              <table:table-cell office:value-type="float" office:value="0.1">
                <text:p>0.1</text:p>
                <draw:g>
                  <svg:desc>'3rd order'.A35:'3rd order'.A61</svg:desc>
                </draw:g>
              </table:table-cell>
              <table:table-cell office:value-type="float" office:value="2.29499845887491">
                <text:p>2.29499845887491</text:p>
                <draw:g>
                  <svg:desc>'3rd order'.V35:'3rd order'.V61</svg:desc>
                </draw:g>
              </table:table-cell>
              <table:table-cell office:value-type="float" office:value="31.0325726141079">
                <text:p>31.0325726141079</text:p>
                <draw:g>
                  <svg:desc>'3rd order'.J4:'3rd order'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832285115304">
                <text:p>3.9832285115304</text:p>
              </table:table-cell>
              <table:table-cell office:value-type="float" office:value="2.29375">
                <text:p>2.29375</text:p>
              </table:table-cell>
              <table:table-cell office:value-type="float" office:value="1">
                <text:p>1</text:p>
              </table:table-cell>
              <table:table-cell office:value-type="float" office:value="31.2168482287981">
                <text:p>31.2168482287981</text:p>
              </table:table-cell>
              <table:table-cell office:value-type="float" office:value="1">
                <text:p>1</text:p>
              </table:table-cell>
              <table:table-cell office:value-type="float" office:value="2.29601203986305">
                <text:p>2.29601203986305</text:p>
              </table:table-cell>
              <table:table-cell office:value-type="float" office:value="31.0325726141079">
                <text:p>31.0325726141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669461914745">
                <text:p>7.82669461914745</text:p>
              </table:table-cell>
              <table:table-cell office:value-type="float" office:value="2.33680555555556">
                <text:p>2.33680555555556</text:p>
              </table:table-cell>
              <table:table-cell office:value-type="float" office:value="4">
                <text:p>4</text:p>
              </table:table-cell>
              <table:table-cell office:value-type="float" office:value="31.0687061552656">
                <text:p>31.0687061552656</text:p>
              </table:table-cell>
              <table:table-cell office:value-type="float" office:value="4">
                <text:p>4</text:p>
              </table:table-cell>
              <table:table-cell office:value-type="float" office:value="2.31069659976482">
                <text:p>2.31069659976482</text:p>
              </table:table-cell>
              <table:table-cell office:value-type="float" office:value="31.0949377593361">
                <text:p>31.0949377593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195667365479">
                <text:p>12.0195667365479</text:p>
              </table:table-cell>
              <table:table-cell office:value-type="float" office:value="2.40347222222222">
                <text:p>2.40347222222222</text:p>
              </table:table-cell>
              <table:table-cell office:value-type="float" office:value="8">
                <text:p>8</text:p>
              </table:table-cell>
              <table:table-cell office:value-type="float" office:value="30.8489886181249">
                <text:p>30.8489886181249</text:p>
              </table:table-cell>
              <table:table-cell office:value-type="float" office:value="8">
                <text:p>8</text:p>
              </table:table-cell>
              <table:table-cell office:value-type="float" office:value="2.35251474216856">
                <text:p>2.35251474216856</text:p>
              </table:table-cell>
              <table:table-cell office:value-type="float" office:value="31.2196680497925">
                <text:p>31.2196680497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027952480783">
                <text:p>16.0027952480783</text:p>
              </table:table-cell>
              <table:table-cell office:value-type="float" office:value="2.47569444444444">
                <text:p>2.47569444444444</text:p>
              </table:table-cell>
              <table:table-cell office:value-type="float" office:value="12">
                <text:p>12</text:p>
              </table:table-cell>
              <table:table-cell office:value-type="float" office:value="30.9076751635672">
                <text:p>30.9076751635672</text:p>
              </table:table-cell>
              <table:table-cell office:value-type="float" office:value="12">
                <text:p>12</text:p>
              </table:table-cell>
              <table:table-cell office:value-type="float" office:value="2.41224759047652">
                <text:p>2.41224759047652</text:p>
              </table:table-cell>
              <table:table-cell office:value-type="float" office:value="31.9056846473029">
                <text:p>31.9056846473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559049615653">
                <text:p>20.0559049615653</text:p>
              </table:table-cell>
              <table:table-cell office:value-type="float" office:value="2.54652777777778">
                <text:p>2.54652777777778</text:p>
              </table:table-cell>
              <table:table-cell office:value-type="float" office:value="16">
                <text:p>16</text:p>
              </table:table-cell>
              <table:table-cell office:value-type="float" office:value="31.468649051286">
                <text:p>31.468649051286</text:p>
              </table:table-cell>
              <table:table-cell office:value-type="float" office:value="16">
                <text:p>16</text:p>
              </table:table-cell>
              <table:table-cell office:value-type="float" office:value="2.481925739857">
                <text:p>2.481925739857</text:p>
              </table:table-cell>
              <table:table-cell office:value-type="float" office:value="33.1218049792531">
                <text:p>33.1218049792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0391334730957">
                <text:p>24.0391334730957</text:p>
              </table:table-cell>
              <table:table-cell office:value-type="float" office:value="2.61527777777778">
                <text:p>2.61527777777778</text:p>
              </table:table-cell>
              <table:table-cell office:value-type="float" office:value="20">
                <text:p>20</text:p>
              </table:table-cell>
              <table:table-cell office:value-type="float" office:value="32.5849191739883">
                <text:p>32.5849191739883</text:p>
              </table:table-cell>
              <table:table-cell office:value-type="float" office:value="20">
                <text:p>20</text:p>
              </table:table-cell>
              <table:table-cell office:value-type="float" office:value="2.55389352896368">
                <text:p>2.55389352896368</text:p>
              </table:table-cell>
              <table:table-cell office:value-type="float" office:value="34.836846473029">
                <text:p>34.836846473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0922431865828">
                <text:p>28.0922431865828</text:p>
              </table:table-cell>
              <table:table-cell office:value-type="float" office:value="2.67916666666667">
                <text:p>2.67916666666667</text:p>
              </table:table-cell>
              <table:table-cell office:value-type="float" office:value="24">
                <text:p>24</text:p>
              </table:table-cell>
              <table:table-cell office:value-type="float" office:value="34.1593918382196">
                <text:p>34.1593918382196</text:p>
              </table:table-cell>
              <table:table-cell office:value-type="float" office:value="24">
                <text:p>24</text:p>
              </table:table-cell>
              <table:table-cell office:value-type="float" office:value="2.62229235025155">
                <text:p>2.62229235025155</text:p>
              </table:table-cell>
              <table:table-cell office:value-type="float" office:value="36.8013485477178">
                <text:p>36.8013485477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0055904961565">
                <text:p>32.0055904961565</text:p>
              </table:table-cell>
              <table:table-cell office:value-type="float" office:value="2.72916666666667">
                <text:p>2.72916666666667</text:p>
              </table:table-cell>
              <table:table-cell office:value-type="float" office:value="28">
                <text:p>28</text:p>
              </table:table-cell>
              <table:table-cell office:value-type="float" office:value="36.0331470886577">
                <text:p>36.0331470886577</text:p>
              </table:table-cell>
              <table:table-cell office:value-type="float" office:value="28">
                <text:p>28</text:p>
              </table:table-cell>
              <table:table-cell office:value-type="float" office:value="2.68384730414738">
                <text:p>2.68384730414738</text:p>
              </table:table-cell>
              <table:table-cell office:value-type="float" office:value="38.9841286307054">
                <text:p>38.9841286307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9888190076869">
                <text:p>35.9888190076869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2">
                <text:p>32</text:p>
              </table:table-cell>
              <table:table-cell office:value-type="float" office:value="38.0599225922409">
                <text:p>38.0599225922409</text:p>
              </table:table-cell>
              <table:table-cell office:value-type="float" office:value="32">
                <text:p>32</text:p>
              </table:table-cell>
              <table:table-cell office:value-type="float" office:value="2.73748013361219">
                <text:p>2.73748013361219</text:p>
              </table:table-cell>
              <table:table-cell office:value-type="float" office:value="41.1980912863071">
                <text:p>41.1980912863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1118099231307">
                <text:p>40.1118099231307</text:p>
              </table:table-cell>
              <table:table-cell office:value-type="float" office:value="2.81875">
                <text:p>2.81875</text:p>
              </table:table-cell>
              <table:table-cell office:value-type="float" office:value="36">
                <text:p>36</text:p>
              </table:table-cell>
              <table:table-cell office:value-type="float" office:value="40.1354955607138">
                <text:p>40.1354955607138</text:p>
              </table:table-cell>
              <table:table-cell office:value-type="float" office:value="36">
                <text:p>36</text:p>
              </table:table-cell>
              <table:table-cell office:value-type="float" office:value="2.78343794768737">
                <text:p>2.78343794768737</text:p>
              </table:table-cell>
              <table:table-cell office:value-type="float" office:value="43.4120539419087">
                <text:p>43.4120539419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0251572327044">
                <text:p>44.0251572327044</text:p>
              </table:table-cell>
              <table:table-cell office:value-type="float" office:value="2.85">
                <text:p>2.85</text:p>
              </table:table-cell>
              <table:table-cell office:value-type="float" office:value="40">
                <text:p>40</text:p>
              </table:table-cell>
              <table:table-cell office:value-type="float" office:value="42.1961358274351">
                <text:p>42.1961358274351</text:p>
              </table:table-cell>
              <table:table-cell office:value-type="float" office:value="40">
                <text:p>40</text:p>
              </table:table-cell>
              <table:table-cell office:value-type="float" office:value="2.82255869106338">
                <text:p>2.82255869106338</text:p>
              </table:table-cell>
              <table:table-cell office:value-type="float" office:value="45.5012863070539">
                <text:p>45.5012863070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1481481481482">
                <text:p>48.1481481481482</text:p>
              </table:table-cell>
              <table:table-cell office:value-type="float" office:value="2.88125">
                <text:p>2.88125</text:p>
              </table:table-cell>
              <table:table-cell office:value-type="float" office:value="44">
                <text:p>44</text:p>
              </table:table-cell>
              <table:table-cell office:value-type="float" office:value="44.2070348817687">
                <text:p>44.2070348817687</text:p>
              </table:table-cell>
              <table:table-cell office:value-type="float" office:value="44">
                <text:p>44</text:p>
              </table:table-cell>
              <table:table-cell office:value-type="float" office:value="2.85583755270518">
                <text:p>2.85583755270518</text:p>
              </table:table-cell>
              <table:table-cell office:value-type="float" office:value="47.5593360995851">
                <text:p>47.5593360995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9916142557652">
                <text:p>51.9916142557652</text:p>
              </table:table-cell>
              <table:table-cell office:value-type="float" office:value="2.90416666666667">
                <text:p>2.90416666666667</text:p>
              </table:table-cell>
              <table:table-cell office:value-type="float" office:value="48">
                <text:p>48</text:p>
              </table:table-cell>
              <table:table-cell office:value-type="float" office:value="46.1513468096433">
                <text:p>46.1513468096433</text:p>
              </table:table-cell>
              <table:table-cell office:value-type="float" office:value="48">
                <text:p>48</text:p>
              </table:table-cell>
              <table:table-cell office:value-type="float" office:value="2.88422341614765">
                <text:p>2.88422341614765</text:p>
              </table:table-cell>
              <table:table-cell office:value-type="float" office:value="49.4614730290456">
                <text:p>49.4614730290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1844863731656">
                <text:p>56.1844863731656</text:p>
              </table:table-cell>
              <table:table-cell office:value-type="float" office:value="2.92569444444444">
                <text:p>2.92569444444444</text:p>
              </table:table-cell>
              <table:table-cell office:value-type="float" office:value="52">
                <text:p>52</text:p>
              </table:table-cell>
              <table:table-cell office:value-type="float" office:value="48.0225325723997">
                <text:p>48.0225325723997</text:p>
              </table:table-cell>
              <table:table-cell office:value-type="float" office:value="52">
                <text:p>52</text:p>
              </table:table-cell>
              <table:table-cell office:value-type="float" office:value="2.90854426219663">
                <text:p>2.90854426219663</text:p>
              </table:table-cell>
              <table:table-cell office:value-type="float" office:value="51.4571576763485">
                <text:p>51.457157676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375960866527">
                <text:p>60.2375960866527</text:p>
              </table:table-cell>
              <table:table-cell office:value-type="float" office:value="2.94444444444444">
                <text:p>2.94444444444444</text:p>
              </table:table-cell>
              <table:table-cell office:value-type="float" office:value="56">
                <text:p>56</text:p>
              </table:table-cell>
              <table:table-cell office:value-type="float" office:value="49.8196421917772">
                <text:p>49.8196421917772</text:p>
              </table:table-cell>
              <table:table-cell office:value-type="float" office:value="56">
                <text:p>56</text:p>
              </table:table-cell>
              <table:table-cell office:value-type="float" office:value="2.92949337209778">
                <text:p>2.92949337209778</text:p>
              </table:table-cell>
              <table:table-cell office:value-type="float" office:value="53.328112033195">
                <text:p>53.328112033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111809923131">
                <text:p>64.0111809923131</text:p>
              </table:table-cell>
              <table:table-cell office:value-type="float" office:value="2.96041666666667">
                <text:p>2.96041666666667</text:p>
              </table:table-cell>
              <table:table-cell office:value-type="float" office:value="60">
                <text:p>60</text:p>
              </table:table-cell>
              <table:table-cell office:value-type="float" office:value="51.5445840245585">
                <text:p>51.5445840245585</text:p>
              </table:table-cell>
              <table:table-cell office:value-type="float" office:value="60">
                <text:p>60</text:p>
              </table:table-cell>
              <table:table-cell office:value-type="float" office:value="2.94764010860454">
                <text:p>2.94764010860454</text:p>
              </table:table-cell>
              <table:table-cell office:value-type="float" office:value="55.1367012448133">
                <text:p>55.1367012448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2040531097135">
                <text:p>68.2040531097135</text:p>
              </table:table-cell>
              <table:table-cell office:value-type="float" office:value="2.97569444444444">
                <text:p>2.97569444444444</text:p>
              </table:table-cell>
              <table:table-cell office:value-type="float" office:value="64">
                <text:p>64</text:p>
              </table:table-cell>
              <table:table-cell office:value-type="float" office:value="53.200601094029">
                <text:p>53.200601094029</text:p>
              </table:table-cell>
              <table:table-cell office:value-type="float" office:value="64">
                <text:p>64</text:p>
              </table:table-cell>
              <table:table-cell office:value-type="float" office:value="2.96344831545103">
                <text:p>2.96344831545103</text:p>
              </table:table-cell>
              <table:table-cell office:value-type="float" office:value="56.8829253112033">
                <text:p>56.8829253112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0475192173305">
                <text:p>72.0475192173305</text:p>
              </table:table-cell>
              <table:table-cell office:value-type="float" office:value="2.98611111111111">
                <text:p>2.98611111111111</text:p>
              </table:table-cell>
              <table:table-cell office:value-type="float" office:value="68">
                <text:p>68</text:p>
              </table:table-cell>
              <table:table-cell office:value-type="float" office:value="54.79144494216">
                <text:p>54.79144494216</text:p>
              </table:table-cell>
              <table:table-cell office:value-type="float" office:value="68">
                <text:p>68</text:p>
              </table:table-cell>
              <table:table-cell office:value-type="float" office:value="2.97729517122863">
                <text:p>2.97729517122863</text:p>
              </table:table-cell>
              <table:table-cell office:value-type="float" office:value="58.3796887966805">
                <text:p>58.3796887966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1006289308176">
                <text:p>76.1006289308176</text:p>
              </table:table-cell>
              <table:table-cell office:value-type="float" office:value="2.99722222222222">
                <text:p>2.99722222222222</text:p>
              </table:table-cell>
              <table:table-cell office:value-type="float" office:value="72">
                <text:p>72</text:p>
              </table:table-cell>
              <table:table-cell office:value-type="float" office:value="56.3209424801635">
                <text:p>56.3209424801635</text:p>
              </table:table-cell>
              <table:table-cell office:value-type="float" office:value="72">
                <text:p>72</text:p>
              </table:table-cell>
              <table:table-cell office:value-type="float" office:value="2.98948788231631">
                <text:p>2.98948788231631</text:p>
              </table:table-cell>
              <table:table-cell office:value-type="float" office:value="60.0011825726141">
                <text:p>60.0011825726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1537386443047">
                <text:p>80.1537386443047</text:p>
              </table:table-cell>
              <table:table-cell office:value-type="float" office:value="3.00694444444444">
                <text:p>3.00694444444444</text:p>
              </table:table-cell>
              <table:table-cell office:value-type="float" office:value="76">
                <text:p>76</text:p>
              </table:table-cell>
              <table:table-cell office:value-type="float" office:value="57.792780843024">
                <text:p>57.792780843024</text:p>
              </table:table-cell>
              <table:table-cell office:value-type="float" office:value="76">
                <text:p>76</text:p>
              </table:table-cell>
              <table:table-cell office:value-type="float" office:value="3.00027756786458">
                <text:p>3.00027756786458</text:p>
              </table:table-cell>
              <table:table-cell office:value-type="float" office:value="61.4355809128631">
                <text:p>61.4355809128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.1369671558351">
                <text:p>84.1369671558351</text:p>
              </table:table-cell>
              <table:table-cell office:value-type="float" office:value="3.01597222222222">
                <text:p>3.01597222222222</text:p>
              </table:table-cell>
              <table:table-cell office:value-type="float" office:value="80">
                <text:p>80</text:p>
              </table:table-cell>
              <table:table-cell office:value-type="float" office:value="59.210411403197">
                <text:p>59.210411403197</text:p>
              </table:table-cell>
              <table:table-cell office:value-type="float" office:value="80">
                <text:p>80</text:p>
              </table:table-cell>
              <table:table-cell office:value-type="float" office:value="3.00987046779984">
                <text:p>3.00987046779984</text:p>
              </table:table-cell>
              <table:table-cell office:value-type="float" office:value="62.9011618257261">
                <text:p>62.9011618257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9804332634521">
                <text:p>87.9804332634521</text:p>
              </table:table-cell>
              <table:table-cell office:value-type="float" office:value="3.025">
                <text:p>3.025</text:p>
              </table:table-cell>
              <table:table-cell office:value-type="float" office:value="84">
                <text:p>84</text:p>
              </table:table-cell>
              <table:table-cell office:value-type="float" office:value="60.5770175469675">
                <text:p>60.5770175469675</text:p>
              </table:table-cell>
              <table:table-cell office:value-type="float" office:value="84">
                <text:p>84</text:p>
              </table:table-cell>
              <table:table-cell office:value-type="float" office:value="3.01843685984425">
                <text:p>3.01843685984425</text:p>
              </table:table-cell>
              <table:table-cell office:value-type="float" office:value="64.2731950207469">
                <text:p>64.2731950207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1034241788959">
                <text:p>92.1034241788959</text:p>
              </table:table-cell>
              <table:table-cell office:value-type="float" office:value="3.03263888888889">
                <text:p>3.03263888888889</text:p>
              </table:table-cell>
              <table:table-cell office:value-type="float" office:value="88">
                <text:p>88</text:p>
              </table:table-cell>
              <table:table-cell office:value-type="float" office:value="61.8955153158885">
                <text:p>61.8955153158885</text:p>
              </table:table-cell>
              <table:table-cell office:value-type="float" office:value="88">
                <text:p>88</text:p>
              </table:table-cell>
              <table:table-cell office:value-type="float" office:value="3.02611811004791">
                <text:p>3.02611811004791</text:p>
              </table:table-cell>
              <table:table-cell office:value-type="float" office:value="65.5828630705394">
                <text:p>65.5828630705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9468902865129">
                <text:p>95.9468902865129</text:p>
              </table:table-cell>
              <table:table-cell office:value-type="float" office:value="3.03888888888889">
                <text:p>3.03888888888889</text:p>
              </table:table-cell>
              <table:table-cell office:value-type="float" office:value="92">
                <text:p>92</text:p>
              </table:table-cell>
              <table:table-cell office:value-type="float" office:value="63.1685698136565">
                <text:p>63.1685698136565</text:p>
              </table:table-cell>
              <table:table-cell office:value-type="float" office:value="92">
                <text:p>92</text:p>
              </table:table-cell>
              <table:table-cell office:value-type="float" office:value="3.03303223938448">
                <text:p>3.03303223938448</text:p>
              </table:table-cell>
              <table:table-cell office:value-type="float" office:value="66.9548962655602">
                <text:p>66.9548962655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79035639413">
                <text:p>99.79035639413</text:p>
              </table:table-cell>
              <table:table-cell office:value-type="float" office:value="3.04513888888889">
                <text:p>3.04513888888889</text:p>
              </table:table-cell>
              <table:table-cell office:value-type="float" office:value="96">
                <text:p>96</text:p>
              </table:table-cell>
              <table:table-cell office:value-type="float" office:value="64.3986180413255">
                <text:p>64.3986180413255</text:p>
              </table:table-cell>
              <table:table-cell office:value-type="float" office:value="96">
                <text:p>96</text:p>
              </table:table-cell>
              <table:table-cell office:value-type="float" office:value="3.03927832465693">
                <text:p>3.03927832465693</text:p>
              </table:table-cell>
              <table:table-cell office:value-type="float" office:value="68.4828423236515">
                <text:p>68.4828423236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5.587893210182">
                <text:p>65.587893210182</text:p>
              </table:table-cell>
              <table:table-cell office:value-type="float" office:value="100">
                <text:p>100</text:p>
              </table:table-cell>
              <table:table-cell office:value-type="float" office:value="3.0449399884034">
                <text:p>3.04493998840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100" chart:interval-major="10" chart:reverse-direction="false" text:line-break="false" loext:try-staggering-first="true" chart:link-data-style-to-source="fals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2" chart:maximum="3.2" chart:origin="0" chart:interval-major="0.2" chart:interval-minor-divisor="1" chart:reverse-direction="false" text:line-break="false" loext:try-staggering-first="true" chart:link-data-style-to-source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20" chart:maximum="80" chart:interval-major="10" chart:interval-minor-divisor="2" chart:reverse-direction="false" text:line-break="false" loext:try-staggering-first="true" chart:link-data-style-to-source="fals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>
      <style:chart-properties chart:auto-position="true" style:rotation-angle="90"/>
      <style:text-properties fo:color="#000000" fo:font-size="12pt" style:font-size-asian="9pt" style:font-size-complex="9pt"/>
    </style:style>
    <style:style style:name="ch11" style:family="chart" style:data-style-name="N1000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15cm" chart:symbol-height="0.15cm"/>
    </style:style>
    <style:style style:name="ch14" style:family="chart" style:data-style-name="N1000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5" style:family="chart" style:data-style-name="N10000">
      <style:chart-properties chart:symbol-type="none" chart:link-data-style-to-source="true"/>
      <style:graphic-properties svg:stroke-width="0.025cm" svg:stroke-color="#ff3333" draw:fill-color="#ff3333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21cm" svg:height="8.891cm" xlink:href=".." xlink:type="simple" chart:class="chart:scatter" chart:style-name="ch1">
        <chart:legend chart:legend-position="end" svg:x="15.035cm" svg:y="3.399cm" style:legend-expansion="high" chart:style-name="ch2"/>
        <chart:plot-area chart:style-name="ch3" table:cell-range-address="'3rd order'.F4:'3rd order'.H29 '3rd order'.G3:'3rd order'.H3 '3rd order'.L35:'3rd order'.L62 '3rd order'.AG35:'3rd order'.AG62" chart:data-source-has-labels="row" svg:x="1.636cm" svg:y="0.177cm" svg:width="11.882cm" svg:height="7.337cm">
          <chartooo:coordinate-region svg:x="2.319cm" svg:y="0.403cm" svg:width="10.621cm" svg:height="6.561cm"/>
          <chart:axis chart:dimension="x" chart:name="primary-x" chart:style-name="ch4">
            <chart:title svg:x="5.867cm" svg:y="7.69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656cm" chart:style-name="ch8">
              <text:p>beta/ko</text:p>
            </chart:title>
            <chart:grid chart:style-name="ch6" chart:class="major"/>
          </chart:axis>
          <chart:axis chart:dimension="y" chart:name="secondary-y" chart:style-name="ch9">
            <chart:title svg:x="13.924cm" svg:y="5.628cm" chart:style-name="ch10">
              <text:p>Impedance, Ohms</text:p>
            </chart:title>
          </chart:axis>
          <chart:series chart:attached-axis="primary-y" chart:style-name="ch11" chart:values-cell-range-address="'3rd order'.G4:'3rd order'.G29" chart:label-cell-address="'3rd order'.G3:'3rd order'.G3" chart:class="chart:scatter">
            <chart:domain table:cell-range-address="'3rd order'.F4:'3rd order'.F29"/>
            <chart:data-point chart:repeated="26"/>
          </chart:series>
          <chart:series chart:attached-axis="primary-y" chart:style-name="ch12" chart:values-cell-range-address="'3rd order'.L35:'3rd order'.L61" chart:label-cell-address="'3rd order'.L62:'3rd order'.L62" chart:class="chart:scatter">
            <chart:domain table:cell-range-address="'3rd order'.A35:'3rd order'.A61"/>
            <chart:data-point chart:repeated="2"/>
            <chart:data-point chart:style-name="ch13"/>
            <chart:data-point chart:repeated="24"/>
          </chart:series>
          <chart:series chart:attached-axis="secondary-y" chart:style-name="ch14" chart:values-cell-range-address="'3rd order'.AG35:'3rd order'.AG61" chart:label-cell-address="'3rd order'.AG62:'3rd order'.AG62" chart:class="chart:scatter">
            <chart:domain table:cell-range-address="'3rd order'.A35:'3rd order'.A61"/>
            <chart:data-point chart:repeated="27"/>
          </chart:series>
          <chart:series chart:attached-axis="secondary-y" chart:style-name="ch15" chart:values-cell-range-address="'3rd order'.H4:'3rd order'.H29" chart:label-cell-address="'3rd order'.H3:'3rd order'.H3" chart:class="chart:scatter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Olyslager beta,e/ko</text:p>
                <draw:g>
                  <svg:desc>'3rd order'.G3:'3rd order'.G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penParEM2D, beta,e/ko</text:p>
                <draw:g>
                  <svg:desc>'3rd order'.L62:'3rd order'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penParEM2D, Zoe</text:p>
                <draw:g>
                  <svg:desc>'3rd order'.AG62:'3rd order'.AG62</svg:desc>
                </draw:g>
              </table:table-cell>
              <table:table-cell office:value-type="string">
                <text:p>Solyslager Zoe</text:p>
                <draw:g>
                  <svg:desc>'3rd order'.H3:'3rd order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rd order'.F4:'3rd order'.F29</svg:desc>
                </draw:g>
              </table:table-cell>
              <table:table-cell office:value-type="float" office:value="2.59444444444444">
                <text:p>2.59444444444444</text:p>
                <draw:g>
                  <svg:desc>'3rd order'.G4:'3rd order'.G29</svg:desc>
                </draw:g>
              </table:table-cell>
              <table:table-cell office:value-type="float" office:value="0.1">
                <text:p>0.1</text:p>
                <draw:g>
                  <svg:desc>'3rd order'.A35:'3rd order'.A61</svg:desc>
                </draw:g>
              </table:table-cell>
              <table:table-cell office:value-type="float" office:value="2.59094676901718">
                <text:p>2.59094676901718</text:p>
                <draw:g>
                  <svg:desc>'3rd order'.L35:'3rd order'.L61</svg:desc>
                </draw:g>
              </table:table-cell>
              <table:table-cell office:value-type="float" office:value="0.1">
                <text:p>0.1</text:p>
                <draw:g>
                  <svg:desc>'3rd order'.A35:'3rd order'.A61</svg:desc>
                </draw:g>
              </table:table-cell>
              <table:table-cell office:value-type="float" office:value="38.3771143194736">
                <text:p>38.3771143194736</text:p>
                <draw:g>
                  <svg:desc>'3rd order'.AG35:'3rd order'.AG61</svg:desc>
                </draw:g>
              </table:table-cell>
              <table:table-cell office:value-type="float" office:value="38.2045643153527">
                <text:p>38.2045643153527</text:p>
                <draw:g>
                  <svg:desc>'3rd order'.H4:'3rd order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832285115304">
                <text:p>3.9832285115304</text:p>
              </table:table-cell>
              <table:table-cell office:value-type="float" office:value="2.64097222222222">
                <text:p>2.64097222222222</text:p>
              </table:table-cell>
              <table:table-cell office:value-type="float" office:value="1">
                <text:p>1</text:p>
              </table:table-cell>
              <table:table-cell office:value-type="float" office:value="2.59849317354503">
                <text:p>2.59849317354503</text:p>
              </table:table-cell>
              <table:table-cell office:value-type="float" office:value="1">
                <text:p>1</text:p>
              </table:table-cell>
              <table:table-cell office:value-type="float" office:value="38.2908067601602">
                <text:p>38.2908067601602</text:p>
              </table:table-cell>
              <table:table-cell office:value-type="float" office:value="38.4852074688797">
                <text:p>38.4852074688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669461914745">
                <text:p>7.82669461914745</text:p>
              </table:table-cell>
              <table:table-cell office:value-type="float" office:value="2.69236111111111">
                <text:p>2.69236111111111</text:p>
              </table:table-cell>
              <table:table-cell office:value-type="float" office:value="4">
                <text:p>4</text:p>
              </table:table-cell>
              <table:table-cell office:value-type="float" office:value="2.65286842629591">
                <text:p>2.65286842629591</text:p>
              </table:table-cell>
              <table:table-cell office:value-type="float" office:value="4">
                <text:p>4</text:p>
              </table:table-cell>
              <table:table-cell office:value-type="float" office:value="38.5674195913452">
                <text:p>38.5674195913452</text:p>
              </table:table-cell>
              <table:table-cell office:value-type="float" office:value="38.9841286307054">
                <text:p>38.9841286307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195667365479">
                <text:p>12.0195667365479</text:p>
              </table:table-cell>
              <table:table-cell office:value-type="float" office:value="2.74513888888889">
                <text:p>2.74513888888889</text:p>
              </table:table-cell>
              <table:table-cell office:value-type="float" office:value="8">
                <text:p>8</text:p>
              </table:table-cell>
              <table:table-cell office:value-type="float" office:value="2.71132930646704">
                <text:p>2.71132930646704</text:p>
              </table:table-cell>
              <table:table-cell office:value-type="float" office:value="8">
                <text:p>8</text:p>
              </table:table-cell>
              <table:table-cell office:value-type="float" office:value="39.3999587391352">
                <text:p>39.3999587391352</text:p>
              </table:table-cell>
              <table:table-cell office:value-type="float" office:value="39.8884232365145">
                <text:p>39.888423236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027952480783">
                <text:p>16.0027952480783</text:p>
              </table:table-cell>
              <table:table-cell office:value-type="float" office:value="2.78611111111111">
                <text:p>2.78611111111111</text:p>
              </table:table-cell>
              <table:table-cell office:value-type="float" office:value="12">
                <text:p>12</text:p>
              </table:table-cell>
              <table:table-cell office:value-type="float" office:value="2.75938356030502">
                <text:p>2.75938356030502</text:p>
              </table:table-cell>
              <table:table-cell office:value-type="float" office:value="12">
                <text:p>12</text:p>
              </table:table-cell>
              <table:table-cell office:value-type="float" office:value="40.3820469904948">
                <text:p>40.3820469904948</text:p>
              </table:table-cell>
              <table:table-cell office:value-type="float" office:value="41.2916390041494">
                <text:p>41.2916390041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559049615653">
                <text:p>20.0559049615653</text:p>
              </table:table-cell>
              <table:table-cell office:value-type="float" office:value="2.82013888888889">
                <text:p>2.82013888888889</text:p>
              </table:table-cell>
              <table:table-cell office:value-type="float" office:value="16">
                <text:p>16</text:p>
              </table:table-cell>
              <table:table-cell office:value-type="float" office:value="2.79939407912088">
                <text:p>2.79939407912088</text:p>
              </table:table-cell>
              <table:table-cell office:value-type="float" office:value="16">
                <text:p>16</text:p>
              </table:table-cell>
              <table:table-cell office:value-type="float" office:value="41.5591156079676">
                <text:p>41.5591156079676</text:p>
              </table:table-cell>
              <table:table-cell office:value-type="float" office:value="42.6636721991701">
                <text:p>42.6636721991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0391334730957">
                <text:p>24.0391334730957</text:p>
              </table:table-cell>
              <table:table-cell office:value-type="float" office:value="2.84652777777778">
                <text:p>2.84652777777778</text:p>
              </table:table-cell>
              <table:table-cell office:value-type="float" office:value="20">
                <text:p>20</text:p>
              </table:table-cell>
              <table:table-cell office:value-type="float" office:value="2.83277253030323">
                <text:p>2.83277253030323</text:p>
              </table:table-cell>
              <table:table-cell office:value-type="float" office:value="20">
                <text:p>20</text:p>
              </table:table-cell>
              <table:table-cell office:value-type="float" office:value="42.8566311948824">
                <text:p>42.8566311948824</text:p>
              </table:table-cell>
              <table:table-cell office:value-type="float" office:value="44.1292531120332">
                <text:p>44.1292531120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0922431865828">
                <text:p>28.0922431865828</text:p>
              </table:table-cell>
              <table:table-cell office:value-type="float" office:value="2.87222222222222">
                <text:p>2.87222222222222</text:p>
              </table:table-cell>
              <table:table-cell office:value-type="float" office:value="24">
                <text:p>24</text:p>
              </table:table-cell>
              <table:table-cell office:value-type="float" office:value="2.8609867656397">
                <text:p>2.8609867656397</text:p>
              </table:table-cell>
              <table:table-cell office:value-type="float" office:value="24">
                <text:p>24</text:p>
              </table:table-cell>
              <table:table-cell office:value-type="float" office:value="44.2293795523762">
                <text:p>44.2293795523762</text:p>
              </table:table-cell>
              <table:table-cell office:value-type="float" office:value="45.7195643153527">
                <text:p>45.7195643153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0055904961565">
                <text:p>32.0055904961565</text:p>
              </table:table-cell>
              <table:table-cell office:value-type="float" office:value="2.89375">
                <text:p>2.89375</text:p>
              </table:table-cell>
              <table:table-cell office:value-type="float" office:value="28">
                <text:p>28</text:p>
              </table:table-cell>
              <table:table-cell office:value-type="float" office:value="2.88521581505164">
                <text:p>2.88521581505164</text:p>
              </table:table-cell>
              <table:table-cell office:value-type="float" office:value="28">
                <text:p>28</text:p>
              </table:table-cell>
              <table:table-cell office:value-type="float" office:value="45.6544724258294">
                <text:p>45.6544724258294</text:p>
              </table:table-cell>
              <table:table-cell office:value-type="float" office:value="47.3098755186722">
                <text:p>47.3098755186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9888190076869">
                <text:p>35.9888190076869</text:p>
              </table:table-cell>
              <table:table-cell office:value-type="float" office:value="2.91458333333333">
                <text:p>2.91458333333333</text:p>
              </table:table-cell>
              <table:table-cell office:value-type="float" office:value="32">
                <text:p>32</text:p>
              </table:table-cell>
              <table:table-cell office:value-type="float" office:value="2.90632361420297">
                <text:p>2.90632361420297</text:p>
              </table:table-cell>
              <table:table-cell office:value-type="float" office:value="32">
                <text:p>32</text:p>
              </table:table-cell>
              <table:table-cell office:value-type="float" office:value="47.119264684344">
                <text:p>47.119264684344</text:p>
              </table:table-cell>
              <table:table-cell office:value-type="float" office:value="49.0560995850622">
                <text:p>49.0560995850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1118099231307">
                <text:p>40.1118099231307</text:p>
              </table:table-cell>
              <table:table-cell office:value-type="float" office:value="2.93472222222222">
                <text:p>2.93472222222222</text:p>
              </table:table-cell>
              <table:table-cell office:value-type="float" office:value="36">
                <text:p>36</text:p>
              </table:table-cell>
              <table:table-cell office:value-type="float" office:value="2.92492724749693">
                <text:p>2.92492724749693</text:p>
              </table:table-cell>
              <table:table-cell office:value-type="float" office:value="36">
                <text:p>36</text:p>
              </table:table-cell>
              <table:table-cell office:value-type="float" office:value="48.6152589423314">
                <text:p>48.6152589423314</text:p>
              </table:table-cell>
              <table:table-cell office:value-type="float" office:value="50.8023236514523">
                <text:p>50.8023236514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0251572327044">
                <text:p>44.0251572327044</text:p>
              </table:table-cell>
              <table:table-cell office:value-type="float" office:value="2.95">
                <text:p>2.95</text:p>
              </table:table-cell>
              <table:table-cell office:value-type="float" office:value="40">
                <text:p>40</text:p>
              </table:table-cell>
              <table:table-cell office:value-type="float" office:value="2.94146896724146">
                <text:p>2.94146896724146</text:p>
              </table:table-cell>
              <table:table-cell office:value-type="float" office:value="40">
                <text:p>40</text:p>
              </table:table-cell>
              <table:table-cell office:value-type="float" office:value="50.1353282326332">
                <text:p>50.1353282326332</text:p>
              </table:table-cell>
              <table:table-cell office:value-type="float" office:value="52.4238174273859">
                <text:p>52.4238174273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1481481481482">
                <text:p>48.1481481481482</text:p>
              </table:table-cell>
              <table:table-cell office:value-type="float" office:value="2.96319444444444">
                <text:p>2.96319444444444</text:p>
              </table:table-cell>
              <table:table-cell office:value-type="float" office:value="44">
                <text:p>44</text:p>
              </table:table-cell>
              <table:table-cell office:value-type="float" office:value="2.95627214209556">
                <text:p>2.95627214209556</text:p>
              </table:table-cell>
              <table:table-cell office:value-type="float" office:value="44">
                <text:p>44</text:p>
              </table:table-cell>
              <table:table-cell office:value-type="float" office:value="51.6725793703224">
                <text:p>51.6725793703224</text:p>
              </table:table-cell>
              <table:table-cell office:value-type="float" office:value="54.1388589211618">
                <text:p>54.13885892116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9916142557652">
                <text:p>51.9916142557652</text:p>
              </table:table-cell>
              <table:table-cell office:value-type="float" office:value="2.97638888888889">
                <text:p>2.97638888888889</text:p>
              </table:table-cell>
              <table:table-cell office:value-type="float" office:value="48">
                <text:p>48</text:p>
              </table:table-cell>
              <table:table-cell office:value-type="float" office:value="2.9695806009492">
                <text:p>2.9695806009492</text:p>
              </table:table-cell>
              <table:table-cell office:value-type="float" office:value="48">
                <text:p>48</text:p>
              </table:table-cell>
              <table:table-cell office:value-type="float" office:value="53.2200468784422">
                <text:p>53.2200468784422</text:p>
              </table:table-cell>
              <table:table-cell office:value-type="float" office:value="55.8850829875519">
                <text:p>55.8850829875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1844863731656">
                <text:p>56.1844863731656</text:p>
              </table:table-cell>
              <table:table-cell office:value-type="float" office:value="2.9875">
                <text:p>2.9875</text:p>
              </table:table-cell>
              <table:table-cell office:value-type="float" office:value="52">
                <text:p>52</text:p>
              </table:table-cell>
              <table:table-cell office:value-type="float" office:value="2.98158495988701">
                <text:p>2.98158495988701</text:p>
              </table:table-cell>
              <table:table-cell office:value-type="float" office:value="52">
                <text:p>52</text:p>
              </table:table-cell>
              <table:table-cell office:value-type="float" office:value="54.7707844003162">
                <text:p>54.7707844003162</text:p>
              </table:table-cell>
              <table:table-cell office:value-type="float" office:value="57.662489626556">
                <text:p>57.662489626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375960866527">
                <text:p>60.2375960866527</text:p>
              </table:table-cell>
              <table:table-cell office:value-type="float" office:value="2.99791666666667">
                <text:p>2.99791666666667</text:p>
              </table:table-cell>
              <table:table-cell office:value-type="float" office:value="56">
                <text:p>56</text:p>
              </table:table-cell>
              <table:table-cell office:value-type="float" office:value="2.99243968962381">
                <text:p>2.99243968962381</text:p>
              </table:table-cell>
              <table:table-cell office:value-type="float" office:value="56">
                <text:p>56</text:p>
              </table:table-cell>
              <table:table-cell office:value-type="float" office:value="56.3181025924412">
                <text:p>56.3181025924412</text:p>
              </table:table-cell>
              <table:table-cell office:value-type="float" office:value="59.377531120332">
                <text:p>59.377531120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111809923131">
                <text:p>64.0111809923131</text:p>
              </table:table-cell>
              <table:table-cell office:value-type="float" office:value="3.00694444444444">
                <text:p>3.00694444444444</text:p>
              </table:table-cell>
              <table:table-cell office:value-type="float" office:value="60">
                <text:p>60</text:p>
              </table:table-cell>
              <table:table-cell office:value-type="float" office:value="3.00227394699234">
                <text:p>3.00227394699234</text:p>
              </table:table-cell>
              <table:table-cell office:value-type="float" office:value="60">
                <text:p>60</text:p>
              </table:table-cell>
              <table:table-cell office:value-type="float" office:value="57.8558131853574">
                <text:p>57.8558131853574</text:p>
              </table:table-cell>
              <table:table-cell office:value-type="float" office:value="60.9366597510373">
                <text:p>60.9366597510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2040531097135">
                <text:p>68.2040531097135</text:p>
              </table:table-cell>
              <table:table-cell office:value-type="float" office:value="3.01736111111111">
                <text:p>3.01736111111111</text:p>
              </table:table-cell>
              <table:table-cell office:value-type="float" office:value="64">
                <text:p>64</text:p>
              </table:table-cell>
              <table:table-cell office:value-type="float" office:value="3.0111983746798">
                <text:p>3.0111983746798</text:p>
              </table:table-cell>
              <table:table-cell office:value-type="float" office:value="64">
                <text:p>64</text:p>
              </table:table-cell>
              <table:table-cell office:value-type="float" office:value="59.378412841152">
                <text:p>59.378412841152</text:p>
              </table:table-cell>
              <table:table-cell office:value-type="float" office:value="62.7140663900415">
                <text:p>62.7140663900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0475192173305">
                <text:p>72.0475192173305</text:p>
              </table:table-cell>
              <table:table-cell office:value-type="float" office:value="3.02291666666667">
                <text:p>3.02291666666667</text:p>
              </table:table-cell>
              <table:table-cell office:value-type="float" office:value="68">
                <text:p>68</text:p>
              </table:table-cell>
              <table:table-cell office:value-type="float" office:value="3.01930938235517">
                <text:p>3.01930938235517</text:p>
              </table:table-cell>
              <table:table-cell office:value-type="float" office:value="68">
                <text:p>68</text:p>
              </table:table-cell>
              <table:table-cell office:value-type="float" office:value="60.881187264831">
                <text:p>60.881187264831</text:p>
              </table:table-cell>
              <table:table-cell office:value-type="float" office:value="64.2420124481328">
                <text:p>64.2420124481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1006289308176">
                <text:p>76.1006289308176</text:p>
              </table:table-cell>
              <table:table-cell office:value-type="float" office:value="3.03055555555556">
                <text:p>3.03055555555556</text:p>
              </table:table-cell>
              <table:table-cell office:value-type="float" office:value="72">
                <text:p>72</text:p>
              </table:table-cell>
              <table:table-cell office:value-type="float" office:value="3.02669190007033">
                <text:p>3.02669190007033</text:p>
              </table:table-cell>
              <table:table-cell office:value-type="float" office:value="72">
                <text:p>72</text:p>
              </table:table-cell>
              <table:table-cell office:value-type="float" office:value="62.3602417823688">
                <text:p>62.3602417823688</text:p>
              </table:table-cell>
              <table:table-cell office:value-type="float" office:value="65.8323236514523">
                <text:p>65.8323236514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1537386443047">
                <text:p>80.1537386443047</text:p>
              </table:table-cell>
              <table:table-cell office:value-type="float" office:value="3.03819444444444">
                <text:p>3.03819444444444</text:p>
              </table:table-cell>
              <table:table-cell office:value-type="float" office:value="76">
                <text:p>76</text:p>
              </table:table-cell>
              <table:table-cell office:value-type="float" office:value="3.03342122646209">
                <text:p>3.03342122646209</text:p>
              </table:table-cell>
              <table:table-cell office:value-type="float" office:value="76">
                <text:p>76</text:p>
              </table:table-cell>
              <table:table-cell office:value-type="float" office:value="63.8124755685172">
                <text:p>63.8124755685172</text:p>
              </table:table-cell>
              <table:table-cell office:value-type="float" office:value="67.4226348547718">
                <text:p>67.4226348547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.1369671558351">
                <text:p>84.1369671558351</text:p>
              </table:table-cell>
              <table:table-cell office:value-type="float" office:value="3.04444444444444">
                <text:p>3.04444444444444</text:p>
              </table:table-cell>
              <table:table-cell office:value-type="float" office:value="80">
                <text:p>80</text:p>
              </table:table-cell>
              <table:table-cell office:value-type="float" office:value="3.03956434813369">
                <text:p>3.03956434813369</text:p>
              </table:table-cell>
              <table:table-cell office:value-type="float" office:value="80">
                <text:p>80</text:p>
              </table:table-cell>
              <table:table-cell office:value-type="float" office:value="65.2355187447422">
                <text:p>65.2355187447422</text:p>
              </table:table-cell>
              <table:table-cell office:value-type="float" office:value="68.7946680497925">
                <text:p>68.7946680497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9804332634521">
                <text:p>87.9804332634521</text:p>
              </table:table-cell>
              <table:table-cell office:value-type="float" office:value="3.04861111111111">
                <text:p>3.04861111111111</text:p>
              </table:table-cell>
              <table:table-cell office:value-type="float" office:value="84">
                <text:p>84</text:p>
              </table:table-cell>
              <table:table-cell office:value-type="float" office:value="3.04518094961184">
                <text:p>3.04518094961184</text:p>
              </table:table-cell>
              <table:table-cell office:value-type="float" office:value="84">
                <text:p>84</text:p>
              </table:table-cell>
              <table:table-cell office:value-type="float" office:value="66.6276491185132">
                <text:p>66.6276491185132</text:p>
              </table:table-cell>
              <table:table-cell office:value-type="float" office:value="70.3537966804979">
                <text:p>70.3537966804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.1034241788959">
                <text:p>92.1034241788959</text:p>
              </table:table-cell>
              <table:table-cell office:value-type="float" office:value="3.05347222222222">
                <text:p>3.05347222222222</text:p>
              </table:table-cell>
              <table:table-cell office:value-type="float" office:value="88">
                <text:p>88</text:p>
              </table:table-cell>
              <table:table-cell office:value-type="float" office:value="3.05032423732752">
                <text:p>3.05032423732752</text:p>
              </table:table-cell>
              <table:table-cell office:value-type="float" office:value="88">
                <text:p>88</text:p>
              </table:table-cell>
              <table:table-cell office:value-type="float" office:value="67.9877012859342">
                <text:p>67.9877012859342</text:p>
              </table:table-cell>
              <table:table-cell office:value-type="float" office:value="71.7258298755187">
                <text:p>71.7258298755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9468902865129">
                <text:p>95.9468902865129</text:p>
              </table:table-cell>
              <table:table-cell office:value-type="float" office:value="3.05902777777778">
                <text:p>3.05902777777778</text:p>
              </table:table-cell>
              <table:table-cell office:value-type="float" office:value="92">
                <text:p>92</text:p>
              </table:table-cell>
              <table:table-cell office:value-type="float" office:value="3.05504164476697">
                <text:p>3.05504164476697</text:p>
              </table:table-cell>
              <table:table-cell office:value-type="float" office:value="92">
                <text:p>92</text:p>
              </table:table-cell>
              <table:table-cell office:value-type="float" office:value="69.3149767532826">
                <text:p>69.3149767532826</text:p>
              </table:table-cell>
              <table:table-cell office:value-type="float" office:value="73.1602282157676">
                <text:p>73.1602282157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79035639413">
                <text:p>99.79035639413</text:p>
              </table:table-cell>
              <table:table-cell office:value-type="float" office:value="3.06319444444444">
                <text:p>3.06319444444444</text:p>
              </table:table-cell>
              <table:table-cell office:value-type="float" office:value="96">
                <text:p>96</text:p>
              </table:table-cell>
              <table:table-cell office:value-type="float" office:value="3.05937545427202">
                <text:p>3.05937545427202</text:p>
              </table:table-cell>
              <table:table-cell office:value-type="float" office:value="96">
                <text:p>96</text:p>
              </table:table-cell>
              <table:table-cell office:value-type="float" office:value="70.6091603328228">
                <text:p>70.6091603328228</text:p>
              </table:table-cell>
              <table:table-cell office:value-type="float" office:value="74.9376348547718">
                <text:p>74.9376348547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.06336335392562">
                <text:p>3.06336335392562</text:p>
              </table:table-cell>
              <table:table-cell office:value-type="float" office:value="100">
                <text:p>100</text:p>
              </table:table-cell>
              <table:table-cell office:value-type="float" office:value="71.870245547422">
                <text:p>71.8702455474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